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0.05pt solid #000000" fo:border-top="none" fo:border-bottom="0.05pt solid #000000"/>
    </style:style>
    <style:style style:name="Table1.C1" style:family="table-cell">
      <style:table-cell-properties fo:padding="0.0382in" fo:border-left="none" fo:border-right="none" fo:border-top="none" fo:border-bottom="0.05pt solid #000000"/>
    </style:style>
    <style:style style:name="Table1.A2" style:family="table-cell">
      <style:table-cell-properties fo:padding="0.0382in" fo:border-left="none" fo:border-right="0.05pt solid #000000" fo:border-top="none" fo:border-bottom="none"/>
    </style:style>
    <style:style style:name="Table1.C2" style:family="table-cell">
      <style:table-cell-properties fo:padding="0.0382in" fo:border="none"/>
    </style:style>
    <style:style style:name="Table1.C3" style:family="table-cell">
      <style:table-cell-properties style:vertical-align="middle" fo:padding="0.0382in" fo:border="none"/>
    </style:style>
    <style:style style:name="Table3" style:family="table">
      <style:table-properties style:width="6.6979in" fo:margin-left="0in" table:align="left"/>
    </style:style>
    <style:style style:name="Table3.A" style:family="table-column">
      <style:table-column-properties style:column-width="1.2813in"/>
    </style:style>
    <style:style style:name="Table3.B" style:family="table-column">
      <style:table-column-properties style:column-width="2.5104in"/>
    </style:style>
    <style:style style:name="Table3.C" style:family="table-column">
      <style:table-column-properties style:column-width="2.9063in"/>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C1" style:family="table-cell">
      <style:table-cell-properties fo:background-color="#999999"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2708in"/>
    </style:style>
    <style:style style:name="Table4.B" style:family="table-column">
      <style:table-column-properties style:column-width="5.4271in"/>
    </style:style>
    <style:style style:name="Table4.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999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2917in"/>
    </style:style>
    <style:style style:name="Table2.B" style:family="table-column">
      <style:table-column-properties style:column-width="1.3125in"/>
    </style:style>
    <style:style style:name="Table2.C" style:family="table-column">
      <style:table-column-properties style:column-width="2.0625in"/>
    </style:style>
    <style:style style:name="Table2.D" style:family="table-column">
      <style:table-column-properties style:column-width="2.0313in"/>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D1" style:family="table-cell">
      <style:table-cell-properties fo:background-color="#9999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2917in"/>
    </style:style>
    <style:style style:name="Table5.B" style:family="table-column">
      <style:table-column-properties style:column-width="1.3125in"/>
    </style:style>
    <style:style style:name="Table5.C" style:family="table-column">
      <style:table-column-properties style:column-width="2.0625in"/>
    </style:style>
    <style:style style:name="Table5.D" style:family="table-column">
      <style:table-column-properties style:column-width="2.0313in"/>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D1" style:family="table-cell">
      <style:table-cell-properties fo:background-color="#9999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2917in"/>
    </style:style>
    <style:style style:name="Table6.B" style:family="table-column">
      <style:table-column-properties style:column-width="1.3125in"/>
    </style:style>
    <style:style style:name="Table6.C" style:family="table-column">
      <style:table-column-properties style:column-width="2.0625in"/>
    </style:style>
    <style:style style:name="Table6.D" style:family="table-column">
      <style:table-column-properties style:column-width="2.0313in"/>
    </style:style>
    <style:style style:name="Table6.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6.D1" style:family="table-cell">
      <style:table-cell-properties fo:background-color="#9999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2917in"/>
    </style:style>
    <style:style style:name="Table7.B" style:family="table-column">
      <style:table-column-properties style:column-width="1.3125in"/>
    </style:style>
    <style:style style:name="Table7.C" style:family="table-column">
      <style:table-column-properties style:column-width="2.0625in"/>
    </style:style>
    <style:style style:name="Table7.D" style:family="table-column">
      <style:table-column-properties style:column-width="2.0313in"/>
    </style:style>
    <style:style style:name="Table7.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7.D1" style:family="table-cell">
      <style:table-cell-properties fo:background-color="#9999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background-color="#ffff00" fo:padding="0.0382in" fo:border-left="0.05pt solid #000000" fo:border-right="none" fo:border-top="none" fo:border-bottom="0.05pt solid #000000">
        <style:background-image/>
      </style:table-cell-properties>
    </style:style>
    <style:style style:name="Table7.D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1.2917in"/>
    </style:style>
    <style:style style:name="Table11.B" style:family="table-column">
      <style:table-column-properties style:column-width="1.3125in"/>
    </style:style>
    <style:style style:name="Table11.C" style:family="table-column">
      <style:table-column-properties style:column-width="2.0625in"/>
    </style:style>
    <style:style style:name="Table11.D" style:family="table-column">
      <style:table-column-properties style:column-width="2.0313in"/>
    </style:style>
    <style:style style:name="Table1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999999"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2917in"/>
    </style:style>
    <style:style style:name="Table12.B" style:family="table-column">
      <style:table-column-properties style:column-width="1.3125in"/>
    </style:style>
    <style:style style:name="Table12.C" style:family="table-column">
      <style:table-column-properties style:column-width="2.0625in"/>
    </style:style>
    <style:style style:name="Table12.D" style:family="table-column">
      <style:table-column-properties style:column-width="2.0313in"/>
    </style:style>
    <style:style style:name="Table1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9999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none" fo:border-top="none" fo:border-bottom="0.05pt solid #000000"/>
    </style:style>
    <style:style style:name="Table12.D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none" fo:border-top="none" fo:border-bottom="0.05pt solid #000000"/>
    </style:style>
    <style:style style:name="Table12.D10"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2917in"/>
    </style:style>
    <style:style style:name="Table13.B" style:family="table-column">
      <style:table-column-properties style:column-width="1.3125in"/>
    </style:style>
    <style:style style:name="Table13.C" style:family="table-column">
      <style:table-column-properties style:column-width="2.0625in"/>
    </style:style>
    <style:style style:name="Table13.D" style:family="table-column">
      <style:table-column-properties style:column-width="2.0313in"/>
    </style:style>
    <style:style style:name="Table1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999999"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background-color="#ffff00" fo:padding="0.0382in" fo:border-left="0.05pt solid #000000" fo:border-right="none" fo:border-top="none" fo:border-bottom="0.05pt solid #000000">
        <style:background-image/>
      </style:table-cell-properties>
    </style:style>
    <style:style style:name="Table13.D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 style:family="table">
      <style:table-properties style:width="6.6979in" fo:margin-left="0in" table:align="left"/>
    </style:style>
    <style:style style:name="Table8.A" style:family="table-column">
      <style:table-column-properties style:column-width="1.2917in"/>
    </style:style>
    <style:style style:name="Table8.B" style:family="table-column">
      <style:table-column-properties style:column-width="1.3125in"/>
    </style:style>
    <style:style style:name="Table8.C" style:family="table-column">
      <style:table-column-properties style:column-width="2.0625in"/>
    </style:style>
    <style:style style:name="Table8.D" style:family="table-column">
      <style:table-column-properties style:column-width="2.0313in"/>
    </style:style>
    <style:style style:name="Table8.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8.D1" style:family="table-cell">
      <style:table-cell-properties fo:background-color="#9999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2917in"/>
    </style:style>
    <style:style style:name="Table10.B" style:family="table-column">
      <style:table-column-properties style:column-width="1.3125in"/>
    </style:style>
    <style:style style:name="Table10.C" style:family="table-column">
      <style:table-column-properties style:column-width="2.0625in"/>
    </style:style>
    <style:style style:name="Table10.D" style:family="table-column">
      <style:table-column-properties style:column-width="2.0313in"/>
    </style:style>
    <style:style style:name="Table10.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9999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2917in"/>
    </style:style>
    <style:style style:name="Table9.B" style:family="table-column">
      <style:table-column-properties style:column-width="1.3125in"/>
    </style:style>
    <style:style style:name="Table9.C" style:family="table-column">
      <style:table-column-properties style:column-width="2.0625in"/>
    </style:style>
    <style:style style:name="Table9.D" style:family="table-column">
      <style:table-column-properties style:column-width="2.0313in"/>
    </style:style>
    <style:style style:name="Table9.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9.D1" style:family="table-cell">
      <style:table-cell-properties fo:background-color="#9999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7d949" officeooo:paragraph-rsid="0017d949"/>
    </style:style>
    <style:style style:name="P2" style:family="paragraph" style:parent-style-name="Standard">
      <style:text-properties officeooo:rsid="0018f493" officeooo:paragraph-rsid="0018f493"/>
    </style:style>
    <style:style style:name="P3" style:family="paragraph" style:parent-style-name="Standard">
      <style:text-properties officeooo:rsid="0019d7be" officeooo:paragraph-rsid="0019d7be"/>
    </style:style>
    <style:style style:name="P4" style:family="paragraph" style:parent-style-name="Standard">
      <style:text-properties officeooo:rsid="001aa441" officeooo:paragraph-rsid="001aa441"/>
    </style:style>
    <style:style style:name="P5" style:family="paragraph" style:parent-style-name="Standard">
      <style:text-properties officeooo:rsid="001adf6b" officeooo:paragraph-rsid="001adf6b"/>
    </style:style>
    <style:style style:name="P6" style:family="paragraph" style:parent-style-name="Standard">
      <style:text-properties officeooo:rsid="001c14c8" officeooo:paragraph-rsid="001c14c8"/>
    </style:style>
    <style:style style:name="P7" style:family="paragraph" style:parent-style-name="Standard">
      <style:text-properties officeooo:rsid="001f3590" officeooo:paragraph-rsid="001f3590"/>
    </style:style>
    <style:style style:name="P8" style:family="paragraph" style:parent-style-name="Standard">
      <style:text-properties officeooo:rsid="00200ffb" officeooo:paragraph-rsid="00200ffb"/>
    </style:style>
    <style:style style:name="P9" style:family="paragraph" style:parent-style-name="Standard">
      <style:text-properties officeooo:rsid="00230f09" officeooo:paragraph-rsid="00230f09"/>
    </style:style>
    <style:style style:name="P10" style:family="paragraph" style:parent-style-name="Standard">
      <style:text-properties officeooo:rsid="00250e66" officeooo:paragraph-rsid="00250e66"/>
    </style:style>
    <style:style style:name="P11" style:family="paragraph" style:parent-style-name="Standard">
      <style:text-properties fo:font-style="normal" officeooo:rsid="0019d7be" officeooo:paragraph-rsid="0019d7be" style:font-style-asian="normal" style:font-style-complex="normal"/>
    </style:style>
    <style:style style:name="P12" style:family="paragraph" style:parent-style-name="Standard">
      <style:text-properties fo:font-style="normal" officeooo:rsid="003e2b15" officeooo:paragraph-rsid="003e2b15" style:font-style-asian="normal" style:font-style-complex="normal"/>
    </style:style>
    <style:style style:name="P13" style:family="paragraph" style:parent-style-name="Standard">
      <style:text-properties fo:font-style="normal" fo:font-weight="normal" officeooo:rsid="00260181" officeooo:paragraph-rsid="00260181" style:font-style-asian="normal" style:font-weight-asian="normal" style:font-style-complex="normal" style:font-weight-complex="normal"/>
    </style:style>
    <style:style style:name="P14" style:family="paragraph" style:parent-style-name="Standard">
      <style:text-properties fo:font-style="normal" fo:font-weight="normal" officeooo:rsid="00280024" officeooo:paragraph-rsid="00280024" style:font-style-asian="normal" style:font-weight-asian="normal" style:font-style-complex="normal" style:font-weight-complex="normal"/>
    </style:style>
    <style:style style:name="P15" style:family="paragraph" style:parent-style-name="Standard">
      <style:text-properties fo:font-style="normal" fo:font-weight="normal" officeooo:rsid="00280024" officeooo:paragraph-rsid="00260181" style:font-style-asian="normal" style:font-weight-asian="normal" style:font-style-complex="normal" style:font-weight-complex="normal"/>
    </style:style>
    <style:style style:name="P16" style:family="paragraph" style:parent-style-name="Standard">
      <style:text-properties fo:font-style="normal" fo:font-weight="normal" officeooo:rsid="00280024" officeooo:paragraph-rsid="004188dd" style:font-style-asian="normal" style:font-weight-asian="normal" style:font-style-complex="normal" style:font-weight-complex="normal"/>
    </style:style>
    <style:style style:name="P17" style:family="paragraph" style:parent-style-name="Standard">
      <style:text-properties fo:font-style="normal" fo:font-weight="normal" officeooo:rsid="002b07d4" officeooo:paragraph-rsid="002b07d4" style:font-style-asian="normal" style:font-weight-asian="normal" style:font-style-complex="normal" style:font-weight-complex="normal"/>
    </style:style>
    <style:style style:name="P18" style:family="paragraph" style:parent-style-name="Standard">
      <style:text-properties fo:font-style="normal" fo:font-weight="normal" officeooo:rsid="002bb0f1" officeooo:paragraph-rsid="002bb0f1" style:font-style-asian="normal" style:font-weight-asian="normal" style:font-style-complex="normal" style:font-weight-complex="normal"/>
    </style:style>
    <style:style style:name="P19" style:family="paragraph" style:parent-style-name="Standard">
      <style:text-properties fo:font-style="normal" fo:font-weight="normal" officeooo:rsid="002fc810" officeooo:paragraph-rsid="002fc810" style:font-style-asian="normal" style:font-weight-asian="normal" style:font-style-complex="normal" style:font-weight-complex="normal"/>
    </style:style>
    <style:style style:name="P20" style:family="paragraph" style:parent-style-name="Standard">
      <style:text-properties fo:font-style="normal" fo:font-weight="normal" officeooo:rsid="00347104" officeooo:paragraph-rsid="00347104" style:font-style-asian="normal" style:font-weight-asian="normal" style:font-style-complex="normal" style:font-weight-complex="normal"/>
    </style:style>
    <style:style style:name="P21" style:family="paragraph" style:parent-style-name="Standard">
      <style:text-properties fo:font-style="normal" fo:font-weight="normal" officeooo:rsid="00387c93" officeooo:paragraph-rsid="00387c93" style:font-style-asian="normal" style:font-weight-asian="normal" style:font-style-complex="normal" style:font-weight-complex="normal"/>
    </style:style>
    <style:style style:name="P22" style:family="paragraph" style:parent-style-name="Standard">
      <style:text-properties fo:font-style="normal" fo:font-weight="normal" officeooo:rsid="004188dd" officeooo:paragraph-rsid="004188dd" style:font-style-asian="normal" style:font-weight-asian="normal" style:font-style-complex="normal" style:font-weight-complex="normal"/>
    </style:style>
    <style:style style:name="P23" style:family="paragraph" style:parent-style-name="Standard">
      <style:text-properties fo:font-style="normal" fo:font-weight="normal" officeooo:rsid="00434523" officeooo:paragraph-rsid="00434523" style:font-style-asian="normal" style:font-weight-asian="normal" style:font-style-complex="normal" style:font-weight-complex="normal"/>
    </style:style>
    <style:style style:name="P24" style:family="paragraph" style:parent-style-name="Standard">
      <style:text-properties fo:font-style="normal" fo:font-weight="normal" officeooo:rsid="00434523" officeooo:paragraph-rsid="00478afc" style:font-style-asian="normal" style:font-weight-asian="normal" style:font-style-complex="normal" style:font-weight-complex="normal"/>
    </style:style>
    <style:style style:name="P25" style:family="paragraph" style:parent-style-name="Standard">
      <style:text-properties fo:font-style="normal" fo:font-weight="normal" officeooo:rsid="00434523" officeooo:paragraph-rsid="004b4e8a" style:font-style-asian="normal" style:font-weight-asian="normal" style:font-style-complex="normal" style:font-weight-complex="normal"/>
    </style:style>
    <style:style style:name="P26" style:family="paragraph" style:parent-style-name="Standard">
      <style:text-properties fo:font-style="normal" fo:font-weight="normal" officeooo:rsid="00434523" officeooo:paragraph-rsid="004be1d5" style:font-style-asian="normal" style:font-weight-asian="normal" style:font-style-complex="normal" style:font-weight-complex="normal"/>
    </style:style>
    <style:style style:name="P27" style:family="paragraph" style:parent-style-name="Standard">
      <style:text-properties fo:font-style="normal" fo:font-weight="normal" officeooo:rsid="00434523" officeooo:paragraph-rsid="004f428e" style:font-style-asian="normal" style:font-weight-asian="normal" style:font-style-complex="normal" style:font-weight-complex="normal"/>
    </style:style>
    <style:style style:name="P28" style:family="paragraph" style:parent-style-name="Standard">
      <style:text-properties fo:font-style="normal" fo:font-weight="normal" officeooo:rsid="00434523" officeooo:paragraph-rsid="00495220" style:font-style-asian="normal" style:font-weight-asian="normal" style:font-style-complex="normal" style:font-weight-complex="normal"/>
    </style:style>
    <style:style style:name="P29" style:family="paragraph" style:parent-style-name="Standard">
      <style:text-properties fo:font-style="normal" fo:font-weight="normal" officeooo:rsid="00434523" officeooo:paragraph-rsid="0048d54e" style:font-style-asian="normal" style:font-weight-asian="normal" style:font-style-complex="normal" style:font-weight-complex="normal"/>
    </style:style>
    <style:style style:name="P30" style:family="paragraph" style:parent-style-name="Standard">
      <style:text-properties fo:font-style="normal" fo:font-weight="normal" officeooo:rsid="004679bf" officeooo:paragraph-rsid="00478afc" style:font-style-asian="normal" style:font-weight-asian="normal" style:font-style-complex="normal" style:font-weight-complex="normal"/>
    </style:style>
    <style:style style:name="P31" style:family="paragraph" style:parent-style-name="Standard">
      <style:text-properties fo:font-style="normal" fo:font-weight="normal" officeooo:rsid="004aa912" officeooo:paragraph-rsid="004aa912" style:font-style-asian="normal" style:font-weight-asian="normal" style:font-style-complex="normal" style:font-weight-complex="normal"/>
    </style:style>
    <style:style style:name="P32" style:family="paragraph" style:parent-style-name="Standard">
      <style:text-properties fo:font-style="normal" fo:font-weight="normal" officeooo:rsid="004aa912" officeooo:paragraph-rsid="004b4e8a" style:font-style-asian="normal" style:font-weight-asian="normal" style:font-style-complex="normal" style:font-weight-complex="normal"/>
    </style:style>
    <style:style style:name="P33" style:family="paragraph" style:parent-style-name="Standard">
      <style:text-properties fo:font-style="normal" fo:font-weight="normal" officeooo:rsid="004aa912" officeooo:paragraph-rsid="004be1d5" style:font-style-asian="normal" style:font-weight-asian="normal" style:font-style-complex="normal" style:font-weight-complex="normal"/>
    </style:style>
    <style:style style:name="P34" style:family="paragraph" style:parent-style-name="Standard">
      <style:text-properties fo:font-style="normal" fo:font-weight="normal" officeooo:rsid="004aa912" officeooo:paragraph-rsid="004f428e" style:font-style-asian="normal" style:font-weight-asian="normal" style:font-style-complex="normal" style:font-weight-complex="normal"/>
    </style:style>
    <style:style style:name="P35" style:family="paragraph" style:parent-style-name="Standard">
      <style:text-properties fo:font-style="normal" fo:font-weight="normal" officeooo:rsid="004b4e8a" officeooo:paragraph-rsid="004b4e8a" style:font-style-asian="normal" style:font-weight-asian="normal" style:font-style-complex="normal" style:font-weight-complex="normal"/>
    </style:style>
    <style:style style:name="P36" style:family="paragraph" style:parent-style-name="Standard">
      <style:text-properties fo:font-style="normal" fo:font-weight="normal" officeooo:rsid="004b4e8a" officeooo:paragraph-rsid="004be1d5" style:font-style-asian="normal" style:font-weight-asian="normal" style:font-style-complex="normal" style:font-weight-complex="normal"/>
    </style:style>
    <style:style style:name="P37" style:family="paragraph" style:parent-style-name="Standard">
      <style:text-properties fo:font-style="normal" fo:font-weight="normal" officeooo:rsid="004b4e8a" officeooo:paragraph-rsid="004f428e" style:font-style-asian="normal" style:font-weight-asian="normal" style:font-style-complex="normal" style:font-weight-complex="normal"/>
    </style:style>
    <style:style style:name="P38" style:family="paragraph" style:parent-style-name="Standard">
      <style:text-properties fo:font-style="normal" fo:font-weight="normal" officeooo:rsid="004c6bae" officeooo:paragraph-rsid="004c6bae" style:font-style-asian="normal" style:font-weight-asian="normal" style:font-style-complex="normal" style:font-weight-complex="normal"/>
    </style:style>
    <style:style style:name="P39" style:family="paragraph" style:parent-style-name="Standard">
      <style:text-properties fo:font-style="normal" fo:font-weight="normal" officeooo:rsid="0051db10" officeooo:paragraph-rsid="0051db10" style:font-style-asian="normal" style:font-weight-asian="normal" style:font-style-complex="normal" style:font-weight-complex="normal"/>
    </style:style>
    <style:style style:name="P40" style:family="paragraph" style:parent-style-name="Standard">
      <style:text-properties fo:font-style="normal" fo:font-weight="normal" officeooo:rsid="0051db10" officeooo:paragraph-rsid="005301f5" style:font-style-asian="normal" style:font-weight-asian="normal" style:font-style-complex="normal" style:font-weight-complex="normal"/>
    </style:style>
    <style:style style:name="P41" style:family="paragraph" style:parent-style-name="Standard">
      <style:text-properties fo:font-style="normal" fo:font-weight="normal" officeooo:rsid="0051db10" officeooo:paragraph-rsid="0054afb4" style:font-style-asian="normal" style:font-weight-asian="normal" style:font-style-complex="normal" style:font-weight-complex="normal"/>
    </style:style>
    <style:style style:name="P42" style:family="paragraph" style:parent-style-name="Standard">
      <style:text-properties fo:font-style="normal" fo:font-weight="normal" officeooo:rsid="00569ff5" officeooo:paragraph-rsid="00569ff5" style:font-style-asian="normal" style:font-weight-asian="normal" style:font-style-complex="normal" style:font-weight-complex="normal"/>
    </style:style>
    <style:style style:name="P43" style:family="paragraph" style:parent-style-name="Standard">
      <style:text-properties fo:font-style="normal" fo:font-weight="normal" officeooo:rsid="005767ab" officeooo:paragraph-rsid="005767ab" style:font-style-asian="normal" style:font-weight-asian="normal" style:font-style-complex="normal" style:font-weight-complex="normal"/>
    </style:style>
    <style:style style:name="P44" style:family="paragraph" style:parent-style-name="Standard">
      <style:text-properties fo:font-style="normal" fo:font-weight="normal" officeooo:rsid="0057f062" officeooo:paragraph-rsid="005aee22" style:font-style-asian="normal" style:font-weight-asian="normal" style:font-style-complex="normal" style:font-weight-complex="normal"/>
    </style:style>
    <style:style style:name="P45" style:family="paragraph" style:parent-style-name="Standard">
      <style:text-properties fo:font-style="normal" fo:font-weight="normal" officeooo:rsid="005952d6" officeooo:paragraph-rsid="005952d6" style:font-style-asian="normal" style:font-weight-asian="normal" style:font-style-complex="normal" style:font-weight-complex="normal"/>
    </style:style>
    <style:style style:name="P46" style:family="paragraph" style:parent-style-name="Standard">
      <style:text-properties fo:font-style="normal" fo:font-weight="normal" officeooo:rsid="005d86f5" officeooo:paragraph-rsid="005d86f5" style:font-style-asian="normal" style:font-weight-asian="normal" style:font-style-complex="normal" style:font-weight-complex="normal"/>
    </style:style>
    <style:style style:name="P47" style:family="paragraph" style:parent-style-name="Standard">
      <style:text-properties fo:font-style="normal" fo:font-weight="bold" officeooo:rsid="00559216" officeooo:paragraph-rsid="00559216" style:font-style-asian="normal" style:font-weight-asian="bold" style:font-style-complex="normal" style:font-weight-complex="bold"/>
    </style:style>
    <style:style style:name="P48" style:family="paragraph" style:parent-style-name="Standard">
      <style:text-properties officeooo:rsid="0032f977" officeooo:paragraph-rsid="0032f977"/>
    </style:style>
    <style:style style:name="P49" style:family="paragraph" style:parent-style-name="Standard">
      <style:text-properties officeooo:rsid="00387c93" officeooo:paragraph-rsid="00387c93"/>
    </style:style>
    <style:style style:name="P50" style:family="paragraph" style:parent-style-name="Standard">
      <style:text-properties officeooo:rsid="0038f91d" officeooo:paragraph-rsid="0038f91d"/>
    </style:style>
    <style:style style:name="P51" style:family="paragraph" style:parent-style-name="Standard">
      <style:text-properties officeooo:paragraph-rsid="0038f91d"/>
    </style:style>
    <style:style style:name="P52" style:family="paragraph" style:parent-style-name="Standard">
      <style:text-properties officeooo:rsid="003b45f8" officeooo:paragraph-rsid="003b45f8"/>
    </style:style>
    <style:style style:name="P53" style:family="paragraph" style:parent-style-name="Standard">
      <style:text-properties officeooo:paragraph-rsid="0051047f"/>
    </style:style>
    <style:style style:name="P54" style:family="paragraph" style:parent-style-name="Standard">
      <style:text-properties officeooo:rsid="005e26e4" officeooo:paragraph-rsid="005aee22"/>
    </style:style>
    <style:style style:name="P55" style:family="paragraph" style:parent-style-name="Standard">
      <style:text-properties officeooo:rsid="005e26e4" officeooo:paragraph-rsid="005e26e4"/>
    </style:style>
    <style:style style:name="P56" style:family="paragraph" style:parent-style-name="Standard">
      <style:text-properties officeooo:rsid="0060dbb9" officeooo:paragraph-rsid="0060dbb9"/>
    </style:style>
    <style:style style:name="P57" style:family="paragraph" style:parent-style-name="Standard">
      <style:text-properties officeooo:rsid="0061f432" officeooo:paragraph-rsid="0061f432"/>
    </style:style>
    <style:style style:name="P58" style:family="paragraph" style:parent-style-name="Standard">
      <style:text-properties officeooo:rsid="0062ec2a" officeooo:paragraph-rsid="0062ec2a"/>
    </style:style>
    <style:style style:name="P59" style:family="paragraph" style:parent-style-name="Table_20_Contents">
      <style:text-properties officeooo:rsid="001c14c8" officeooo:paragraph-rsid="001c14c8"/>
    </style:style>
    <style:style style:name="P60" style:family="paragraph" style:parent-style-name="Table_20_Contents">
      <style:text-properties officeooo:rsid="001dbcb9" officeooo:paragraph-rsid="001dbcb9"/>
    </style:style>
    <style:style style:name="P61" style:family="paragraph" style:parent-style-name="Table_20_Contents">
      <style:text-properties fo:font-weight="bold" officeooo:rsid="001c14c8" officeooo:paragraph-rsid="001c14c8" style:font-weight-asian="bold" style:font-weight-complex="bold"/>
    </style:style>
    <style:style style:name="P62" style:family="paragraph" style:parent-style-name="Table_20_Contents">
      <style:text-properties style:font-name="Open Sans" fo:font-size="9pt" officeooo:rsid="003b45f8" officeooo:paragraph-rsid="003b45f8" style:font-size-asian="9pt" style:font-size-complex="9pt"/>
    </style:style>
    <style:style style:name="P63" style:family="paragraph" style:parent-style-name="Table_20_Contents">
      <style:text-properties style:font-name="Open Sans" fo:font-size="9pt" officeooo:rsid="003b45f8" officeooo:paragraph-rsid="004188dd" style:font-size-asian="9pt" style:font-size-complex="9pt"/>
    </style:style>
    <style:style style:name="P64" style:family="paragraph" style:parent-style-name="Table_20_Contents">
      <style:text-properties style:font-name="Open Sans" fo:font-size="9pt" officeooo:rsid="003b45f8" officeooo:paragraph-rsid="0044cb8e" style:font-size-asian="9pt" style:font-size-complex="9pt"/>
    </style:style>
    <style:style style:name="P65" style:family="paragraph" style:parent-style-name="Table_20_Contents">
      <style:text-properties style:font-name="Open Sans" fo:font-size="9pt" officeooo:rsid="003b45f8" officeooo:paragraph-rsid="00478afc" style:font-size-asian="9pt" style:font-size-complex="9pt"/>
    </style:style>
    <style:style style:name="P66" style:family="paragraph" style:parent-style-name="Table_20_Contents">
      <style:text-properties style:font-name="Open Sans" fo:font-size="9pt" officeooo:rsid="003b45f8" officeooo:paragraph-rsid="0048d54e" style:font-size-asian="9pt" style:font-size-complex="9pt"/>
    </style:style>
    <style:style style:name="P67" style:family="paragraph" style:parent-style-name="Table_20_Contents">
      <style:text-properties style:font-name="Open Sans" fo:font-size="9pt" officeooo:rsid="003b45f8" officeooo:paragraph-rsid="004f059b" style:font-size-asian="9pt" style:font-size-complex="9pt"/>
    </style:style>
    <style:style style:name="P68" style:family="paragraph" style:parent-style-name="Table_20_Contents">
      <style:text-properties style:font-name="Open Sans" fo:font-size="9pt" officeooo:rsid="003e2b15" officeooo:paragraph-rsid="003e2b15" style:font-size-asian="9pt" style:font-size-complex="9pt"/>
    </style:style>
    <style:style style:name="P69" style:family="paragraph" style:parent-style-name="Table_20_Contents">
      <style:text-properties style:font-name="Open Sans" fo:font-size="9pt" officeooo:rsid="003e2b15" officeooo:paragraph-rsid="003f39bd" style:font-size-asian="9pt" style:font-size-complex="9pt"/>
    </style:style>
    <style:style style:name="P70" style:family="paragraph" style:parent-style-name="Table_20_Contents">
      <style:text-properties style:font-name="Open Sans" fo:font-size="9pt" officeooo:rsid="003f39bd" officeooo:paragraph-rsid="003f39bd" style:font-size-asian="9pt" style:font-size-complex="9pt"/>
    </style:style>
    <style:style style:name="P71" style:family="paragraph" style:parent-style-name="Table_20_Contents">
      <style:text-properties style:font-name="Open Sans" fo:font-size="9pt" officeooo:rsid="004188dd" officeooo:paragraph-rsid="004188dd" style:font-size-asian="9pt" style:font-size-complex="9pt"/>
    </style:style>
    <style:style style:name="P72" style:family="paragraph" style:parent-style-name="Table_20_Contents">
      <style:text-properties style:font-name="Open Sans" fo:font-size="9pt" officeooo:rsid="004188dd" officeooo:paragraph-rsid="0051571a" style:font-size-asian="9pt" style:font-size-complex="9pt"/>
    </style:style>
    <style:style style:name="P73" style:family="paragraph" style:parent-style-name="Table_20_Contents">
      <style:text-properties style:font-name="Open Sans" fo:font-size="9pt" officeooo:rsid="004188dd" officeooo:paragraph-rsid="005301f5" style:font-size-asian="9pt" style:font-size-complex="9pt"/>
    </style:style>
    <style:style style:name="P74" style:family="paragraph" style:parent-style-name="Table_20_Contents">
      <style:text-properties style:font-name="Open Sans" fo:font-size="9pt" officeooo:rsid="0044cb8e" officeooo:paragraph-rsid="0044cb8e" style:font-size-asian="9pt" style:font-size-complex="9pt"/>
    </style:style>
    <style:style style:name="P75" style:family="paragraph" style:parent-style-name="Table_20_Contents">
      <style:text-properties style:font-name="Open Sans" fo:font-size="9pt" officeooo:rsid="0044cb8e" officeooo:paragraph-rsid="00478afc" style:font-size-asian="9pt" style:font-size-complex="9pt"/>
    </style:style>
    <style:style style:name="P76" style:family="paragraph" style:parent-style-name="Table_20_Contents">
      <style:text-properties style:font-name="Open Sans" fo:font-size="9pt" officeooo:rsid="0044cb8e" officeooo:paragraph-rsid="0048d54e" style:font-size-asian="9pt" style:font-size-complex="9pt"/>
    </style:style>
    <style:style style:name="P77" style:family="paragraph" style:parent-style-name="Table_20_Contents">
      <style:text-properties style:font-name="Open Sans" fo:font-size="9pt" officeooo:rsid="0044cb8e" officeooo:paragraph-rsid="004f059b" style:font-size-asian="9pt" style:font-size-complex="9pt"/>
    </style:style>
    <style:style style:name="P78" style:family="paragraph" style:parent-style-name="Table_20_Contents">
      <style:text-properties style:font-name="Open Sans" fo:font-size="9pt" officeooo:rsid="0044cb8e" officeooo:paragraph-rsid="00495220" style:font-size-asian="9pt" style:font-size-complex="9pt"/>
    </style:style>
    <style:style style:name="P79" style:family="paragraph" style:parent-style-name="Table_20_Contents">
      <style:text-properties style:font-name="Open Sans" fo:font-size="9pt" officeooo:rsid="0044cb8e" officeooo:paragraph-rsid="0051047f" style:font-size-asian="9pt" style:font-size-complex="9pt"/>
    </style:style>
    <style:style style:name="P80" style:family="paragraph" style:parent-style-name="Table_20_Contents">
      <style:text-properties style:font-name="Open Sans" fo:font-size="9pt" officeooo:rsid="0044cb8e" officeooo:paragraph-rsid="005301f5" style:font-size-asian="9pt" style:font-size-complex="9pt"/>
    </style:style>
    <style:style style:name="P81" style:family="paragraph" style:parent-style-name="Table_20_Contents">
      <style:text-properties style:font-name="Open Sans" fo:font-size="9pt" officeooo:rsid="0044cb8e" officeooo:paragraph-rsid="00670cbb" style:font-size-asian="9pt" style:font-size-complex="9pt"/>
    </style:style>
    <style:style style:name="P82" style:family="paragraph" style:parent-style-name="Table_20_Contents">
      <style:text-properties style:font-name="Open Sans" fo:font-size="9pt" officeooo:rsid="00478afc" officeooo:paragraph-rsid="00478afc" style:font-size-asian="9pt" style:font-size-complex="9pt"/>
    </style:style>
    <style:style style:name="P83" style:family="paragraph" style:parent-style-name="Table_20_Contents">
      <style:text-properties style:font-name="Open Sans" fo:font-size="9pt" officeooo:rsid="0048d54e" officeooo:paragraph-rsid="0048d54e" style:font-size-asian="9pt" style:font-size-complex="9pt"/>
    </style:style>
    <style:style style:name="P84" style:family="paragraph" style:parent-style-name="Table_20_Contents">
      <style:text-properties style:font-name="Open Sans" fo:font-size="9pt" officeooo:rsid="00495220" officeooo:paragraph-rsid="00495220" style:font-size-asian="9pt" style:font-size-complex="9pt"/>
    </style:style>
    <style:style style:name="P85" style:family="paragraph" style:parent-style-name="Table_20_Contents">
      <style:text-properties style:font-name="Open Sans" fo:font-size="9pt" officeooo:rsid="004e5d68" officeooo:paragraph-rsid="004e5d68" style:font-size-asian="9pt" style:font-size-complex="9pt"/>
    </style:style>
    <style:style style:name="P86" style:family="paragraph" style:parent-style-name="Table_20_Contents">
      <style:text-properties style:font-name="Open Sans" fo:font-size="9pt" officeooo:rsid="004f059b" officeooo:paragraph-rsid="004f059b" style:font-size-asian="9pt" style:font-size-complex="9pt"/>
    </style:style>
    <style:style style:name="P87" style:family="paragraph" style:parent-style-name="Table_20_Contents">
      <style:text-properties style:font-name="Open Sans" fo:font-size="9pt" officeooo:rsid="0051571a" officeooo:paragraph-rsid="0051571a" style:font-size-asian="9pt" style:font-size-complex="9pt"/>
    </style:style>
    <style:style style:name="P88" style:family="paragraph" style:parent-style-name="Table_20_Contents">
      <style:text-properties style:font-name="Open Sans" fo:font-size="9pt" officeooo:rsid="0051571a" officeooo:paragraph-rsid="005301f5" style:font-size-asian="9pt" style:font-size-complex="9pt"/>
    </style:style>
    <style:style style:name="P89" style:family="paragraph" style:parent-style-name="Table_20_Contents">
      <style:text-properties style:font-name="Open Sans" fo:font-size="9pt" officeooo:rsid="00517fda" officeooo:paragraph-rsid="00517fda" style:font-size-asian="9pt" style:font-size-complex="9pt"/>
    </style:style>
    <style:style style:name="P90" style:family="paragraph" style:parent-style-name="Table_20_Contents">
      <style:text-properties style:font-name="Open Sans" fo:font-size="9pt" officeooo:rsid="00517fda" officeooo:paragraph-rsid="005301f5" style:font-size-asian="9pt" style:font-size-complex="9pt"/>
    </style:style>
    <style:style style:name="P91" style:family="paragraph" style:parent-style-name="Table_20_Contents">
      <style:text-properties style:font-name="Open Sans" fo:font-size="9pt" officeooo:rsid="00517fda" officeooo:paragraph-rsid="005aee22" style:font-size-asian="9pt" style:font-size-complex="9pt"/>
    </style:style>
    <style:style style:name="P92" style:family="paragraph" style:parent-style-name="Table_20_Contents">
      <style:text-properties style:font-name="Open Sans" fo:font-size="9pt" officeooo:rsid="00517fda" officeooo:paragraph-rsid="005e26e4" style:font-size-asian="9pt" style:font-size-complex="9pt"/>
    </style:style>
    <style:style style:name="P93" style:family="paragraph" style:parent-style-name="Table_20_Contents">
      <style:text-properties style:font-name="Open Sans" fo:font-size="9pt" officeooo:rsid="00517fda" officeooo:paragraph-rsid="0060dbb9" style:font-size-asian="9pt" style:font-size-complex="9pt"/>
    </style:style>
    <style:style style:name="P94" style:family="paragraph" style:parent-style-name="Table_20_Contents">
      <style:text-properties style:font-name="Open Sans" fo:font-size="9pt" officeooo:rsid="0051db10" officeooo:paragraph-rsid="0051db10" style:font-size-asian="9pt" style:font-size-complex="9pt"/>
    </style:style>
    <style:style style:name="P95" style:family="paragraph" style:parent-style-name="Table_20_Contents">
      <style:text-properties style:font-name="Open Sans" fo:font-size="9pt" officeooo:rsid="0055f6b3" officeooo:paragraph-rsid="0055f6b3" style:font-size-asian="9pt" style:font-size-complex="9pt"/>
    </style:style>
    <style:style style:name="P96" style:family="paragraph" style:parent-style-name="Table_20_Contents">
      <style:text-properties style:font-name="Open Sans" fo:font-size="9pt" officeooo:rsid="005aee22" officeooo:paragraph-rsid="005aee22" style:font-size-asian="9pt" style:font-size-complex="9pt"/>
    </style:style>
    <style:style style:name="P97" style:family="paragraph" style:parent-style-name="Table_20_Contents">
      <style:text-properties style:font-name="Open Sans" fo:font-size="9pt" officeooo:rsid="005bd575" officeooo:paragraph-rsid="005bd575" style:font-size-asian="9pt" style:font-size-complex="9pt"/>
    </style:style>
    <style:style style:name="P98" style:family="paragraph" style:parent-style-name="Table_20_Contents">
      <style:text-properties style:font-name="Open Sans" fo:font-size="9pt" officeooo:rsid="005bd575" officeooo:paragraph-rsid="005e26e4" style:font-size-asian="9pt" style:font-size-complex="9pt"/>
    </style:style>
    <style:style style:name="P99" style:family="paragraph" style:parent-style-name="Table_20_Contents">
      <style:text-properties style:font-name="Open Sans" fo:font-size="9pt" officeooo:rsid="005e26e4" officeooo:paragraph-rsid="005e26e4" style:font-size-asian="9pt" style:font-size-complex="9pt"/>
    </style:style>
    <style:style style:name="P100" style:family="paragraph" style:parent-style-name="Table_20_Contents">
      <style:text-properties style:font-name="Open Sans" fo:font-size="9pt" officeooo:rsid="005eb77f" officeooo:paragraph-rsid="005eb77f" style:font-size-asian="9pt" style:font-size-complex="9pt"/>
    </style:style>
    <style:style style:name="P101" style:family="paragraph" style:parent-style-name="Table_20_Contents">
      <style:text-properties style:font-name="Open Sans" fo:font-size="9pt" officeooo:rsid="005ee4be" officeooo:paragraph-rsid="005ee4be" style:font-size-asian="9pt" style:font-size-complex="9pt"/>
    </style:style>
    <style:style style:name="P102" style:family="paragraph" style:parent-style-name="Table_20_Contents">
      <style:text-properties style:font-name="Open Sans" fo:font-size="9pt" officeooo:rsid="005f33f2" officeooo:paragraph-rsid="005f33f2" style:font-size-asian="9pt" style:font-size-complex="9pt"/>
    </style:style>
    <style:style style:name="P103" style:family="paragraph" style:parent-style-name="Table_20_Contents">
      <style:text-properties style:font-name="Open Sans" fo:font-size="9pt" officeooo:rsid="005fb0c8" officeooo:paragraph-rsid="005fb0c8" style:font-size-asian="9pt" style:font-size-complex="9pt"/>
    </style:style>
    <style:style style:name="P104" style:family="paragraph" style:parent-style-name="Table_20_Contents">
      <style:text-properties style:font-name="Open Sans" fo:font-size="9pt" officeooo:rsid="0060dbb9" officeooo:paragraph-rsid="0060dbb9" style:font-size-asian="9pt" style:font-size-complex="9pt"/>
    </style:style>
    <style:style style:name="P105" style:family="paragraph" style:parent-style-name="Table_20_Contents">
      <style:text-properties style:font-name="Open Sans" fo:font-size="9pt" officeooo:rsid="00696c84" officeooo:paragraph-rsid="00696c84" style:font-size-asian="9pt" style:font-size-complex="9pt"/>
    </style:style>
    <style:style style:name="P106" style:family="paragraph" style:parent-style-name="Table_20_Contents">
      <style:text-properties style:font-name="Open Sans" fo:font-size="9pt" fo:font-style="italic" officeooo:rsid="003b45f8" officeooo:paragraph-rsid="003b45f8" style:font-size-asian="9pt" style:font-style-asian="italic" style:font-size-complex="9pt" style:font-style-complex="italic"/>
    </style:style>
    <style:style style:name="P107" style:family="paragraph" style:parent-style-name="Table_20_Contents">
      <style:text-properties style:font-name="Open Sans" fo:font-size="9pt" fo:font-style="italic" officeooo:rsid="003b45f8" officeooo:paragraph-rsid="004188dd" style:font-size-asian="9pt" style:font-style-asian="italic" style:font-size-complex="9pt" style:font-style-complex="italic"/>
    </style:style>
    <style:style style:name="P108" style:family="paragraph" style:parent-style-name="Table_20_Contents">
      <style:text-properties style:font-name="Open Sans" fo:font-size="9pt" fo:font-style="italic" officeooo:rsid="003b45f8" officeooo:paragraph-rsid="0044cb8e" style:font-size-asian="9pt" style:font-style-asian="italic" style:font-size-complex="9pt" style:font-style-complex="italic"/>
    </style:style>
    <style:style style:name="P109" style:family="paragraph" style:parent-style-name="Table_20_Contents">
      <style:text-properties style:font-name="Open Sans" fo:font-size="9pt" fo:font-style="italic" officeooo:rsid="003b45f8" officeooo:paragraph-rsid="00478afc" style:font-size-asian="9pt" style:font-style-asian="italic" style:font-size-complex="9pt" style:font-style-complex="italic"/>
    </style:style>
    <style:style style:name="P110" style:family="paragraph" style:parent-style-name="Table_20_Contents">
      <style:text-properties style:font-name="Open Sans" fo:font-size="9pt" fo:font-style="italic" officeooo:rsid="003b45f8" officeooo:paragraph-rsid="0048d54e" style:font-size-asian="9pt" style:font-style-asian="italic" style:font-size-complex="9pt" style:font-style-complex="italic"/>
    </style:style>
    <style:style style:name="P111" style:family="paragraph" style:parent-style-name="Table_20_Contents">
      <style:text-properties style:font-name="Open Sans" fo:font-size="9pt" fo:font-style="italic" officeooo:rsid="003b45f8" officeooo:paragraph-rsid="00495220" style:font-size-asian="9pt" style:font-style-asian="italic" style:font-size-complex="9pt" style:font-style-complex="italic"/>
    </style:style>
    <style:style style:name="P112" style:family="paragraph" style:parent-style-name="Table_20_Contents">
      <style:text-properties style:font-name="Open Sans" fo:font-size="9pt" fo:font-style="italic" officeooo:rsid="003b45f8" officeooo:paragraph-rsid="004f059b" style:font-size-asian="9pt" style:font-style-asian="italic" style:font-size-complex="9pt" style:font-style-complex="italic"/>
    </style:style>
    <style:style style:name="P113" style:family="paragraph" style:parent-style-name="Table_20_Contents">
      <style:text-properties style:font-name="Open Sans" fo:font-size="9pt" fo:font-style="italic" officeooo:rsid="003b45f8" officeooo:paragraph-rsid="0051047f" style:font-size-asian="9pt" style:font-style-asian="italic" style:font-size-complex="9pt" style:font-style-complex="italic"/>
    </style:style>
    <style:style style:name="P114" style:family="paragraph" style:parent-style-name="Table_20_Contents">
      <style:text-properties style:font-name="Open Sans" fo:font-size="9pt" fo:font-style="italic" officeooo:rsid="003b45f8" officeooo:paragraph-rsid="005301f5" style:font-size-asian="9pt" style:font-style-asian="italic" style:font-size-complex="9pt" style:font-style-complex="italic"/>
    </style:style>
    <style:style style:name="P115" style:family="paragraph" style:parent-style-name="Table_20_Contents">
      <style:text-properties style:font-name="Open Sans" fo:font-size="9pt" fo:font-style="italic" officeooo:rsid="003b45f8" officeooo:paragraph-rsid="005aee22" style:font-size-asian="9pt" style:font-style-asian="italic" style:font-size-complex="9pt" style:font-style-complex="italic"/>
    </style:style>
    <style:style style:name="P116" style:family="paragraph" style:parent-style-name="Table_20_Contents">
      <style:text-properties style:font-name="Open Sans" fo:font-size="9pt" fo:font-style="italic" officeooo:rsid="003b45f8" officeooo:paragraph-rsid="005bd575" style:font-size-asian="9pt" style:font-style-asian="italic" style:font-size-complex="9pt" style:font-style-complex="italic"/>
    </style:style>
    <style:style style:name="P117" style:family="paragraph" style:parent-style-name="Table_20_Contents">
      <style:text-properties style:font-name="Open Sans" fo:font-size="9pt" fo:font-style="italic" officeooo:rsid="003b45f8" officeooo:paragraph-rsid="005e26e4" style:font-size-asian="9pt" style:font-style-asian="italic" style:font-size-complex="9pt" style:font-style-complex="italic"/>
    </style:style>
    <style:style style:name="P118" style:family="paragraph" style:parent-style-name="Table_20_Contents">
      <style:text-properties style:font-name="Open Sans" fo:font-size="9pt" fo:font-style="italic" officeooo:rsid="003b45f8" officeooo:paragraph-rsid="0060dbb9" style:font-size-asian="9pt" style:font-style-asian="italic" style:font-size-complex="9pt" style:font-style-complex="italic"/>
    </style:style>
    <style:style style:name="P119" style:family="paragraph" style:parent-style-name="Table_20_Contents">
      <style:text-properties style:font-name="Open Sans" fo:font-size="9pt" fo:font-style="italic" officeooo:rsid="003b45f8" officeooo:paragraph-rsid="00696c84" style:font-size-asian="9pt" style:font-style-asian="italic" style:font-size-complex="9pt" style:font-style-complex="italic"/>
    </style:style>
    <style:style style:name="P120" style:family="paragraph" style:parent-style-name="Table_20_Contents">
      <style:text-properties style:font-name="Open Sans" fo:font-size="9pt" fo:font-style="italic" officeooo:rsid="004188dd" officeooo:paragraph-rsid="004188dd" style:font-size-asian="9pt" style:font-style-asian="italic" style:font-size-complex="9pt" style:font-style-complex="italic"/>
    </style:style>
    <style:style style:name="P121" style:family="paragraph" style:parent-style-name="Table_20_Contents">
      <style:text-properties style:font-name="Open Sans" fo:font-size="9pt" fo:font-style="italic" officeooo:rsid="00517fda" officeooo:paragraph-rsid="00517fda" style:font-size-asian="9pt" style:font-style-asian="italic" style:font-size-complex="9pt" style:font-style-complex="italic"/>
    </style:style>
    <style:style style:name="P122" style:family="paragraph" style:parent-style-name="Table_20_Contents">
      <style:text-properties style:font-name="Open Sans" fo:font-size="9pt" fo:font-style="italic" officeooo:rsid="00517fda" officeooo:paragraph-rsid="005301f5" style:font-size-asian="9pt" style:font-style-asian="italic" style:font-size-complex="9pt" style:font-style-complex="italic"/>
    </style:style>
    <style:style style:name="P123" style:family="paragraph" style:parent-style-name="Table_20_Contents">
      <style:text-properties style:font-name="Open Sans" fo:font-size="9pt" fo:font-style="italic" officeooo:rsid="0055f6b3" officeooo:paragraph-rsid="0055f6b3" style:font-size-asian="9pt" style:font-style-asian="italic" style:font-size-complex="9pt" style:font-style-complex="italic"/>
    </style:style>
    <style:style style:name="P124" style:family="paragraph" style:parent-style-name="Table_20_Contents">
      <style:text-properties style:font-name="Open Sans" fo:font-size="9pt" fo:font-style="italic" officeooo:rsid="005bd575" officeooo:paragraph-rsid="005bd575" style:font-size-asian="9pt" style:font-style-asian="italic" style:font-size-complex="9pt" style:font-style-complex="italic"/>
    </style:style>
    <style:style style:name="P125" style:family="paragraph" style:parent-style-name="Table_20_Contents">
      <style:text-properties style:font-name="Open Sans" fo:font-size="9pt" fo:font-style="italic" officeooo:rsid="004e5d68" officeooo:paragraph-rsid="004e5d68" style:font-size-asian="9pt" style:font-style-asian="italic" style:font-size-complex="9pt" style:font-style-complex="italic"/>
    </style:style>
    <style:style style:name="P126" style:family="paragraph" style:parent-style-name="Table_20_Contents">
      <style:text-properties style:font-name="Open Sans" fo:font-size="9pt" fo:font-style="italic" fo:font-weight="bold" officeooo:rsid="00495220" officeooo:paragraph-rsid="00495220" style:font-size-asian="9pt" style:font-style-asian="italic" style:font-weight-asian="bold" style:font-size-complex="9pt" style:font-style-complex="italic" style:font-weight-complex="bold"/>
    </style:style>
    <style:style style:name="P127" style:family="paragraph" style:parent-style-name="Table_20_Contents">
      <style:text-properties style:font-name="Open Sans" fo:font-size="9pt" fo:font-style="normal" officeooo:rsid="003b45f8" officeooo:paragraph-rsid="003b45f8" style:font-size-asian="9pt" style:font-style-asian="normal" style:font-size-complex="9pt" style:font-style-complex="normal"/>
    </style:style>
    <style:style style:name="P128" style:family="paragraph" style:parent-style-name="Table_20_Contents">
      <style:text-properties style:font-name="Open Sans" fo:font-size="9pt" fo:font-style="normal" officeooo:rsid="003b45f8" officeooo:paragraph-rsid="004188dd" style:font-size-asian="9pt" style:font-style-asian="normal" style:font-size-complex="9pt" style:font-style-complex="normal"/>
    </style:style>
    <style:style style:name="P129" style:family="paragraph" style:parent-style-name="Table_20_Contents">
      <style:text-properties style:font-name="Open Sans" fo:font-size="9pt" fo:font-style="normal" officeooo:rsid="003b45f8" officeooo:paragraph-rsid="005301f5" style:font-size-asian="9pt" style:font-style-asian="normal" style:font-size-complex="9pt" style:font-style-complex="normal"/>
    </style:style>
    <style:style style:name="P130" style:family="paragraph" style:parent-style-name="Table_20_Contents">
      <style:text-properties style:font-name="Open Sans" fo:font-size="9pt" fo:font-style="normal" officeooo:rsid="003b45f8" officeooo:paragraph-rsid="0051047f" style:font-size-asian="9pt" style:font-style-asian="normal" style:font-size-complex="9pt" style:font-style-complex="normal"/>
    </style:style>
    <style:style style:name="P131" style:family="paragraph" style:parent-style-name="Table_20_Contents">
      <style:text-properties style:font-name="Open Sans" fo:font-size="9pt" fo:font-style="normal" officeooo:rsid="0048d54e" officeooo:paragraph-rsid="0048d54e" style:font-size-asian="9pt" style:font-style-asian="normal" style:font-size-complex="9pt" style:font-style-complex="normal"/>
    </style:style>
    <style:style style:name="P132" style:family="paragraph" style:parent-style-name="Table_20_Contents">
      <style:text-properties style:font-name="Open Sans" fo:font-size="9pt" fo:font-style="normal" officeooo:rsid="004e5d68" officeooo:paragraph-rsid="004e5d68" style:font-size-asian="9pt" style:font-style-asian="normal" style:font-size-complex="9pt" style:font-style-complex="normal"/>
    </style:style>
    <style:style style:name="P133" style:family="paragraph" style:parent-style-name="Table_20_Contents">
      <style:text-properties style:font-name="Open Sans" fo:font-size="9pt" fo:font-style="normal" officeooo:rsid="004e5d68" officeooo:paragraph-rsid="00653cf0" style:font-size-asian="9pt" style:font-style-asian="normal" style:font-size-complex="9pt" style:font-style-complex="normal"/>
    </style:style>
    <style:style style:name="P134" style:family="paragraph" style:parent-style-name="Table_20_Contents">
      <style:text-properties style:font-name="Open Sans" fo:font-size="9pt" fo:font-style="normal" officeooo:rsid="005aee22" officeooo:paragraph-rsid="005aee22" style:font-size-asian="9pt" style:font-style-asian="normal" style:font-size-complex="9pt" style:font-style-complex="normal"/>
    </style:style>
    <style:style style:name="P135" style:family="paragraph" style:parent-style-name="Table_20_Contents">
      <style:text-properties style:font-name="Open Sans" fo:font-size="9pt" fo:font-style="normal" officeooo:rsid="005f33f2" officeooo:paragraph-rsid="005f33f2" style:font-size-asian="9pt" style:font-style-asian="normal" style:font-size-complex="9pt" style:font-style-complex="normal"/>
    </style:style>
    <style:style style:name="P136" style:family="paragraph" style:parent-style-name="Table_20_Contents">
      <style:text-properties style:font-name="Open Sans" fo:font-size="9pt" fo:font-style="normal" officeooo:rsid="005f33f2" officeooo:paragraph-rsid="005fb0c8" style:font-size-asian="9pt" style:font-style-asian="normal" style:font-size-complex="9pt" style:font-style-complex="normal"/>
    </style:style>
    <style:style style:name="P137" style:family="paragraph" style:parent-style-name="Table_20_Contents">
      <style:text-properties style:font-name="Open Sans" fo:font-size="9pt" fo:font-style="normal" officeooo:rsid="0060dbb9" officeooo:paragraph-rsid="0060dbb9" style:font-size-asian="9pt" style:font-style-asian="normal" style:font-size-complex="9pt" style:font-style-complex="normal"/>
    </style:style>
    <style:style style:name="P138" style:family="paragraph" style:parent-style-name="Table_20_Contents">
      <style:text-properties style:font-name="Open Sans" fo:font-size="9pt" fo:font-style="normal" officeooo:rsid="0055f6b3" officeooo:paragraph-rsid="0055f6b3" style:font-size-asian="9pt" style:font-style-asian="normal" style:font-size-complex="9pt" style:font-style-complex="normal"/>
    </style:style>
    <style:style style:name="P139" style:family="paragraph" style:parent-style-name="Table_20_Contents">
      <style:text-properties style:font-name="Open Sans" fo:font-size="9pt" fo:font-style="normal" officeooo:rsid="005bd575" officeooo:paragraph-rsid="005bd575" style:font-size-asian="9pt" style:font-style-asian="normal" style:font-size-complex="9pt" style:font-style-complex="normal"/>
    </style:style>
    <style:style style:name="P140" style:family="paragraph" style:parent-style-name="Table_20_Contents">
      <style:text-properties style:font-name="Open Sans" fo:font-size="9pt" fo:font-style="normal" fo:font-weight="bold" officeooo:rsid="00495220" officeooo:paragraph-rsid="00495220" style:font-size-asian="9pt" style:font-style-asian="normal" style:font-weight-asian="bold" style:font-size-complex="9pt" style:font-style-complex="normal" style:font-weight-complex="bold"/>
    </style:style>
    <style:style style:name="P141" style:family="paragraph" style:parent-style-name="Table_20_Contents">
      <style:text-properties style:font-name="Open Sans" fo:font-size="9pt" fo:font-style="normal" fo:font-weight="normal" officeooo:rsid="00495220" officeooo:paragraph-rsid="00495220" style:font-size-asian="9pt" style:font-style-asian="normal" style:font-weight-asian="normal" style:font-size-complex="9pt" style:font-style-complex="normal" style:font-weight-complex="normal"/>
    </style:style>
    <style:style style:name="P142" style:family="paragraph" style:parent-style-name="Table_20_Contents">
      <style:text-properties fo:color="#ffffff" style:font-name="Open Sans" fo:font-size="10.5pt" fo:font-weight="bold" officeooo:rsid="003b45f8" officeooo:paragraph-rsid="003b45f8" style:font-size-asian="10.5pt" style:font-weight-asian="bold" style:font-size-complex="10.5pt" style:font-weight-complex="bold"/>
    </style:style>
    <style:style style:name="P143" style:family="paragraph" style:parent-style-name="Table_20_Contents">
      <style:text-properties fo:color="#ffffff" style:font-name="Open Sans" fo:font-size="10.5pt" fo:font-weight="bold" officeooo:rsid="003b45f8" officeooo:paragraph-rsid="004188dd" style:font-size-asian="10.5pt" style:font-weight-asian="bold" style:font-size-complex="10.5pt" style:font-weight-complex="bold"/>
    </style:style>
    <style:style style:name="P144" style:family="paragraph" style:parent-style-name="Table_20_Contents">
      <style:text-properties fo:color="#ffffff" style:font-name="Open Sans" fo:font-size="10.5pt" fo:font-weight="bold" officeooo:rsid="003b45f8" officeooo:paragraph-rsid="00478afc" style:font-size-asian="10.5pt" style:font-weight-asian="bold" style:font-size-complex="10.5pt" style:font-weight-complex="bold"/>
    </style:style>
    <style:style style:name="P145" style:family="paragraph" style:parent-style-name="Table_20_Contents">
      <style:text-properties fo:color="#ffffff" style:font-name="Open Sans" fo:font-size="10.5pt" fo:font-weight="bold" officeooo:rsid="003b45f8" officeooo:paragraph-rsid="0048d54e" style:font-size-asian="10.5pt" style:font-weight-asian="bold" style:font-size-complex="10.5pt" style:font-weight-complex="bold"/>
    </style:style>
    <style:style style:name="P146" style:family="paragraph" style:parent-style-name="Table_20_Contents">
      <style:text-properties fo:color="#ffffff" style:font-name="Open Sans" fo:font-size="10.5pt" fo:font-weight="bold" officeooo:rsid="003b45f8" officeooo:paragraph-rsid="00495220" style:font-size-asian="10.5pt" style:font-weight-asian="bold" style:font-size-complex="10.5pt" style:font-weight-complex="bold"/>
    </style:style>
    <style:style style:name="P147" style:family="paragraph" style:parent-style-name="Table_20_Contents">
      <style:text-properties fo:color="#ffffff" style:font-name="Open Sans" fo:font-size="10.5pt" fo:font-weight="bold" officeooo:rsid="003b45f8" officeooo:paragraph-rsid="0051047f" style:font-size-asian="10.5pt" style:font-weight-asian="bold" style:font-size-complex="10.5pt" style:font-weight-complex="bold"/>
    </style:style>
    <style:style style:name="P148" style:family="paragraph" style:parent-style-name="Table_20_Contents">
      <style:text-properties fo:color="#ffffff" style:font-name="Open Sans" fo:font-size="10.5pt" fo:font-weight="bold" officeooo:rsid="003b45f8" officeooo:paragraph-rsid="005301f5" style:font-size-asian="10.5pt" style:font-weight-asian="bold" style:font-size-complex="10.5pt" style:font-weight-complex="bold"/>
    </style:style>
    <style:style style:name="P149" style:family="paragraph" style:parent-style-name="Table_20_Contents">
      <style:text-properties fo:color="#ffffff" style:font-name="Open Sans" fo:font-size="10.5pt" fo:font-weight="bold" officeooo:rsid="003b45f8" officeooo:paragraph-rsid="005aee22" style:font-size-asian="10.5pt" style:font-weight-asian="bold" style:font-size-complex="10.5pt" style:font-weight-complex="bold"/>
    </style:style>
    <style:style style:name="P150" style:family="paragraph" style:parent-style-name="Table_20_Contents">
      <style:text-properties fo:color="#ffffff" style:font-name="Open Sans" fo:font-size="10.5pt" fo:font-weight="bold" officeooo:rsid="003b45f8" officeooo:paragraph-rsid="005e26e4" style:font-size-asian="10.5pt" style:font-weight-asian="bold" style:font-size-complex="10.5pt" style:font-weight-complex="bold"/>
    </style:style>
    <style:style style:name="P151" style:family="paragraph" style:parent-style-name="Table_20_Contents">
      <style:text-properties fo:color="#ffffff" style:font-name="Open Sans" fo:font-size="10.5pt" fo:font-weight="bold" officeooo:rsid="003b45f8" officeooo:paragraph-rsid="0060dbb9" style:font-size-asian="10.5pt" style:font-weight-asian="bold" style:font-size-complex="10.5pt" style:font-weight-complex="bold"/>
    </style:style>
    <style:style style:name="P152" style:family="paragraph" style:parent-style-name="Table_20_Contents">
      <style:text-properties fo:color="#ffffff" style:font-name="Open Sans" fo:font-size="10.5pt" fo:font-weight="bold" officeooo:rsid="003e2b15" officeooo:paragraph-rsid="003e2b15" style:font-size-asian="10.5pt" style:font-weight-asian="bold" style:font-size-complex="10.5pt" style:font-weight-complex="bold"/>
    </style:style>
    <style:style style:name="P153" style:family="paragraph" style:parent-style-name="Table_20_Contents">
      <style:paragraph-properties style:shadow="none" style:vertical-align="middle"/>
      <style:text-properties officeooo:rsid="001dbcb9" officeooo:paragraph-rsid="001dbcb9"/>
    </style:style>
    <style:style style:name="P154" style:family="paragraph" style:parent-style-name="Preformatted_20_Text">
      <style:text-properties fo:font-weight="bold" style:font-weight-asian="bold" style:font-weight-complex="bold"/>
    </style:style>
    <style:style style:name="P155" style:family="paragraph" style:parent-style-name="Preformatted_20_Text">
      <style:text-properties fo:font-weight="bold" officeooo:rsid="00387c93" officeooo:paragraph-rsid="00387c93" style:font-weight-asian="bold" style:font-weight-complex="bold"/>
    </style:style>
    <style:style style:name="P156" style:family="paragraph" style:parent-style-name="Preformatted_20_Text">
      <style:text-properties officeooo:rsid="00387c93" officeooo:paragraph-rsid="00387c93"/>
    </style:style>
    <style:style style:name="P157" style:family="paragraph" style:parent-style-name="Preformatted_20_Text">
      <style:text-properties officeooo:paragraph-rsid="00387c93"/>
    </style:style>
    <style:style style:name="P158" style:family="paragraph" style:parent-style-name="Preformatted_20_Text">
      <style:text-properties officeooo:rsid="003e2b15" officeooo:paragraph-rsid="003e2b15"/>
    </style:style>
    <style:style style:name="P159" style:family="paragraph" style:parent-style-name="Preformatted_20_Text">
      <style:text-properties officeooo:rsid="003e2b15" officeooo:paragraph-rsid="003f39bd"/>
    </style:style>
    <style:style style:name="P160" style:family="paragraph" style:parent-style-name="Preformatted_20_Text">
      <style:text-properties officeooo:rsid="003f39bd" officeooo:paragraph-rsid="003f39bd"/>
    </style:style>
    <style:style style:name="P161" style:family="paragraph" style:parent-style-name="Preformatted_20_Text">
      <style:text-properties fo:font-style="italic" officeooo:rsid="003f39bd" officeooo:paragraph-rsid="003f39bd" style:font-style-asian="italic" style:font-style-complex="italic"/>
    </style:style>
    <style:style style:name="P162" style:family="paragraph" style:parent-style-name="Preformatted_20_Text">
      <style:text-properties fo:font-style="normal" style:font-style-asian="normal" style:font-style-complex="normal"/>
    </style:style>
    <style:style style:name="P163" style:family="paragraph" style:parent-style-name="Preformatted_20_Text">
      <style:text-properties fo:font-style="normal" fo:font-weight="normal" officeooo:rsid="004b4e8a" officeooo:paragraph-rsid="0051db10" style:font-style-asian="normal" style:font-weight-asian="normal" style:font-style-complex="normal" style:font-weight-complex="normal"/>
    </style:style>
    <style:style style:name="P164" style:family="paragraph" style:parent-style-name="Preformatted_20_Text">
      <style:text-properties fo:font-style="normal" fo:font-weight="normal" officeooo:rsid="004b4e8a" officeooo:paragraph-rsid="0054afb4" style:font-style-asian="normal" style:font-weight-asian="normal" style:font-style-complex="normal" style:font-weight-complex="normal"/>
    </style:style>
    <style:style style:name="P165" style:family="paragraph" style:parent-style-name="Preformatted_20_Text">
      <style:text-properties fo:font-style="normal" fo:font-weight="normal" officeooo:rsid="004b4e8a" officeooo:paragraph-rsid="005952d6" style:font-style-asian="normal" style:font-weight-asian="normal" style:font-style-complex="normal" style:font-weight-complex="normal"/>
    </style:style>
    <style:style style:name="P166" style:family="paragraph" style:parent-style-name="Preformatted_20_Text">
      <style:text-properties fo:font-style="normal" fo:font-weight="normal" officeooo:rsid="004b4e8a" officeooo:paragraph-rsid="0061f432" style:font-style-asian="normal" style:font-weight-asian="normal" style:font-style-complex="normal" style:font-weight-complex="normal"/>
    </style:style>
    <style:style style:name="P167" style:family="paragraph" style:parent-style-name="Preformatted_20_Text">
      <style:text-properties fo:font-style="normal" fo:font-weight="normal" officeooo:rsid="0051db10" officeooo:paragraph-rsid="0054afb4" style:font-style-asian="normal" style:font-weight-asian="normal" style:font-style-complex="normal" style:font-weight-complex="normal"/>
    </style:style>
    <style:style style:name="P168" style:family="paragraph" style:parent-style-name="Preformatted_20_Text">
      <style:text-properties officeooo:rsid="004b4e8a"/>
    </style:style>
    <style:style style:name="P169" style:family="paragraph" style:parent-style-name="Preformatted_20_Text">
      <style:text-properties officeooo:rsid="004b4e8a" officeooo:paragraph-rsid="004b4e8a"/>
    </style:style>
    <style:style style:name="P170" style:family="paragraph" style:parent-style-name="Preformatted_20_Text">
      <style:text-properties officeooo:rsid="004b4e8a" officeooo:paragraph-rsid="004be1d5"/>
    </style:style>
    <style:style style:name="P171" style:family="paragraph" style:parent-style-name="Preformatted_20_Text">
      <style:text-properties officeooo:rsid="004b4e8a" officeooo:paragraph-rsid="004f428e"/>
    </style:style>
    <style:style style:name="P172" style:family="paragraph" style:parent-style-name="Preformatted_20_Text">
      <style:text-properties officeooo:paragraph-rsid="004b4e8a"/>
    </style:style>
    <style:style style:name="P173" style:family="paragraph" style:parent-style-name="Preformatted_20_Text">
      <style:text-properties officeooo:paragraph-rsid="004be1d5"/>
    </style:style>
    <style:style style:name="P174" style:family="paragraph" style:parent-style-name="Preformatted_20_Text">
      <style:text-properties officeooo:paragraph-rsid="004f428e"/>
    </style:style>
    <style:style style:name="P175" style:family="paragraph" style:parent-style-name="Preformatted_20_Text">
      <style:text-properties officeooo:paragraph-rsid="0051db10"/>
    </style:style>
    <style:style style:name="P176" style:family="paragraph" style:parent-style-name="Preformatted_20_Text">
      <style:text-properties officeooo:paragraph-rsid="0054afb4"/>
    </style:style>
    <style:style style:name="P177" style:family="paragraph" style:parent-style-name="Preformatted_20_Text">
      <style:text-properties officeooo:paragraph-rsid="005952d6"/>
    </style:style>
    <style:style style:name="P178" style:family="paragraph" style:parent-style-name="Preformatted_20_Text">
      <style:text-properties officeooo:paragraph-rsid="0061f432"/>
    </style:style>
    <style:style style:name="P179" style:family="paragraph" style:parent-style-name="Preformatted_20_Text">
      <style:text-properties officeooo:paragraph-rsid="0062ec2a"/>
    </style:style>
    <style:style style:name="P180" style:family="paragraph" style:parent-style-name="Preformatted_20_Text">
      <style:text-properties officeooo:paragraph-rsid="00696c84"/>
    </style:style>
    <style:style style:name="P181" style:family="paragraph" style:parent-style-name="Standard" style:list-style-name="L42">
      <style:text-properties officeooo:rsid="0017d949" officeooo:paragraph-rsid="0017d949"/>
    </style:style>
    <style:style style:name="P182" style:family="paragraph" style:parent-style-name="Standard" style:list-style-name="L42">
      <style:text-properties officeooo:rsid="0018f493" officeooo:paragraph-rsid="0018f493"/>
    </style:style>
    <style:style style:name="P183" style:family="paragraph" style:parent-style-name="Standard" style:list-style-name="L43">
      <style:text-properties fo:font-style="normal" officeooo:rsid="0019d7be" officeooo:paragraph-rsid="0019d7be" style:font-style-asian="normal" style:font-style-complex="normal"/>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fo:font-style="normal" style:font-style-asian="normal" style:font-style-complex="normal"/>
    </style:style>
    <style:style style:name="P186" style:family="paragraph" style:parent-style-name="Heading_20_3" style:list-style-name=""/>
    <style:style style:name="P187" style:family="paragraph" style:parent-style-name="Heading_20_3" style:list-style-name="">
      <style:text-properties officeooo:paragraph-rsid="005301f5"/>
    </style:style>
    <style:style style:name="P188" style:family="paragraph" style:parent-style-name="Heading_20_3">
      <style:paragraph-properties fo:break-before="page"/>
    </style:style>
    <style:style style:name="P189" style:family="paragraph" style:parent-style-name="Heading_20_3">
      <style:paragraph-properties fo:break-before="page"/>
      <style:text-properties officeooo:paragraph-rsid="005301f5"/>
    </style:style>
    <style:style style:name="P190" style:family="paragraph">
      <style:paragraph-properties fo:margin-left="0in" fo:margin-right="0in" fo:margin-top="0in" fo:margin-bottom="0in" fo:line-height="100%" fo:text-align="center" fo:text-indent="0in"/>
    </style:style>
    <style:style style:name="P19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Nimbus Sans L" fo:font-size="12pt" fo:font-style="normal" fo:text-shadow="none" style:text-underline-style="none" fo:font-weight="bold" style:letter-kerning="true" style:font-name-asian="WenQuanYi Zen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19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194"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WenQuanYi Zen Hei" style:font-size-asian="18pt" style:language-asian="zh" style:country-asian="TW"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5"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1"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WenQuanYi Zen Hei" style:font-size-asian="18pt" style:language-asian="zh" style:country-asian="TW"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6" style:family="paragraph">
      <style:paragraph-properties fo:text-align="center"/>
    </style:style>
    <style:style style:name="P197" style:family="paragraph">
      <style:text-properties fo:font-size="12pt"/>
    </style:style>
    <style:style style:name="P19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Nimbus Sans L" fo:font-size="10pt" fo:font-style="normal" fo:text-shadow="none" style:text-underline-style="none" fo:font-weight="bold" style:letter-kerning="true" style:font-name-asian="WenQuanYi Zen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199"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7d949"/>
    </style:style>
    <style:style style:name="T2" style:family="text">
      <style:text-properties officeooo:rsid="0018f493"/>
    </style:style>
    <style:style style:name="T3" style:family="text">
      <style:text-properties fo:font-style="italic" style:font-style-asian="italic" style:font-style-complex="italic"/>
    </style:style>
    <style:style style:name="T4" style:family="text">
      <style:text-properties fo:font-style="italic" officeooo:rsid="00260181" style:font-style-asian="italic" style:font-style-complex="italic"/>
    </style:style>
    <style:style style:name="T5" style:family="text">
      <style:text-properties fo:font-style="italic" officeooo:rsid="0038f91d" style:font-style-asian="italic" style:font-style-complex="italic"/>
    </style:style>
    <style:style style:name="T6" style:family="text">
      <style:text-properties fo:font-style="italic" officeooo:rsid="004b4e8a" style:font-style-asian="italic" style:font-style-complex="italic"/>
    </style:style>
    <style:style style:name="T7" style:family="text">
      <style:text-properties fo:font-style="italic" officeooo:rsid="004be1d5" style:font-style-asian="italic" style:font-style-complex="italic"/>
    </style:style>
    <style:style style:name="T8" style:family="text">
      <style:text-properties fo:font-style="italic" officeooo:rsid="004f428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60181"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17095" style:font-style-asian="normal" style:font-style-complex="normal"/>
    </style:style>
    <style:style style:name="T13" style:family="text">
      <style:text-properties fo:font-style="normal" officeooo:rsid="00260181" style:font-style-asian="normal" style:font-style-complex="normal"/>
    </style:style>
    <style:style style:name="T14" style:family="text">
      <style:text-properties fo:font-style="normal" officeooo:rsid="0038f91d" style:font-style-asian="normal" style:font-style-complex="normal"/>
    </style:style>
    <style:style style:name="T15" style:family="text">
      <style:text-properties fo:font-style="normal" officeooo:rsid="003ad6c4" style:font-style-asian="normal" style:font-style-complex="normal"/>
    </style:style>
    <style:style style:name="T16" style:family="text">
      <style:text-properties fo:font-style="normal" officeooo:rsid="00404656" style:font-style-asian="normal" style:font-style-complex="normal"/>
    </style:style>
    <style:style style:name="T17" style:family="text">
      <style:text-properties fo:font-style="normal" officeooo:rsid="004188dd" style:font-style-asian="normal" style:font-style-complex="normal"/>
    </style:style>
    <style:style style:name="T18" style:family="text">
      <style:text-properties fo:font-style="normal" officeooo:rsid="00495220" style:font-style-asian="normal" style:font-style-complex="normal"/>
    </style:style>
    <style:style style:name="T19" style:family="text">
      <style:text-properties fo:font-style="normal" officeooo:rsid="004aa912" style:font-style-asian="normal" style:font-style-complex="normal"/>
    </style:style>
    <style:style style:name="T20" style:family="text">
      <style:text-properties fo:font-style="normal" officeooo:rsid="004f059b" style:font-style-asian="normal" style:font-style-complex="normal"/>
    </style:style>
    <style:style style:name="T21" style:family="text">
      <style:text-properties fo:font-style="normal" officeooo:rsid="0051571a" style:font-style-asian="normal" style:font-style-complex="normal"/>
    </style:style>
    <style:style style:name="T22" style:family="text">
      <style:text-properties fo:font-style="normal" officeooo:rsid="005aee22" style:font-style-asian="normal" style:font-style-complex="normal"/>
    </style:style>
    <style:style style:name="T23" style:family="text">
      <style:text-properties fo:font-style="normal" officeooo:rsid="005bd575" style:font-style-asian="normal" style:font-style-complex="normal"/>
    </style:style>
    <style:style style:name="T24" style:family="text">
      <style:text-properties fo:font-style="normal" officeooo:rsid="005e26e4" style:font-style-asian="normal" style:font-style-complex="normal"/>
    </style:style>
    <style:style style:name="T25" style:family="text">
      <style:text-properties fo:font-style="normal" officeooo:rsid="0060dbb9" style:font-style-asian="normal" style:font-style-complex="normal"/>
    </style:style>
    <style:style style:name="T26" style:family="text">
      <style:text-properties fo:font-style="normal" officeooo:rsid="00696c84"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60dbb9"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60181" style:font-style-asian="normal" style:font-weight-asian="normal" style:font-style-complex="normal" style:font-weight-complex="normal"/>
    </style:style>
    <style:style style:name="T31" style:family="text">
      <style:text-properties officeooo:rsid="001adf6b"/>
    </style:style>
    <style:style style:name="T32" style:family="text">
      <style:text-properties fo:font-weight="bold" style:font-weight-asian="bold" style:font-weight-complex="bold"/>
    </style:style>
    <style:style style:name="T33" style:family="text">
      <style:text-properties fo:font-weight="bold" officeooo:rsid="00387c93" style:font-weight-asian="bold" style:font-weight-complex="bold"/>
    </style:style>
    <style:style style:name="T34" style:family="text">
      <style:text-properties fo:font-weight="bold" officeooo:rsid="004f059b" style:font-weight-asian="bold" style:font-weight-complex="bold"/>
    </style:style>
    <style:style style:name="T35" style:family="text">
      <style:text-properties officeooo:rsid="0038f91d"/>
    </style:style>
    <style:style style:name="T36" style:family="text">
      <style:text-properties officeooo:rsid="003b45f8"/>
    </style:style>
    <style:style style:name="T37" style:family="text">
      <style:text-properties officeooo:rsid="003e2b15"/>
    </style:style>
    <style:style style:name="T38" style:family="text">
      <style:text-properties fo:font-weight="normal" style:font-weight-asian="normal" style:font-weight-complex="normal"/>
    </style:style>
    <style:style style:name="T39" style:family="text">
      <style:text-properties officeooo:rsid="003f39bd"/>
    </style:style>
    <style:style style:name="T40" style:family="text">
      <style:text-properties officeooo:rsid="00404656"/>
    </style:style>
    <style:style style:name="T41" style:family="text">
      <style:text-properties officeooo:rsid="004188dd"/>
    </style:style>
    <style:style style:name="T42" style:family="text">
      <style:text-properties officeooo:rsid="0048d54e"/>
    </style:style>
    <style:style style:name="T43" style:family="text">
      <style:text-properties officeooo:rsid="00495220"/>
    </style:style>
    <style:style style:name="T44" style:family="text">
      <style:text-properties officeooo:rsid="004b4e8a"/>
    </style:style>
    <style:style style:name="T45" style:family="text">
      <style:text-properties officeooo:rsid="004be1d5"/>
    </style:style>
    <style:style style:name="T46" style:family="text">
      <style:text-properties officeooo:rsid="004f059b"/>
    </style:style>
    <style:style style:name="T47" style:family="text">
      <style:text-properties officeooo:rsid="004f428e"/>
    </style:style>
    <style:style style:name="T48" style:family="text">
      <style:text-properties officeooo:rsid="0051571a"/>
    </style:style>
    <style:style style:name="T49" style:family="text">
      <style:text-properties officeooo:rsid="0051db10"/>
    </style:style>
    <style:style style:name="T50" style:family="text">
      <style:text-properties officeooo:rsid="005301f5"/>
    </style:style>
    <style:style style:name="T51" style:family="text">
      <style:text-properties officeooo:rsid="0054690a"/>
    </style:style>
    <style:style style:name="T52" style:family="text">
      <style:text-properties officeooo:rsid="0054afb4"/>
    </style:style>
    <style:style style:name="T53" style:family="text">
      <style:text-properties officeooo:rsid="00569ff5"/>
    </style:style>
    <style:style style:name="T54" style:family="text">
      <style:text-properties officeooo:rsid="005952d6"/>
    </style:style>
    <style:style style:name="T55" style:family="text">
      <style:text-properties officeooo:rsid="005aee22"/>
    </style:style>
    <style:style style:name="T56" style:family="text">
      <style:text-properties officeooo:rsid="005e26e4"/>
    </style:style>
    <style:style style:name="T57" style:family="text">
      <style:text-properties officeooo:rsid="005fb0c8"/>
    </style:style>
    <style:style style:name="T58" style:family="text">
      <style:text-properties officeooo:rsid="0060dbb9"/>
    </style:style>
    <style:style style:name="T59" style:family="text">
      <style:text-properties officeooo:rsid="0061f432"/>
    </style:style>
    <style:style style:name="T60" style:family="text">
      <style:text-properties fo:color="#00ae00" officeooo:rsid="0061f432"/>
    </style:style>
    <style:style style:name="T61" style:family="text">
      <style:text-properties fo:color="#280099"/>
    </style:style>
    <style:style style:name="T62" style:family="text">
      <style:text-properties fo:color="#280099" officeooo:rsid="0061f432"/>
    </style:style>
    <style:style style:name="T63" style:family="text">
      <style:text-properties fo:color="#280099" officeooo:rsid="005952d6"/>
    </style:style>
    <style:style style:name="T64" style:family="text">
      <style:text-properties fo:color="#b80047"/>
    </style:style>
    <style:style style:name="T65" style:family="text">
      <style:text-properties fo:color="#b80047" officeooo:rsid="0061f432"/>
    </style:style>
    <style:style style:name="T66" style:family="text">
      <style:text-properties fo:color="#b80047" officeooo:rsid="005952d6"/>
    </style:style>
    <style:style style:name="T67" style:family="text">
      <style:text-properties fo:color="#b80047" officeooo:rsid="00696c84"/>
    </style:style>
    <style:style style:name="T68" style:family="text">
      <style:text-properties officeooo:rsid="00670cbb"/>
    </style:style>
    <style:style style:name="T69" style:family="text">
      <style:text-properties officeooo:rsid="00696c84"/>
    </style:style>
    <style:style style:name="T70" style:family="text">
      <style:text-properties style:text-underline-style="solid" style:text-underline-width="auto" style:text-underline-color="font-color"/>
    </style:style>
    <style:style style:name="T71" style:family="text">
      <style:text-properties style:text-underline-style="none"/>
    </style:style>
    <style:style style:name="T72" style:family="text">
      <style:text-properties officeooo:rsid="006ccc42"/>
    </style:style>
    <style:style style:name="T73" style:family="text">
      <style:text-properties style:use-window-font-color="true" style:text-outline="false" style:text-line-through-style="none" style:text-line-through-type="none" style:font-name="Nimbus Sans L" fo:font-size="12pt" fo:font-style="normal" fo:text-shadow="none" style:text-underline-style="none" fo:font-weight="bold" style:letter-kerning="true" style:font-name-asian="WenQuanYi Zen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74" style:family="text">
      <style:text-properties style:use-window-font-color="true" style:text-outline="false" style:text-line-through-style="none" style:text-line-through-type="none" style:text-position="0% 100%" style:font-name="Liberation Sans1" fo:font-size="10pt" fo:letter-spacing="normal" fo:language="en" fo:country="GB" fo:font-style="italic" fo:text-shadow="none" style:text-underline-style="none" fo:font-weight="normal" style:text-underline-mode="continuous" style:text-overline-mode="continuous" style:text-line-through-mode="continuous" style:letter-kerning="true" style:font-name-asian="WenQuanYi Zen Hei" style:font-size-asian="18pt" style:language-asian="zh" style:country-asian="TW" style:font-style-asian="italic" style:font-weight-asian="normal" style:font-name-complex="Lohit Hind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75" style:family="text">
      <style:text-properties fo:font-size="12pt"/>
    </style:style>
    <style:style style:name="T76" style:family="text">
      <style:text-properties style:use-window-font-color="true" style:text-outline="false" style:text-line-through-style="none" style:text-line-through-type="none" style:font-name="Nimbus Sans L" fo:font-size="10pt" fo:font-style="normal" fo:text-shadow="none" style:text-underline-style="none" fo:font-weight="bold" style:letter-kerning="true" style:font-name-asian="WenQuanYi Zen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0.90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style:run-through="foreground"/>
    </style:style>
    <style:style style:name="gr4" style:family="graphic">
      <style:graphic-properties draw:stroke="solid" svg:stroke-width="0.0201in" svg:stroke-color="#000000" draw:marker-start="" draw:marker-start-width="0.1083in" draw:marker-start-center="false" draw:marker-end="" draw:marker-end-width="0.1083in" draw:marker-end-center="false" draw:fill="none" draw:fill-color="#cfe7f5" draw:textarea-horizontal-align="justify" draw:textarea-vertical-align="middle" draw:auto-grow-height="false" fo:min-height="1.0819in" fo:min-width="1.2835in" fo:padding-top="0.0591in" fo:padding-bottom="0.0591in" fo:padding-left="0.1083in" fo:padding-right="0.1083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2" svg:stroke-width="0.0201in" svg:stroke-color="#000000" draw:marker-start="" draw:marker-start-width="0.1083in" draw:marker-start-center="false" draw:marker-end="" draw:marker-end-width="0.1083in" draw:marker-end-center="false" svg:stroke-opacity="100%" draw:stroke-linejoin="round" draw:fill="none" draw:fill-color="#cfe7f5"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shrink-to-fit" draw:fit-to-contour="false" fo:max-height="0in" fo:max-width="0in" fo:min-height="0in" fo:min-width="0in" fo:padding-top="0.0591in" fo:padding-bottom="0.0591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solid" draw:stroke-dash="Dashed_20__28_var_29__20_2" svg:stroke-width="0.0201in" svg:stroke-color="#000000" draw:marker-start="" draw:marker-start-width="0.1083in" draw:marker-start-center="false" draw:marker-end="" draw:marker-end-width="0.1083in" draw:marker-end-center="false" svg:stroke-opacity="100%" draw:stroke-linejoin="round" draw:fill="none" draw:fill-color="#cfe7f5"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true" draw:auto-grow-width="false" draw:fit-to-size="shrink-to-fit" draw:fit-to-contour="false" fo:max-height="0in" fo:max-width="0in" fo:min-height="0in" fo:min-width="0in" fo:padding-top="0.0591in" fo:padding-bottom="0.0591in" fo:padding-left="0.1083in" fo:padding-right="0.1083in" fo:wrap-option="no-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solid" svg:stroke-width="0.0201in" svg:stroke-color="#000000" draw:marker-start="" draw:marker-start-width="0.1083in" draw:marker-start-center="false" draw:marker-end="" draw:marker-end-width="0.1083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draw:stroke="solid" svg:stroke-width="0.0201in" svg:stroke-color="#000000" draw:marker-start="" draw:marker-start-width="0.1083in" draw:marker-start-center="false" draw:marker-end="" draw:marker-end-width="0.1083in" draw:marker-end-center="false" draw:fill="none" draw:fill-color="#cfe7f5" draw:textarea-horizontal-align="justify" draw:textarea-vertical-align="middle" draw:auto-grow-height="false" fo:min-height="0in" fo:min-width="0in"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0201in" svg:stroke-color="#000000" draw:marker-start="" draw:marker-start-width="0.1083in" draw:marker-start-center="false" draw:marker-end="" draw:marker-end-width="0.1083in" draw:marker-end-center="false" draw:fill="solid" draw:fill-color="#808080" draw:textarea-horizontal-align="justify" draw:textarea-vertical-align="middle" draw:auto-grow-height="false" fo:min-height="0in" fo:min-width="0in" fo:padding-top="0.0591in" fo:padding-bottom="0.0591in" fo:padding-left="0.1083in" fo:padding-right="0.1083in" draw:shadow="hidden" draw:shadow-offset-x="0.0783in" draw:shadow-offset-y="0.0783in" draw:shadow-color="#808080" style:run-through="foreground"/>
    </style:style>
    <style:style style:name="gr11" style:family="graphic">
      <style:graphic-properties svg:stroke-width="0.0193in" svg:stroke-color="#000000" draw:marker-start-width="0.1681in" draw:marker-end-width="0.1681in" draw:fill="solid" draw:fill-color="#000000" draw:textarea-horizontal-align="center" draw:textarea-vertical-align="middle" fo:padding-top="0.0098in" fo:padding-bottom="0.0098in" fo:padding-left="0.0098in" fo:padding-right="0.009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svg:stroke-width="0.0193in" svg:stroke-color="#000000" draw:marker-start-width="0.1681in" draw:marker-end-width="0.1681in" draw:textarea-horizontal-align="center" draw:textarea-vertical-align="middle" fo:padding-top="0.0098in" fo:padding-bottom="0.0098in" fo:padding-left="0.0098in" fo:padding-right="0.0098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25in"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99in" fo:min-width="0.51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201in" svg:stroke-color="#000000" draw:marker-start="" draw:marker-start-width="0.1083in" draw:marker-start-center="false" draw:marker-end="" draw:marker-end-width="0.1083in" draw:marker-end-center="false" draw:fill="none" draw:fill-color="#cfe7f5" draw:textarea-horizontal-align="justify" draw:textarea-vertical-align="middle" draw:auto-grow-height="false" fo:min-height="0.6555in" fo:min-width="0.75in" fo:padding-top="0.0591in" fo:padding-bottom="0.0591in" fo:padding-left="0.1083in" fo:padding-right="0.1083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draw:fit-to-size="shrink-to-fit" fo:min-height="0.1799in" fo:min-width="0.6957in" fo:padding-top="0.0492in" fo:padding-bottom="0.0492in" fo:padding-left="0.0984in" fo:padding-right="0.0984in" draw:shadow="hidden" draw:shadow-offset-x="0.0783in" draw:shadow-offset-y="0.0783in" draw:shadow-color="#808080"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 draw:marker-start-width="0.1083in" draw:marker-start-center="false" draw:marker-end="" draw:marker-end-width="0.1083in" draw:marker-end-center="false" draw:fill="none" draw:fill-color="#cfe7f5" draw:textarea-horizontal-align="justify" draw:textarea-vertical-align="middle" draw:auto-grow-height="false" draw:fit-to-size="shrink-to-fit" fo:min-height="0.6555in" fo:min-width="0.75in"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fit-to-size="shrink-to-fit"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svg:stroke-width="0.0193in" svg:stroke-color="#000000" draw:marker-start="Diamond_20_unfilled" draw:marker-start-width="0.1972in" draw:marker-end="Short_20_line_20_Arrow" draw:marker-end-width="0.1972in" draw:textarea-horizontal-align="center" draw:textarea-vertical-align="middle" fo:padding-top="0.0098in" fo:padding-bottom="0.0098in" fo:padding-left="0.0098in" fo:padding-right="0.0098in"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291in"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99in" fo:min-width="0.549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99in" fo:min-width="0.780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BRIX11 </text:span>Axcioma Project <text:span text:style-name="T1">Command </text:span>tool<text:span text:style-name="T1">s</text:span></text:h>
      <text:p text:style-name="P1"/>
      <text:h text:style-name="Heading_20_2" text:outline-level="2">Introduction</text:h>
      <text:p text:style-name="P1"/>
      <text:p text:style-name="P1">The BRIX11 Axcioma Project Command (APC) tools are a set of BRIX11 command extensions with the intent of providing simplified and consistent project management for Axcioma based application development.</text:p>
      <text:p text:style-name="P1"/>
      <text:p text:style-name="P1">APC attempts to wrap all intrinsic dependencies and rules for Axcioma development with an abstracted and simplified interface which provides ease of use for Axcioma developers.</text:p>
      <text:p text:style-name="P1"/>
      <text:p text:style-name="P1">BRIX11 APC targets to provide the following functionalities:</text:p>
      <text:list xml:id="list8087538374915926017" text:style-name="L42">
        <text:list-item>
          <text:p text:style-name="P181">workspace <text:span text:style-name="T2">definition<text:line-break/>i.e. define structures, constructs and targets</text:span></text:p>
        </text:list-item>
        <text:list-item>
          <text:p text:style-name="P182">workspace control<text:line-break/>i.e. buildfile/code generation, building and cleaning</text:p>
        </text:list-item>
        <text:list-item>
          <text:p text:style-name="P182">application deployment (<text:span text:style-name="T3">future</text:span><text:span text:style-name="T11">)</text:span></text:p>
        </text:list-item>
      </text:list>
      <text:p text:style-name="P2"/>
      <text:p text:style-name="P3"/>
      <text:h text:style-name="P185" text:outline-level="2">Axcioma project structure and dependencies</text:h>
      <text:p text:style-name="P3"/>
      <text:p text:style-name="P11">Axcioma projects consist of three distinct product categories:</text:p>
      <text:list xml:id="list1902981098003271918" text:style-name="L43">
        <text:list-item>
          <text:p text:style-name="P183">Data structures (incl. interface definitions)</text:p>
        </text:list-item>
        <text:list-item>
          <text:p text:style-name="P183">Connectors</text:p>
        </text:list-item>
        <text:list-item>
          <text:p text:style-name="P183">Business components</text:p>
        </text:list-item>
      </text:list>
      <text:p text:style-name="P3"/>
      <text:p text:style-name="P11">Data structures are fully IDL defined with the end products (libraries) built from generated code without any user code. Depending on choices made for interaction patterns used for the business component implementations a predictable set of dependencies and rules need to be applied when generating/building the end products.</text:p>
      <text:p text:style-name="P3"/>
      <text:p text:style-name="P11">Connectors are fully generated based on Data IDL input and interaction pattern implementation specification.</text:p>
      <text:p text:style-name="P11">The dependencies and rules for generation/building are completely derived from the IDL input and implementation specs.</text:p>
      <text:p text:style-name="P3"/>
      <text:p text:style-name="P4">Business components are modelled/defined in IDL. Interaction pattern choices <text:span text:style-name="T31">(expressed through the component model/IDL) determin dependencies and rules in generation and building of the end products.</text:span></text:p>
      <text:p text:style-name="P5">User supplied (code) executor implementations provide the actual business functionality of the components.</text:p>
      <text:p text:style-name="P5"/>
      <text:p text:style-name="P6">Combined this provides the following dependency/workflow model for Axcioma projects:</text:p>
      <text:p text:style-name="P6"/>
      <table:table table:name="Table1" table:style-name="Table1">
        <table:table-column table:style-name="Table1.A" table:number-columns-repeated="3"/>
        <table:table-row>
          <table:table-cell table:style-name="Table1.A1" office:value-type="string">
            <text:p text:style-name="P61">User supplied<text:line-break/>(modelled/edited)</text:p>
          </table:table-cell>
          <table:table-cell table:style-name="Table1.A1" office:value-type="string">
            <text:p text:style-name="P61">Derived<text:line-break/>(generated or handcrafted)</text:p>
          </table:table-cell>
          <table:table-cell table:style-name="Table1.C1" office:value-type="string">
            <text:p text:style-name="P61">Produced<text:line-break/>(compiled/linked end products)</text:p>
          </table:table-cell>
        </table:table-row>
        <table:table-row>
          <table:table-cell table:style-name="Table1.A2" office:value-type="string">
            <text:p text:style-name="P59">Data IDL</text:p>
          </table:table-cell>
          <table:table-cell table:style-name="Table1.A2" office:value-type="string">
            <text:p text:style-name="P59">Build files (MPC/make) and generated code (for stubs, skeletons, interaction interfaces etc.)</text:p>
          </table:table-cell>
          <table:table-cell table:style-name="Table1.C2" office:value-type="string">
            <text:p text:style-name="P60">Data (interface) libraries.</text:p>
          </table:table-cell>
        </table:table-row>
        <table:table-row>
          <table:table-cell table:style-name="Table1.A2" office:value-type="string">
            <text:p text:style-name="P59">Component model/IDL<text:line-break/>(includes interaction pattern choice)</text:p>
          </table:table-cell>
          <table:table-cell table:style-name="Table1.A2" office:value-type="string">
            <text:p text:style-name="P59">Build files (MPC/make) and generated code (component framework code and executor base/starter code)</text:p>
          </table:table-cell>
          <table:table-cell table:style-name="Table1.C3" table:number-rows-spanned="2" office:value-type="string">
            <text:p text:style-name="P153">Component libraries.</text:p>
          </table:table-cell>
        </table:table-row>
        <table:table-row>
          <table:table-cell table:style-name="Table1.A2" office:value-type="string">
            <text:p text:style-name="P59">Component executor implementation.</text:p>
          </table:table-cell>
          <table:table-cell table:style-name="Table1.A2" office:value-type="string">
            <text:p text:style-name="P59"/>
          </table:table-cell>
          <table:covered-table-cell/>
        </table:table-row>
        <table:table-row>
          <table:table-cell table:style-name="Table1.A2" office:value-type="string">
            <text:p text:style-name="P59">Connector specs<text:line-break/>(defines which connectors to create)</text:p>
          </table:table-cell>
          <table:table-cell table:style-name="Table1.A2" office:value-type="string">
            <text:p text:style-name="P59">Build files (MPC/make) and generated IDL/code.</text:p>
          </table:table-cell>
          <table:table-cell table:style-name="Table1.C2" office:value-type="string">
            <text:p text:style-name="P60">Connector libraries.</text:p>
          </table:table-cell>
        </table:table-row>
        <table:table-row>
          <table:table-cell table:style-name="Table1.A2" office:value-type="string">
            <text:p text:style-name="P59">Project structure<text:line-break/>(directory tree, output folders etc.)</text:p>
          </table:table-cell>
          <table:table-cell table:style-name="Table1.A2" office:value-type="string">
            <text:p text:style-name="P59">Build files (MPC/make)</text:p>
          </table:table-cell>
          <table:table-cell table:style-name="Table1.C2" office:value-type="string">
            <text:p text:style-name="Table_20_Contents"/>
          </table:table-cell>
        </table:table-row>
      </table:table>
      <text:p text:style-name="P6"/>
      <text:h text:style-name="P184" text:outline-level="2">APC Architecture</text:h>
      <text:p text:style-name="P7"/>
      <text:p text:style-name="P8">APC defines the concept of <text:span text:style-name="T3">recipes</text:span><text:span text:style-name="T11"> to capture the user supplied meta information which in combination with IDL files and executor/business code determins the end products (to be) built for an Axcioma project.</text:span></text:p>
      <text:p text:style-name="P8"/>
      <text:p text:style-name="P8"><text:span text:style-name="T11">An APC based project is assumed to be stored in a directory tree with a single common root. This root is (normally) marked by the existence of a </text:span><text:span text:style-name="T3">project</text:span><text:span text:style-name="T11"> </text:span><text:span text:style-name="T3">recipe</text:span><text:span text:style-name="T11"> file stored at that location </text:span><text:span text:style-name="T12">using a fixed name (“</text:span><text:span text:style-name="Source_20_Text"><text:span text:style-name="T12">aprc</text:span></text:span><text:span text:style-name="T12">”)</text:span><text:span text:style-name="T11">.</text:span></text:p>
      <text:p text:style-name="P8"/>
      <text:p text:style-name="P8"><text:span text:style-name="T11">APC defines various </text:span><text:span text:style-name="T3">recipe</text:span><text:span text:style-name="T11"> types for different project products like connectors, components and (optionally data).</text:span></text:p>
      <text:p text:style-name="P8"/>
      <text:p text:style-name="P8"><text:span text:style-name="T11">Product </text:span><text:span text:style-name="T3">recipes</text:span><text:span text:style-name="T11"> are stored in text files using APC DSL (Domain Specific Language) definitions.</text:span></text:p>
      <text:p text:style-name="P8"/>
      <text:p text:style-name="P8"><text:span text:style-name="T11">A </text:span><text:span text:style-name="T3">recipe</text:span><text:span text:style-name="T11"> file can have any name ending with a fixed extension (“</text:span><text:span text:style-name="Source_20_Text"><text:span text:style-name="T11">.aprc</text:span></text:span><text:span text:style-name="T11">”).</text:span></text:p>
      <text:p text:style-name="P8"/>
      <text:p text:style-name="P8"><text:span text:style-name="T11">A single </text:span><text:span text:style-name="T3">recipe</text:span><text:span text:style-name="T11"> file can contain zero or more </text:span><text:span text:style-name="T3">recipe</text:span><text:span text:style-name="T11"> definitions.</text:span></text:p>
      <text:p text:style-name="P8"/>
      <text:p text:style-name="P8"><text:span text:style-name="T11">A single folder in the project tree can contain zero or more </text:span><text:span text:style-name="T3">recipe</text:span><text:span text:style-name="T11"> files.</text:span></text:p>
      <text:p text:style-name="P8"/>
      <text:p text:style-name="P9"><text:span text:style-name="T11">Each </text:span><text:span text:style-name="T3">recipe</text:span><text:span text:style-name="T11"> </text:span><text:span text:style-name="T13">definition starts with a keyword specifying the type of recipe being defined followed by a </text:span><text:span text:style-name="T4">recipe-id</text:span><text:span text:style-name="T13">.</text:span><text:span text:style-name="T11"> </text:span><text:span text:style-name="T13">The </text:span><text:span text:style-name="T4">recipe-</text:span><text:span text:style-name="T13">id should be a </text:span><text:span text:style-name="T11">unique id within a single APC project.</text:span></text:p>
      <text:p text:style-name="P9"/>
      <text:p text:style-name="P10"><text:span text:style-name="T11">The </text:span><text:span text:style-name="T3">project recipe</text:span><text:span text:style-name="T11"> deviates from this specification in having an </text:span><text:span text:style-name="T27">implicit</text:span><text:span text:style-name="T29"> </text:span><text:span text:style-name="T9">recipe_type</text:span><text:span text:style-name="T29"> (not specified in the file) and </text:span><text:span text:style-name="T9">recipe-</text:span><text:span text:style-name="T10">id</text:span><text:span text:style-name="T29"> (the file name and path). </text:span><text:span text:style-name="T30">A</text:span><text:span text:style-name="T29"> </text:span><text:span text:style-name="T9">project recipe</text:span><text:span text:style-name="T29"> must always be specified in it's own </text:span><text:span text:style-name="T9">recipe</text:span><text:span text:style-name="T29"> file (“</text:span><text:span text:style-name="Source_20_Text"><text:span text:style-name="T29">aprc</text:span></text:span><text:span text:style-name="T29">”).</text:span></text:p>
      <text:p text:style-name="P10"/>
      <text:p text:style-name="P48">APC builds a project model from the loaded recipes as shown here.</text:p>
      <text:p text:style-name="P17"><draw:frame text:anchor-type="paragraph" draw:z-index="12" draw:style-name="gr13" draw:text-style-name="P197" svg:width="0.1567in" svg:height="0.1925in" svg:x="1.7953in" svg:y="2.6862in"><draw:text-box><text:p><text:span text:style-name="T75">*</text:span></text:p></draw:text-box></draw:frame><draw:frame text:anchor-type="paragraph" draw:z-index="11" draw:style-name="gr13" svg:width="0.198in" svg:height="0.1925in" svg:x="2.7075in" svg:y="2.6799in"><draw:text-box><text:p>1</text:p></draw:text-box></draw:frame><draw:frame text:anchor-type="paragraph" draw:z-index="10" draw:style-name="gr13" draw:text-style-name="P197" svg:width="0.1567in" svg:height="0.1925in" svg:x="1.0075in" svg:y="2.1756in"><draw:text-box><text:p><text:span text:style-name="T75">*</text:span></text:p></draw:text-box></draw:frame><draw:frame text:anchor-type="paragraph" draw:z-index="9" draw:style-name="gr13" svg:width="0.198in" svg:height="0.1925in" svg:x="1.0075in" svg:y="1.4984in"><draw:text-box><text:p>1</text:p></draw:text-box></draw:frame><draw:line text:anchor-type="paragraph" draw:z-index="8" draw:style-name="gr12" draw:text-style-name="P196" svg:x1="4.5311in" svg:y1="2.9256in" svg:x2="5.1146in" svg:y2="2.9256in"><text:p/></draw:line><draw:line text:anchor-type="paragraph" draw:z-index="7" draw:style-name="gr11" draw:text-style-name="P196" svg:x1="1.75in" svg:y1="0.7071in" svg:x2="2.6252in" svg:y2="0.7071in"><text:p/></draw:line><draw:g text:anchor-type="paragraph" draw:z-index="6" draw:style-name="gr1"><draw:line draw:style-name="gr8" draw:text-style-name="P192" svg:x1="1.7602in" svg:y1="2.889in" svg:x2="2.7768in" svg:y2="2.889in"><text:p/></draw:line><draw:custom-shape draw:style-name="gr10" draw:text-style-name="P192" svg:width="0.2543in" svg:height="0.1776in" svg:x="2.7768in" svg:y="2.8008in"><text:p/><draw:enhanced-geometry svg:viewBox="0 0 21600 21600" draw:glue-points="10800 0 0 10800 10800 21600 21600 10800" draw:text-areas="5400 5400 16200 16200" draw:type="diamond" draw:enhanced-path="M 10800 0 L 21600 10800 10800 21600 0 10800 10800 0 Z N"/></draw:custom-shape></draw:g><draw:g text:anchor-type="paragraph" draw:z-index="5" draw:style-name="gr1"><draw:line draw:style-name="gr8" draw:text-style-name="P192" svg:x1="0.9535in" svg:y1="2.3291in" svg:x2="0.9496in" svg:y2="1.5555in"><text:p/></draw:line><draw:custom-shape draw:style-name="gr9" draw:text-style-name="P192" svg:width="0.1933in" svg:height="0.1169in" draw:transform="skewX (0.00593411945678072) rotate (1.57603231455088) translate (0.890972222222222in 1.55555555555556in)"><text:p/><draw:enhanced-geometry svg:viewBox="0 0 21600 21600" draw:glue-points="10800 0 0 10800 10800 21600 21600 10800" draw:text-areas="5400 5400 16200 16200" draw:type="diamond" draw:enhanced-path="M 10800 0 L 21600 10800 10800 21600 0 10800 10800 0 Z N"/></draw:custom-shape><draw:g draw:style-name="gr3"><draw:line draw:style-name="gr8" draw:text-style-name="P192" svg:x1="0.9146in" svg:y1="2.2909in" svg:x2="0.9535in" svg:y2="2.3295in"><text:p/></draw:line><draw:line draw:style-name="gr8" draw:text-style-name="P192" svg:x1="0.9921in" svg:y1="2.2909in" svg:x2="0.9535in" svg:y2="2.3299in"><text:p/></draw:line></draw:g></draw:g><draw:g text:anchor-type="paragraph" draw:z-index="4" draw:style-name="gr1"><draw:polygon draw:style-name="gr6" draw:text-style-name="P194" svg:width="1.0295in" svg:height="0.9862in" draw:transform="rotate (-1.5707963267949) translate (6.10127017868425in 2.34154277698794in)" svg:viewBox="0 0 2616 2506" draw:points="0,2506 2616,2506 2616,0 523,0 0,418"><text:p text:style-name="P193"><text:span text:style-name="T74">recipe_file</text:span></text:p></draw:polygon><draw:polyline draw:style-name="gr7" draw:text-style-name="P195" svg:width="0.2055in" svg:height="0.1642in" draw:transform="rotate (-1.5707963267949) translate (6.10127017868425in 2.34154277698795in)" svg:viewBox="0 0 523 418" draw:points="0,418 523,418 523,0"><text:p/></draw:polyline></draw:g><draw:g text:anchor-type="paragraph" draw:z-index="3" draw:style-name="gr1"><draw:frame draw:style-name="gr2" draw:text-style-name="P191" svg:width="1.0996in" svg:height="0.3142in" svg:x="0.5701in" svg:y="2.3917in"><draw:text-box><text:p text:style-name="P190"><text:span text:style-name="T73">Recipe</text:span></text:p></draw:text-box></draw:frame><draw:g draw:style-name="gr3"><draw:custom-shape draw:style-name="gr4" draw:text-style-name="P192" svg:width="1.5004in" svg:height="1.2004in" svg:x="0.2602in" svg:y="2.3417in"><text:p/><draw:enhanced-geometry svg:viewBox="0 0 21600 21600" draw:type="rectangle" draw:enhanced-path="M 0 0 L 21600 0 21600 21600 0 21600 0 0 Z N"/></draw:custom-shape><draw:line draw:style-name="gr5" draw:text-style-name="P192" svg:x1="0.2602in" svg:y1="2.7413in" svg:x2="1.7602in" svg:y2="2.7413in"><text:p/></draw:line><draw:line draw:style-name="gr5" draw:text-style-name="P192" svg:x1="0.2602in" svg:y1="3.1413in" svg:x2="1.7602in" svg:y2="3.1413in"><text:p/></draw:line></draw:g></draw:g><draw:g text:anchor-type="paragraph" draw:z-index="2" draw:style-name="gr1"><draw:frame draw:style-name="gr2" draw:text-style-name="P191" svg:width="1.0996in" svg:height="0.3142in" svg:x="3.3413in" svg:y="2.3917in"><draw:text-box><text:p text:style-name="P190"><text:span text:style-name="T73">RecipeFile</text:span></text:p></draw:text-box></draw:frame><draw:g draw:style-name="gr3"><draw:custom-shape draw:style-name="gr4" draw:text-style-name="P192" svg:width="1.5004in" svg:height="1.2004in" svg:x="3.0311in" svg:y="2.3417in"><text:p/><draw:enhanced-geometry svg:viewBox="0 0 21600 21600" draw:type="rectangle" draw:enhanced-path="M 0 0 L 21600 0 21600 21600 0 21600 0 0 Z N"/></draw:custom-shape><draw:line draw:style-name="gr5" draw:text-style-name="P192" svg:x1="3.0311in" svg:y1="2.7413in" svg:x2="4.5311in" svg:y2="2.7413in"><text:p/></draw:line><draw:line draw:style-name="gr5" draw:text-style-name="P192" svg:x1="3.0311in" svg:y1="3.1413in" svg:x2="4.5311in" svg:y2="3.1413in"><text:p/></draw:line></draw:g></draw:g><draw:g text:anchor-type="paragraph" draw:z-index="1" draw:style-name="gr1"><draw:polygon draw:style-name="gr6" draw:text-style-name="P194" svg:width="1.0295in" svg:height="0.9862in" draw:transform="rotate (-1.5707963267949) translate (3.61168684535093in 0.166542776987949in)" svg:viewBox="0 0 2616 2506" draw:points="0,2506 2616,2506 2616,0 523,0 0,418"><text:p text:style-name="P193"><text:span text:style-name="T74">project_recipe</text:span></text:p></draw:polygon><draw:polyline draw:style-name="gr7" draw:text-style-name="P195" svg:width="0.2055in" svg:height="0.1642in" draw:transform="rotate (-1.5707963267949) translate (3.61168684535093in 0.166542776987949in)" svg:viewBox="0 0 523 418" draw:points="0,418 523,418 523,0"><text:p/></draw:polyline></draw:g><draw:g text:anchor-type="paragraph" draw:z-index="0" draw:style-name="gr1"><draw:frame draw:style-name="gr2" draw:text-style-name="P191" svg:width="1.0996in" svg:height="0.3142in" svg:x="0.5602in" svg:y="0.2165in"><draw:text-box><text:p text:style-name="P190"><text:span text:style-name="T73">Project</text:span></text:p></draw:text-box></draw:frame><draw:g draw:style-name="gr3"><draw:custom-shape draw:style-name="gr4" draw:text-style-name="P192" svg:width="1.5004in" svg:height="1.2004in" svg:x="0.25in" svg:y="0.1665in"><text:p/><draw:enhanced-geometry svg:viewBox="0 0 21600 21600" draw:type="rectangle" draw:enhanced-path="M 0 0 L 21600 0 21600 21600 0 21600 0 0 Z N"/></draw:custom-shape><draw:line draw:style-name="gr5" draw:text-style-name="P192" svg:x1="0.25in" svg:y1="0.5665in" svg:x2="1.75in" svg:y2="0.5665in"><text:p/></draw:line><draw:line draw:style-name="gr5" draw:text-style-name="P192" svg:x1="0.25in" svg:y1="0.9665in" svg:x2="1.75in" svg:y2="0.9665in"><text:p/></draw:line></draw:g></draw:g></text:p>
      <text:p text:style-name="P18">Based on the information from the <text:span text:style-name="T3">project recipe</text:span> and the <text:span text:style-name="T3">recipes</text:span> APC will locate and verify all IDL files specified. APC will also (recursively) scan the IDL files to identify any IDL files included <text:soft-page-break/>there as well as register component and interaction pattern specifics declared in these IDL files.</text:p>
      <text:p text:style-name="P18">APC will not register any IDL files not identified as being project contained (based on the path of the IDL files compared to the project root path).</text:p>
      <text:p text:style-name="P18"/>
      <text:p text:style-name="P18"><draw:g text:anchor-type="paragraph" draw:z-index="13" draw:style-name="gr1"><draw:frame draw:style-name="gr14" draw:text-style-name="P198" svg:width="0.7087in" svg:height="0.2787in" svg:x="0.45in" svg:y="0.1984in"><draw:text-box><text:p text:style-name="P190"><text:span text:style-name="T76">Project</text:span></text:p></draw:text-box></draw:frame><draw:g draw:style-name="gr3"><draw:custom-shape draw:style-name="gr15" draw:text-style-name="P192" svg:width="0.9669in" svg:height="0.774in" svg:x="0.25in" svg:y="0.1665in"><text:p/><draw:enhanced-geometry svg:viewBox="0 0 21600 21600" draw:mirror-horizontal="false" draw:mirror-vertical="false" draw:type="rectangle" draw:enhanced-path="M 0 0 L 21600 0 21600 21600 0 21600 0 0 Z N"/></draw:custom-shape><draw:line draw:style-name="gr5" draw:text-style-name="P199" svg:x1="0.25in" svg:y1="0.4236in" svg:x2="1.2165in" svg:y2="0.4236in"><text:p/></draw:line><draw:line draw:style-name="gr5" draw:text-style-name="P192" svg:x1="0.25in" svg:y1="0.6823in" svg:x2="1.2165in" svg:y2="0.6823in"><text:p/></draw:line></draw:g></draw:g><draw:g text:anchor-type="paragraph" draw:z-index="16" draw:style-name="gr1"><draw:frame draw:style-name="gr14" draw:text-style-name="P198" svg:width="0.7087in" svg:height="0.2787in" svg:x="0.4563in" svg:y="1.6008in"><draw:text-box><text:p text:style-name="P190"><text:span text:style-name="T76">Recipe</text:span></text:p></draw:text-box></draw:frame><draw:g draw:style-name="gr3"><draw:custom-shape draw:style-name="gr15" draw:text-style-name="P192" svg:width="0.9669in" svg:height="0.774in" svg:x="0.2571in" svg:y="1.5681in"><text:p/><draw:enhanced-geometry svg:viewBox="0 0 21600 21600" draw:type="rectangle" draw:enhanced-path="M 0 0 L 21600 0 21600 21600 0 21600 0 0 Z N"/></draw:custom-shape><draw:line draw:style-name="gr5" draw:text-style-name="P192" svg:x1="0.2567in" svg:y1="1.826in" svg:x2="1.2232in" svg:y2="1.826in"><text:p/></draw:line><draw:line draw:style-name="gr5" draw:text-style-name="P192" svg:x1="0.2567in" svg:y1="2.0846in" svg:x2="1.2232in" svg:y2="2.0846in"><text:p/></draw:line></draw:g></draw:g><draw:g text:anchor-type="paragraph" draw:z-index="17" draw:style-name="gr1"><draw:line draw:style-name="gr8" draw:text-style-name="P192" svg:x1="0.7031in" svg:y1="1.5602in" svg:x2="0.7008in" svg:y2="1.0618in"><text:p/></draw:line><draw:custom-shape draw:style-name="gr9" draw:text-style-name="P192" svg:width="0.1248in" svg:height="0.0752in" draw:transform="skewX (0.00925024503556995) rotate (1.57603231455088) translate (0.663194444444444in 1.06180555555556in)"><text:p/><draw:enhanced-geometry svg:viewBox="0 0 21600 21600" draw:glue-points="10800 0 0 10800 10800 21600 21600 10800" draw:text-areas="5400 5400 16200 16200" draw:type="diamond" draw:enhanced-path="M 10800 0 L 21600 10800 10800 21600 0 10800 10800 0 Z N"/></draw:custom-shape><draw:g draw:style-name="gr3"><draw:line draw:style-name="gr8" draw:text-style-name="P192" svg:x1="0.6791in" svg:y1="1.5354in" svg:x2="0.7043in" svg:y2="1.5602in"><text:p/></draw:line><draw:line draw:style-name="gr8" draw:text-style-name="P192" svg:x1="0.7283in" svg:y1="1.5354in" svg:x2="0.7035in" svg:y2="1.5606in"><text:p/></draw:line></draw:g></draw:g><draw:g text:anchor-type="paragraph" draw:z-index="18" draw:style-name="gr1"><draw:line draw:style-name="gr8" draw:text-style-name="P192" svg:x1="1.2232in" svg:y1="1.9209in" svg:x2="1.8783in" svg:y2="1.9209in"><text:p/></draw:line><draw:custom-shape draw:style-name="gr10" draw:text-style-name="P192" svg:width="0.1642in" svg:height="0.115in" svg:x="1.8783in" svg:y="1.8638in"><text:p/><draw:enhanced-geometry svg:viewBox="0 0 21600 21600" draw:glue-points="10800 0 0 10800 10800 21600 21600 10800" draw:text-areas="5400 5400 16200 16200" draw:type="diamond" draw:enhanced-path="M 10800 0 L 21600 10800 10800 21600 0 10800 10800 0 Z N"/></draw:custom-shape></draw:g><draw:frame text:anchor-type="paragraph" draw:z-index="19" draw:style-name="gr13" svg:width="0.128in" svg:height="0.1925in" svg:x="0.7382in" svg:y="1.0252in"><draw:text-box><text:p>1</text:p></draw:text-box></draw:frame><draw:frame text:anchor-type="paragraph" draw:z-index="20" draw:style-name="gr13" draw:text-style-name="P197" svg:width="0.1012in" svg:height="0.1925in" svg:x="1.9425in" svg:y="0.3217in"><draw:text-box><text:p><text:span text:style-name="T75">*</text:span></text:p></draw:text-box></draw:frame><draw:frame text:anchor-type="paragraph" draw:z-index="21" draw:style-name="gr13" svg:width="0.1276in" svg:height="0.1925in" svg:x="1.8339in" svg:y="1.7445in"><draw:text-box><text:p>1</text:p></draw:text-box></draw:frame><draw:frame text:anchor-type="paragraph" draw:z-index="22" draw:style-name="gr13" draw:text-style-name="P197" svg:width="0.1012in" svg:height="0.1925in" svg:x="1.2457in" svg:y="1.7693in"><draw:text-box><text:p><text:span text:style-name="T75">*</text:span></text:p></draw:text-box></draw:frame><draw:g text:anchor-type="paragraph" draw:z-index="23" draw:style-name="gr1"><draw:frame draw:style-name="gr14" draw:text-style-name="P198" svg:width="0.7087in" svg:height="0.2787in" svg:x="2.2835in" svg:y="0.1882in"><draw:text-box><text:p text:style-name="P190"><text:span text:style-name="T76">IDLFile</text:span></text:p></draw:text-box></draw:frame><draw:g draw:style-name="gr3"><draw:custom-shape draw:style-name="gr15" draw:text-style-name="P192" svg:width="0.9669in" svg:height="0.774in" svg:x="2.0835in" svg:y="0.1563in"><text:p/><draw:enhanced-geometry svg:viewBox="0 0 21600 21600" draw:mirror-horizontal="false" draw:mirror-vertical="false" draw:type="rectangle" draw:enhanced-path="M 0 0 L 21600 0 21600 21600 0 21600 0 0 Z N"/></draw:custom-shape><draw:line draw:style-name="gr5" draw:text-style-name="P199" svg:x1="2.0835in" svg:y1="0.4138in" svg:x2="3.05in" svg:y2="0.4138in"><text:p/></draw:line><draw:line draw:style-name="gr5" draw:text-style-name="P192" svg:x1="2.0835in" svg:y1="0.6717in" svg:x2="3.05in" svg:y2="0.6717in"><text:p/></draw:line></draw:g></draw:g><draw:g text:anchor-type="paragraph" draw:z-index="24" draw:style-name="gr1"><draw:line draw:style-name="gr8" draw:text-style-name="P192" svg:x1="2.0815in" svg:y1="0.5169in" svg:x2="1.3882in" svg:y2="0.5283in"><text:p/></draw:line><draw:custom-shape draw:style-name="gr9" draw:text-style-name="P192" svg:width="0.1732in" svg:height="0.1043in" draw:transform="rotate (-3.12518655862105) translate (1.39097222222222in 0.580555555555555in)"><text:p/><draw:enhanced-geometry svg:viewBox="0 0 21600 21600" draw:glue-points="10800 0 0 10800 10800 21600 21600 10800" draw:text-areas="5400 5400 16200 16200" draw:type="diamond" draw:enhanced-path="M 10800 0 L 21600 10800 10800 21600 0 10800 10800 0 Z N"/></draw:custom-shape><draw:g draw:style-name="gr3"><draw:line draw:style-name="gr8" draw:text-style-name="P192" svg:x1="2.0492in" svg:y1="0.5524in" svg:x2="2.0835in" svg:y2="0.5169in"><text:p/></draw:line><draw:line draw:style-name="gr8" draw:text-style-name="P192" svg:x1="2.0472in" svg:y1="0.4827in" svg:x2="2.0827in" svg:y2="0.5169in"><text:p/></draw:line></draw:g></draw:g><draw:g text:anchor-type="paragraph" draw:z-index="25" draw:style-name="gr1"><draw:line draw:style-name="gr8" draw:text-style-name="P192" svg:x1="2.0421in" svg:y1="0.6303in" svg:x2="1.2165in" svg:y2="1.3567in"><text:p/></draw:line><draw:custom-shape draw:style-name="gr9" draw:text-style-name="P192" svg:width="0.2748in" svg:height="0.165in" draw:transform="skewX (0.00418879020478639) rotate (-2.41972447496494) translate (1.27222222222222in 1.42152777777778in)"><text:p/><draw:enhanced-geometry svg:viewBox="0 0 21600 21600" draw:glue-points="10800 0 0 10800 10800 21600 21600 10800" draw:text-areas="5400 5400 16200 16200" draw:type="diamond" draw:enhanced-path="M 10800 0 L 21600 10800 10800 21600 0 10800 10800 0 Z N"/></draw:custom-shape><draw:g draw:style-name="gr3"><draw:line draw:style-name="gr8" draw:text-style-name="P192" svg:x1="2.0374in" svg:y1="0.7079in" svg:x2="2.0425in" svg:y2="0.6299in"><text:p/></draw:line><draw:line draw:style-name="gr8" draw:text-style-name="P192" svg:x1="1.9646in" svg:y1="0.6248in" svg:x2="2.0425in" svg:y2="0.6299in"><text:p/></draw:line></draw:g></draw:g><draw:frame text:anchor-type="paragraph" draw:z-index="26" draw:style-name="gr13" svg:width="0.128in" svg:height="0.1925in" svg:x="1.3484in" svg:y="0.2898in"><draw:text-box><text:p>1</text:p></draw:text-box></draw:frame><draw:frame text:anchor-type="paragraph" draw:z-index="27" draw:style-name="gr13" svg:width="0.128in" svg:height="0.1925in" svg:x="1.2256in" svg:y="1.3772in"><draw:text-box><text:p>1</text:p></draw:text-box></draw:frame><draw:frame text:anchor-type="paragraph" draw:z-index="28" draw:style-name="gr13" draw:text-style-name="P197" svg:width="0.1012in" svg:height="0.1925in" svg:x="1.9465in" svg:y="0.7465in"><draw:text-box><text:p><text:span text:style-name="T75">*</text:span></text:p></draw:text-box></draw:frame><draw:polyline text:anchor-type="paragraph" draw:z-index="29" draw:style-name="gr19" draw:text-style-name="P196" svg:width="0.728in" svg:height="0.4996in" svg:x="3.05in" svg:y="0.3217in" svg:viewBox="0 0 1850 1270" draw:points="0,0 1850,0 1850,1270 0,1270"><text:p/></draw:polyline><draw:frame text:anchor-type="paragraph" draw:z-index="51" draw:style-name="gr13" draw:text-style-name="P197" svg:width="0.1012in" svg:height="0.1925in" svg:x="0.7339in" svg:y="1.411in"><draw:text-box><text:p><text:span text:style-name="T75">*</text:span></text:p></draw:text-box></draw:frame><draw:frame text:anchor-type="paragraph" draw:z-index="14" draw:style-name="gr16" draw:text-style-name="P198" svg:width="0.8933in" svg:height="0.2787in" svg:x="2.0425in" svg:y="1.5854in"><draw:text-box><text:p text:style-name="P190"><text:span text:style-name="T76">RecipeFile</text:span></text:p></draw:text-box></draw:frame><draw:g text:anchor-type="paragraph" draw:z-index="15" draw:style-name="gr1"><draw:custom-shape draw:style-name="gr17" draw:text-style-name="P192" svg:width="0.9669in" svg:height="0.774in" svg:x="2.0425in" svg:y="1.5681in"><text:p/><draw:enhanced-geometry svg:viewBox="0 0 21600 21600" draw:type="rectangle" draw:enhanced-path="M 0 0 L 21600 0 21600 21600 0 21600 0 0 Z N"/></draw:custom-shape><draw:line draw:style-name="gr18" draw:text-style-name="P192" svg:x1="2.0421in" svg:y1="1.826in" svg:x2="3.0087in" svg:y2="1.826in"><text:p/></draw:line><draw:line draw:style-name="gr18" draw:text-style-name="P192" svg:x1="2.0421in" svg:y1="2.0846in" svg:x2="3.0087in" svg:y2="2.0846in"><text:p/></draw:line></draw:g><draw:frame text:anchor-type="paragraph" draw:z-index="30" draw:style-name="gr20" svg:width="0.5732in" svg:height="0.2295in" svg:x="3.8307in" svg:y="0.4673in"><draw:text-box><text:p>includes</text:p></draw:text-box></draw:frame></text:p>
      <text:p text:style-name="P19">From the <text:span text:style-name="T3">recipe</text:span> information together with the collected IDLFiles and their associated information APC will determin the required (MPC) projects and their inter-dependencies that need to be created and will create and register corresponding objects in it's project model.</text:p>
      <text:p text:style-name="P19"/>
      <text:p text:style-name="P19"><draw:g text:anchor-type="paragraph" draw:z-index="31" draw:style-name="gr1"><draw:frame draw:style-name="gr14" draw:text-style-name="P198" svg:width="0.7087in" svg:height="0.2787in" svg:x="0.45in" svg:y="0.1984in"><draw:text-box><text:p text:style-name="P190"><text:span text:style-name="T76">Project</text:span></text:p></draw:text-box></draw:frame><draw:g draw:style-name="gr3"><draw:custom-shape draw:style-name="gr15" draw:text-style-name="P192" svg:width="0.9669in" svg:height="0.774in" svg:x="0.25in" svg:y="0.1665in"><text:p/><draw:enhanced-geometry svg:viewBox="0 0 21600 21600" draw:mirror-horizontal="false" draw:mirror-vertical="false" draw:type="rectangle" draw:enhanced-path="M 0 0 L 21600 0 21600 21600 0 21600 0 0 Z N"/></draw:custom-shape><draw:line draw:style-name="gr5" draw:text-style-name="P199" svg:x1="0.25in" svg:y1="0.4236in" svg:x2="1.2165in" svg:y2="0.4236in"><text:p/></draw:line><draw:line draw:style-name="gr5" draw:text-style-name="P192" svg:x1="0.25in" svg:y1="0.6823in" svg:x2="1.2165in" svg:y2="0.6823in"><text:p/></draw:line></draw:g></draw:g><draw:g text:anchor-type="paragraph" draw:z-index="34" draw:style-name="gr1"><draw:frame draw:style-name="gr14" draw:text-style-name="P198" svg:width="0.7087in" svg:height="0.2787in" svg:x="0.4563in" svg:y="1.6008in"><draw:text-box><text:p text:style-name="P190"><text:span text:style-name="T76">Recipe</text:span></text:p></draw:text-box></draw:frame><draw:g draw:style-name="gr3"><draw:custom-shape draw:style-name="gr15" draw:text-style-name="P192" svg:width="0.9669in" svg:height="0.774in" svg:x="0.2571in" svg:y="1.5681in"><text:p/><draw:enhanced-geometry svg:viewBox="0 0 21600 21600" draw:type="rectangle" draw:enhanced-path="M 0 0 L 21600 0 21600 21600 0 21600 0 0 Z N"/></draw:custom-shape><draw:line draw:style-name="gr5" draw:text-style-name="P192" svg:x1="0.2567in" svg:y1="1.826in" svg:x2="1.2232in" svg:y2="1.826in"><text:p/></draw:line><draw:line draw:style-name="gr5" draw:text-style-name="P192" svg:x1="0.2567in" svg:y1="2.0846in" svg:x2="1.2232in" svg:y2="2.0846in"><text:p/></draw:line></draw:g></draw:g><draw:g text:anchor-type="paragraph" draw:z-index="35" draw:style-name="gr1"><draw:line draw:style-name="gr8" draw:text-style-name="P192" svg:x1="0.7031in" svg:y1="1.5602in" svg:x2="0.7008in" svg:y2="1.0618in"><text:p/></draw:line><draw:custom-shape draw:style-name="gr9" draw:text-style-name="P192" svg:width="0.1248in" svg:height="0.0752in" draw:transform="skewX (0.00925024503556995) rotate (1.57603231455088) translate (0.663194444444444in 1.06180555555556in)"><text:p/><draw:enhanced-geometry svg:viewBox="0 0 21600 21600" draw:glue-points="10800 0 0 10800 10800 21600 21600 10800" draw:text-areas="5400 5400 16200 16200" draw:type="diamond" draw:enhanced-path="M 10800 0 L 21600 10800 10800 21600 0 10800 10800 0 Z N"/></draw:custom-shape><draw:g draw:style-name="gr3"><draw:line draw:style-name="gr8" draw:text-style-name="P192" svg:x1="0.6791in" svg:y1="1.5354in" svg:x2="0.7043in" svg:y2="1.5602in"><text:p/></draw:line><draw:line draw:style-name="gr8" draw:text-style-name="P192" svg:x1="0.7283in" svg:y1="1.5354in" svg:x2="0.7035in" svg:y2="1.5606in"><text:p/></draw:line></draw:g></draw:g><draw:g text:anchor-type="paragraph" draw:z-index="36" draw:style-name="gr1"><draw:line draw:style-name="gr8" draw:text-style-name="P192" svg:x1="1.2232in" svg:y1="1.9209in" svg:x2="1.8783in" svg:y2="1.9209in"><text:p/></draw:line><draw:custom-shape draw:style-name="gr10" draw:text-style-name="P192" svg:width="0.1642in" svg:height="0.115in" svg:x="1.8783in" svg:y="1.8638in"><text:p/><draw:enhanced-geometry svg:viewBox="0 0 21600 21600" draw:glue-points="10800 0 0 10800 10800 21600 21600 10800" draw:text-areas="5400 5400 16200 16200" draw:type="diamond" draw:enhanced-path="M 10800 0 L 21600 10800 10800 21600 0 10800 10800 0 Z N"/></draw:custom-shape></draw:g><draw:frame text:anchor-type="paragraph" draw:z-index="37" draw:style-name="gr13" svg:width="0.128in" svg:height="0.1925in" svg:x="0.7382in" svg:y="1.0252in"><draw:text-box><text:p>1</text:p></draw:text-box></draw:frame><draw:frame text:anchor-type="paragraph" draw:z-index="38" draw:style-name="gr13" draw:text-style-name="P197" svg:width="0.1012in" svg:height="0.1925in" svg:x="1.9425in" svg:y="0.3217in"><draw:text-box><text:p><text:span text:style-name="T75">*</text:span></text:p></draw:text-box></draw:frame><draw:frame text:anchor-type="paragraph" draw:z-index="39" draw:style-name="gr13" svg:width="0.1276in" svg:height="0.1925in" svg:x="1.8339in" svg:y="1.7445in"><draw:text-box><text:p>1</text:p></draw:text-box></draw:frame><draw:frame text:anchor-type="paragraph" draw:z-index="40" draw:style-name="gr13" draw:text-style-name="P197" svg:width="0.1012in" svg:height="0.1925in" svg:x="1.2457in" svg:y="1.7693in"><draw:text-box><text:p><text:span text:style-name="T75">*</text:span></text:p></draw:text-box></draw:frame><draw:g text:anchor-type="paragraph" draw:z-index="41" draw:style-name="gr1"><draw:frame draw:style-name="gr14" draw:text-style-name="P198" svg:width="0.7087in" svg:height="0.2787in" svg:x="2.2835in" svg:y="0.1882in"><draw:text-box><text:p text:style-name="P190"><text:span text:style-name="T76">IDLFile</text:span></text:p></draw:text-box></draw:frame><draw:g draw:style-name="gr3"><draw:custom-shape draw:style-name="gr15" draw:text-style-name="P192" svg:width="0.9669in" svg:height="0.774in" svg:x="2.0835in" svg:y="0.1563in"><text:p/><draw:enhanced-geometry svg:viewBox="0 0 21600 21600" draw:mirror-horizontal="false" draw:mirror-vertical="false" draw:type="rectangle" draw:enhanced-path="M 0 0 L 21600 0 21600 21600 0 21600 0 0 Z N"/></draw:custom-shape><draw:line draw:style-name="gr5" draw:text-style-name="P199" svg:x1="2.0835in" svg:y1="0.4138in" svg:x2="3.05in" svg:y2="0.4138in"><text:p/></draw:line><draw:line draw:style-name="gr5" draw:text-style-name="P192" svg:x1="2.0835in" svg:y1="0.6717in" svg:x2="3.05in" svg:y2="0.6717in"><text:p/></draw:line></draw:g></draw:g><draw:g text:anchor-type="paragraph" draw:z-index="42" draw:style-name="gr1"><draw:line draw:style-name="gr8" draw:text-style-name="P192" svg:x1="2.0815in" svg:y1="0.5169in" svg:x2="1.3882in" svg:y2="0.5283in"><text:p/></draw:line><draw:custom-shape draw:style-name="gr9" draw:text-style-name="P192" svg:width="0.1732in" svg:height="0.1043in" draw:transform="rotate (-3.12518655862105) translate (1.39097222222222in 0.580555555555555in)"><text:p/><draw:enhanced-geometry svg:viewBox="0 0 21600 21600" draw:glue-points="10800 0 0 10800 10800 21600 21600 10800" draw:text-areas="5400 5400 16200 16200" draw:type="diamond" draw:enhanced-path="M 10800 0 L 21600 10800 10800 21600 0 10800 10800 0 Z N"/></draw:custom-shape><draw:g draw:style-name="gr3"><draw:line draw:style-name="gr8" draw:text-style-name="P192" svg:x1="2.0492in" svg:y1="0.5524in" svg:x2="2.0835in" svg:y2="0.5169in"><text:p/></draw:line><draw:line draw:style-name="gr8" draw:text-style-name="P192" svg:x1="2.0472in" svg:y1="0.4827in" svg:x2="2.0827in" svg:y2="0.5169in"><text:p/></draw:line></draw:g></draw:g><draw:g text:anchor-type="paragraph" draw:z-index="43" draw:style-name="gr1"><draw:line draw:style-name="gr8" draw:text-style-name="P192" svg:x1="2.0421in" svg:y1="0.6303in" svg:x2="1.2165in" svg:y2="1.3567in"><text:p/></draw:line><draw:custom-shape draw:style-name="gr9" draw:text-style-name="P192" svg:width="0.2748in" svg:height="0.165in" draw:transform="skewX (0.00418879020478639) rotate (-2.41972447496494) translate (1.27222222222222in 1.42152777777778in)"><text:p/><draw:enhanced-geometry svg:viewBox="0 0 21600 21600" draw:glue-points="10800 0 0 10800 10800 21600 21600 10800" draw:text-areas="5400 5400 16200 16200" draw:type="diamond" draw:enhanced-path="M 10800 0 L 21600 10800 10800 21600 0 10800 10800 0 Z N"/></draw:custom-shape><draw:g draw:style-name="gr3"><draw:line draw:style-name="gr8" draw:text-style-name="P192" svg:x1="2.0374in" svg:y1="0.7079in" svg:x2="2.0425in" svg:y2="0.6299in"><text:p/></draw:line><draw:line draw:style-name="gr8" draw:text-style-name="P192" svg:x1="1.9646in" svg:y1="0.6248in" svg:x2="2.0425in" svg:y2="0.6299in"><text:p/></draw:line></draw:g></draw:g><draw:frame text:anchor-type="paragraph" draw:z-index="44" draw:style-name="gr13" svg:width="0.128in" svg:height="0.1925in" svg:x="1.3484in" svg:y="0.2898in"><draw:text-box><text:p>1</text:p></draw:text-box></draw:frame><draw:frame text:anchor-type="paragraph" draw:z-index="45" draw:style-name="gr13" svg:width="0.128in" svg:height="0.1925in" svg:x="1.2256in" svg:y="1.3772in"><draw:text-box><text:p>1</text:p></draw:text-box></draw:frame><draw:frame text:anchor-type="paragraph" draw:z-index="46" draw:style-name="gr13" draw:text-style-name="P197" svg:width="0.1012in" svg:height="0.1925in" svg:x="1.9465in" svg:y="0.7465in"><draw:text-box><text:p><text:span text:style-name="T75">*</text:span></text:p></draw:text-box></draw:frame><draw:polyline text:anchor-type="paragraph" draw:z-index="47" draw:style-name="gr19" draw:text-style-name="P196" svg:width="0.728in" svg:height="0.4996in" svg:x="3.05in" svg:y="0.3217in" svg:viewBox="0 0 1850 1270" draw:points="0,0 1850,0 1850,1270 0,1270"><text:p/></draw:polyline><draw:frame text:anchor-type="paragraph" draw:z-index="48" draw:style-name="gr21" svg:width="0.5732in" svg:height="0.2295in" svg:x="3.8307in" svg:y="0.4673in"><draw:text-box><text:p>includes</text:p></draw:text-box></draw:frame><draw:g text:anchor-type="paragraph" draw:z-index="49" draw:style-name="gr1"><draw:frame draw:style-name="gr22" draw:text-style-name="P198" svg:width="0.7469in" svg:height="0.2787in" svg:x="0.4563in" svg:y="3.0319in"><draw:text-box><text:p text:style-name="P190"><text:span text:style-name="T76">MPCFile</text:span></text:p></draw:text-box></draw:frame><draw:g draw:style-name="gr3"><draw:custom-shape draw:style-name="gr15" draw:text-style-name="P192" svg:width="0.9669in" svg:height="0.774in" svg:x="0.2571in" svg:y="2.9992in"><text:p/><draw:enhanced-geometry svg:viewBox="0 0 21600 21600" draw:type="rectangle" draw:enhanced-path="M 0 0 L 21600 0 21600 21600 0 21600 0 0 Z N"/></draw:custom-shape><draw:line draw:style-name="gr5" draw:text-style-name="P192" svg:x1="0.2567in" svg:y1="3.2563in" svg:x2="1.2232in" svg:y2="3.2563in"><text:p/></draw:line><draw:line draw:style-name="gr5" draw:text-style-name="P192" svg:x1="0.2567in" svg:y1="3.515in" svg:x2="1.2232in" svg:y2="3.515in"><text:p/></draw:line></draw:g></draw:g><draw:frame text:anchor-type="paragraph" draw:z-index="50" draw:style-name="gr13" draw:text-style-name="P197" svg:width="0.1012in" svg:height="0.1925in" svg:x="0.7339in" svg:y="1.4217in"><draw:text-box><text:p><text:span text:style-name="T75">*</text:span></text:p></draw:text-box></draw:frame><draw:g text:anchor-type="paragraph" draw:z-index="52" draw:style-name="gr1"><draw:line draw:style-name="gr8" draw:text-style-name="P192" svg:x1="0.7031in" svg:y1="2.9787in" svg:x2="0.7008in" svg:y2="2.4803in"><text:p/></draw:line><draw:custom-shape draw:style-name="gr9" draw:text-style-name="P192" svg:width="0.1248in" svg:height="0.0752in" draw:transform="skewX (0.00925024503556995) rotate (1.57603231455088) translate (0.663194444444444in 2.48055555555556in)"><text:p/><draw:enhanced-geometry svg:viewBox="0 0 21600 21600" draw:glue-points="10800 0 0 10800 10800 21600 21600 10800" draw:text-areas="5400 5400 16200 16200" draw:type="diamond" draw:enhanced-path="M 10800 0 L 21600 10800 10800 21600 0 10800 10800 0 Z N"/></draw:custom-shape><draw:g draw:style-name="gr3"><draw:line draw:style-name="gr8" draw:text-style-name="P192" svg:x1="0.6791in" svg:y1="2.9543in" svg:x2="0.7043in" svg:y2="2.9791in"><text:p/></draw:line><draw:line draw:style-name="gr8" draw:text-style-name="P192" svg:x1="0.7283in" svg:y1="2.9543in" svg:x2="0.7035in" svg:y2="2.9795in"><text:p/></draw:line></draw:g></draw:g><draw:frame text:anchor-type="paragraph" draw:z-index="53" draw:style-name="gr13" svg:width="0.128in" svg:height="0.1925in" svg:x="0.7382in" svg:y="2.4437in"><draw:text-box><text:p>1</text:p></draw:text-box></draw:frame><draw:frame text:anchor-type="paragraph" draw:z-index="54" draw:style-name="gr13" draw:text-style-name="P197" svg:width="0.1012in" svg:height="0.1925in" svg:x="0.7339in" svg:y="2.7984in"><draw:text-box><text:p><text:span text:style-name="T75">1</text:span></text:p></draw:text-box></draw:frame><draw:g text:anchor-type="paragraph" draw:z-index="55" draw:style-name="gr1"><draw:frame draw:style-name="gr23" draw:text-style-name="P198" svg:width="0.978in" svg:height="0.2787in" svg:x="2.0366in" svg:y="2.9783in"><draw:text-box><text:p text:style-name="P190"><text:span text:style-name="T76">MPCProject</text:span></text:p></draw:text-box></draw:frame><draw:g draw:style-name="gr3"><draw:custom-shape draw:style-name="gr15" draw:text-style-name="P192" svg:width="0.9669in" svg:height="0.774in" svg:x="2.0484in" svg:y="2.9992in"><text:p/><draw:enhanced-geometry svg:viewBox="0 0 21600 21600" draw:mirror-horizontal="false" draw:mirror-vertical="false" draw:type="rectangle" draw:enhanced-path="M 0 0 L 21600 0 21600 21600 0 21600 0 0 Z N"/></draw:custom-shape><draw:line draw:style-name="gr5" draw:text-style-name="P192" svg:x1="2.0469in" svg:y1="3.2563in" svg:x2="3.0134in" svg:y2="3.2563in"><text:p/></draw:line><draw:line draw:style-name="gr5" draw:text-style-name="P192" svg:x1="2.0469in" svg:y1="3.5146in" svg:x2="3.0134in" svg:y2="3.5146in"><text:p/></draw:line></draw:g></draw:g><draw:frame text:anchor-type="paragraph" draw:z-index="32" draw:style-name="gr16" draw:text-style-name="P198" svg:width="0.8933in" svg:height="0.2787in" svg:x="2.0425in" svg:y="1.6008in"><draw:text-box><text:p text:style-name="P190"><text:span text:style-name="T76">RecipeFile</text:span></text:p></draw:text-box></draw:frame><draw:g text:anchor-type="paragraph" draw:z-index="33" draw:style-name="gr1"><draw:custom-shape draw:style-name="gr17" draw:text-style-name="P192" svg:width="0.9669in" svg:height="0.774in" svg:x="2.0425in" svg:y="1.5681in"><text:p/><draw:enhanced-geometry svg:viewBox="0 0 21600 21600" draw:type="rectangle" draw:enhanced-path="M 0 0 L 21600 0 21600 21600 0 21600 0 0 Z N"/></draw:custom-shape><draw:line draw:style-name="gr18" draw:text-style-name="P192" svg:x1="2.0421in" svg:y1="1.826in" svg:x2="3.0087in" svg:y2="1.826in"><text:p/></draw:line><draw:line draw:style-name="gr18" draw:text-style-name="P192" svg:x1="2.0421in" svg:y1="2.0846in" svg:x2="3.0087in" svg:y2="2.0846in"><text:p/></draw:line></draw:g><draw:g text:anchor-type="paragraph" draw:z-index="56" draw:style-name="gr1"><draw:line draw:style-name="gr8" draw:text-style-name="P192" svg:x1="2.0421in" svg:y1="3.3811in" svg:x2="1.387in" svg:y2="3.3811in"><text:p/></draw:line><draw:custom-shape draw:style-name="gr10" draw:text-style-name="P192" svg:width="0.1642in" svg:height="0.115in" draw:transform="rotate (-3.14159265358979) translate (1.38680555555556in 3.4375in)"><text:p/><draw:enhanced-geometry svg:viewBox="0 0 21600 21600" draw:glue-points="10800 0 0 10800 10800 21600 21600 10800" draw:text-areas="5400 5400 16200 16200" draw:type="diamond" draw:enhanced-path="M 10800 0 L 21600 10800 10800 21600 0 10800 10800 0 Z N"/></draw:custom-shape></draw:g><draw:frame text:anchor-type="paragraph" draw:z-index="57" draw:style-name="gr13" svg:width="0.1276in" svg:height="0.1925in" svg:x="1.2528in" svg:y="3.1134in"><draw:text-box><text:p>1</text:p></draw:text-box></draw:frame><draw:frame text:anchor-type="paragraph" draw:z-index="58" draw:style-name="gr13" draw:text-style-name="P197" svg:width="0.1012in" svg:height="0.1925in" svg:x="1.9102in" svg:y="3.1484in"><draw:text-box><text:p><text:span text:style-name="T75">*</text:span></text:p></draw:text-box></draw:frame></text:p>
      <text:p text:style-name="P19"/>
      <text:p text:style-name="P20">This project model can than be used by APC to generated (transient) MPC files and from these MPC files the necessary build (make) files.</text:p>
      <text:p text:style-name="P20"/>
      <text:h text:style-name="P184" text:outline-level="2">Recipes</text:h>
      <text:p text:style-name="P13"/>
      <text:h text:style-name="Heading_20_3" text:outline-level="3">General</text:h>
      <text:p text:style-name="P14">A <text:span text:style-name="T3">recipe</text:span> file consists of zero or more <text:span text:style-name="T3">recipe</text:span> definitions.</text:p>
      <text:p text:style-name="P14">Lines starting with '<text:span text:style-name="Source_20_Text">#</text:span>' are considered comments and are not parsed.</text:p>
      <text:p text:style-name="P21">Each <text:span text:style-name="T3">recipe</text:span> definition consists of a <text:span text:style-name="T3">recipe</text:span> scope containing <text:span text:style-name="T3">recipe property</text:span> specifications as follows:</text:p>
      <text:p text:style-name="P21"/>
      <text:p text:style-name="Preformatted_20_Text">&lt;recipe_type_keyword&gt; <text:span text:style-name="T32">'</text:span>&lt;recipe_id&gt;<text:span text:style-name="T32">'</text:span> <text:span text:style-name="T32">do</text:span> <text:span text:style-name="T32">|</text:span>&lt;recipe_instance_variable&gt;<text:span text:style-name="T32">|</text:span></text:p>
      <text:p text:style-name="Preformatted_20_Text"><text:s text:c="4"/>&lt;recipe property specifications&gt; …</text:p>
      <text:p text:style-name="P154">end</text:p>
      <text:p text:style-name="Preformatted_20_Text"/>
      <text:p text:style-name="P49">or</text:p>
      <text:p text:style-name="P49"/>
      <text:p text:style-name="P157">&lt;recipe_type_keyword&gt; <text:span text:style-name="T32">'</text:span>&lt;recipe_id&gt;<text:span text:style-name="T32">'</text:span> <text:span text:style-name="T33">{</text:span> <text:span text:style-name="T32">|</text:span>&lt;recipe_instance_variable&gt;<text:span text:style-name="T32">|</text:span></text:p>
      <text:p text:style-name="P157"><text:s text:c="4"/>&lt;recipe property specifications&gt; …</text:p>
      <text:p text:style-name="P155">}</text:p>
      <text:p text:style-name="P156"/>
      <text:p text:style-name="P49">For the <text:span text:style-name="T3">project recipe</text:span><text:span text:style-name="T11"> the </text:span><text:span text:style-name="T3">recipe</text:span><text:span text:style-name="T11"> scope is defined by the 'aprc' file itself and so the file only contains the </text:span><text:span text:style-name="T3">recipe property</text:span><text:span text:style-name="T11"> specifications for the </text:span><text:span text:style-name="T3">project recipe</text:span><text:span text:style-name="T11">.</text:span></text:p>
      <text:p text:style-name="P49"/>
      <text:p text:style-name="P49">Each <text:span text:style-name="T3">recipe property</text:span><text:span text:style-name="T11"> specification can be declared on a separate line or multiple specifications separated by '</text:span><text:span text:style-name="Source_20_Text"><text:span text:style-name="T27">;</text:span></text:span><text:span text:style-name="T11">' can be declared on a single line.</text:span></text:p>
      <text:p text:style-name="P49"/>
      <text:p text:style-name="P49"><text:span text:style-name="T11">Each </text:span><text:span text:style-name="T3">recipe property</text:span><text:span text:style-name="T11"> should be referenced like this:</text:span></text:p>
      <text:p text:style-name="P49"/>
      <text:p text:style-name="Preformatted_20_Text"><text:span text:style-name="T11">&lt;recipe_instance_variable&gt;</text:span><text:span text:style-name="T27">.</text:span><text:span text:style-name="T11">&lt;recipe_property_id&gt;</text:span></text:p>
      <text:p text:style-name="P49"/>
      <text:p text:style-name="P51"><text:span text:style-name="T14">For </text:span><text:span text:style-name="T5">project recipes</text:span><text:span text:style-name="T14"> there exists an implicit &lt;recipe_instance_variable&gt; named </text:span><text:span text:style-name="Source_20_Text"><text:span text:style-name="T14">prj</text:span></text:span> <text:span text:style-name="T35">so </text:span><text:span text:style-name="T5">recipe property</text:span><text:span text:style-name="T14"> specifications for a </text:span><text:span text:style-name="T5">project recipe</text:span><text:span text:style-name="T14"> look like:</text:span></text:p>
      <text:p text:style-name="P51"/>
      <text:p text:style-name="P162">prj.idl_includes %w{base}</text:p>
      <text:p text:style-name="P50"/>
      <text:p text:style-name="P50"><text:span text:style-name="T11">The &lt;recipe_instance_variable&gt; in regular </text:span><text:span text:style-name="T3">recipe</text:span><text:span text:style-name="T11"> definitions can be named freely so a connector </text:span><text:span text:style-name="T3">recipe</text:span><text:span text:style-name="T11"> could look like:</text:span></text:p>
      <text:p text:style-name="P50"/>
      <text:p text:style-name="P162">connector 'my_connector' do |conn|</text:p>
      <text:p text:style-name="P162"><text:s text:c="4"/>conn.idl 'foo.idl'</text:p>
      <text:p text:style-name="Preformatted_20_Text"><text:span text:style-name="T11"><text:s text:c="4"/></text:span><text:span text:style-name="T15">conn.gen_dir 'build'</text:span></text:p>
      <text:p text:style-name="P162">end</text:p>
      <text:p text:style-name="Preformatted_20_Text"/>
      <text:p text:style-name="Preformatted_20_Text"/>
      <text:h text:style-name="Heading_20_3" text:outline-level="3">Property <text:span text:style-name="T36">types</text:span></text:h>
      <text:p text:style-name="P12">The <text:span text:style-name="T3">recipe properties</text:span> can have any of the following types and the corresponding behaviour/requirements:</text:p>
      <text:p text:style-name="P12"/>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52">Type</text:p>
            </table:table-cell>
            <table:table-cell table:style-name="Table3.A1" office:value-type="string">
              <text:p text:style-name="P152">Description</text:p>
            </table:table-cell>
            <table:table-cell table:style-name="Table3.C1" office:value-type="string">
              <text:p text:style-name="P152">Support</text:p>
            </table:table-cell>
          </table:table-row>
        </table:table-header-rows>
        <table:table-row>
          <table:table-cell table:style-name="Table3.A3" office:value-type="string">
            <text:p text:style-name="P68">String</text:p>
          </table:table-cell>
          <table:table-cell table:style-name="Table3.B3" office:value-type="string">
            <text:p text:style-name="P68">A single string value.</text:p>
          </table:table-cell>
          <table:table-cell table:style-name="Table3.C3" office:value-type="string">
            <text:p text:style-name="P68">Assign &lt;string&gt;</text:p>
          </table:table-cell>
        </table:table-row>
        <table:table-row>
          <table:table-cell table:style-name="Table3.A3" office:value-type="string">
            <text:p text:style-name="P68">UniqueStringList</text:p>
          </table:table-cell>
          <table:table-cell table:style-name="Table3.B3" office:value-type="string">
            <text:p text:style-name="P68">A list (array) of strings with automatically kept unique entries.</text:p>
          </table:table-cell>
          <table:table-cell table:style-name="Table3.C3" office:value-type="string">
            <text:p text:style-name="P68">Add &lt;stringlist&gt;</text:p>
          </table:table-cell>
        </table:table-row>
        <text:soft-page-break/>
        <table:table-row>
          <table:table-cell table:style-name="Table3.A4" office:value-type="string">
            <text:p text:style-name="P70">PathList</text:p>
          </table:table-cell>
          <table:table-cell table:style-name="Table3.B4" office:value-type="string">
            <text:p text:style-name="P69">A list (array) of <text:span text:style-name="T39">path-</text:span>strings with automatically kept unique entries.</text:p>
          </table:table-cell>
          <table:table-cell table:style-name="Table3.C4" office:value-type="string">
            <text:p text:style-name="P70">Add &lt;pathlist&gt;</text:p>
          </table:table-cell>
        </table:table-row>
      </table:table>
      <text:p text:style-name="P12"/>
      <text:p text:style-name="P12">To specify <text:span text:style-name="T3">recipe property</text:span> values the following value type declarations are supported.</text:p>
      <text:p text:style-name="P12"/>
      <table:table table:name="Table4" table:style-name="Table4">
        <table:table-column table:style-name="Table4.A"/>
        <table:table-column table:style-name="Table4.B"/>
        <table:table-header-rows>
          <table:table-row>
            <table:table-cell table:style-name="Table4.A1" office:value-type="string">
              <text:p text:style-name="P152">Value type</text:p>
            </table:table-cell>
            <table:table-cell table:style-name="Table4.B1" office:value-type="string">
              <text:p text:style-name="P152">Syntax</text:p>
            </table:table-cell>
          </table:table-row>
        </table:table-header-rows>
        <table:table-row>
          <table:table-cell table:style-name="Table4.A4" office:value-type="string">
            <text:p text:style-name="P68">&lt;string&gt;</text:p>
          </table:table-cell>
          <table:table-cell table:style-name="Table4.B4" office:value-type="string">
            <text:p text:style-name="Preformatted_20_Text">string := quote character_sequence quote</text:p>
            <text:p text:style-name="P160">quote := single_quote | double_quote</text:p>
            <text:p text:style-name="P158">single_quote := “'”</text:p>
            <text:p text:style-name="P158">double_quote := '”'</text:p>
            <text:p text:style-name="P161">note: quotes must match</text:p>
          </table:table-cell>
        </table:table-row>
        <table:table-row>
          <table:table-cell table:style-name="Table4.A4" office:value-type="string">
            <text:p text:style-name="P68">&lt;stringlist&gt;</text:p>
          </table:table-cell>
          <table:table-cell table:style-name="Table4.B4" office:value-type="string">
            <text:p text:style-name="P158"><text:span text:style-name="T39">s</text:span>tringlist := '%w{' <text:span text:style-name="T39">character_sequence* '}' |</text:span></text:p>
            <text:p text:style-name="P158"><text:s text:c="14"/><text:span text:style-name="T39">'[' string ']' |</text:span></text:p>
            <text:p text:style-name="P158"><text:s text:c="14"/><text:span text:style-name="T39">string</text:span></text:p>
          </table:table-cell>
        </table:table-row>
        <table:table-row>
          <table:table-cell table:style-name="Table4.A4" office:value-type="string">
            <text:p text:style-name="P70">&lt;pathlist&gt;</text:p>
          </table:table-cell>
          <table:table-cell table:style-name="Table4.B4" office:value-type="string">
            <text:p text:style-name="P160">pathlist := <text:span text:style-name="T37">'%w{' </text:span>path_sequence* '}' |</text:p>
            <text:p text:style-name="P159"><text:s text:c="14"/><text:span text:style-name="T39">'[' path_string ']' |</text:span></text:p>
            <text:p text:style-name="P159"><text:s text:c="14"/><text:span text:style-name="T39">path_string</text:span></text:p>
            <text:p text:style-name="P160">path_string := quote path_sequence quote</text:p>
            <text:p text:style-name="P160">path_sequence := path_character*</text:p>
          </table:table-cell>
        </table:table-row>
      </table:table>
      <text:p text:style-name="P12"/>
      <text:p text:style-name="P12"/>
      <text:h text:style-name="Heading_20_3" text:outline-level="3">Common properties</text:h>
      <text:p text:style-name="P52"><text:span text:style-name="T11">The following </text:span><text:span text:style-name="T3">recipe properties</text:span><text:span text:style-name="T11"> are common to both project and regular </text:span><text:span text:style-name="T3">recipes</text:span><text:span text:style-name="T11">.</text:span></text:p>
      <text:p text:style-name="P15"/>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42">Property</text:p>
            </table:table-cell>
            <table:table-cell table:style-name="Table2.A1" office:value-type="string">
              <text:p text:style-name="P142">Type</text:p>
            </table:table-cell>
            <table:table-cell table:style-name="Table2.A1" office:value-type="string">
              <text:p text:style-name="P142">Description</text:p>
            </table:table-cell>
            <table:table-cell table:style-name="Table2.D1" office:value-type="string">
              <text:p text:style-name="P142">Syntax</text:p>
            </table:table-cell>
          </table:table-row>
        </table:table-header-rows>
        <table:table-row>
          <table:table-cell table:style-name="Table2.A3" office:value-type="string">
            <text:p text:style-name="P74">includes</text:p>
          </table:table-cell>
          <table:table-cell table:style-name="Table2.B3" office:value-type="string">
            <text:p text:style-name="P74">PathList</text:p>
          </table:table-cell>
          <table:table-cell table:style-name="Table2.C3" office:value-type="string">
            <text:p text:style-name="P74">Specifies additional include paths to be passed on to the C++ compiler.</text:p>
            <text:p text:style-name="P64">Specified either as absolute path or relative to the location of the file in which the recipe is declared.</text:p>
            <text:p text:style-name="P64">Can be declared multiple times.</text:p>
          </table:table-cell>
          <table:table-cell table:style-name="Table2.D3" office:value-type="string">
            <text:p text:style-name="P108">rcp<text:span text:style-name="T11">.includes &lt;</text:span><text:span text:style-name="T16">path</text:span><text:span text:style-name="T11">list&gt;</text:span></text:p>
          </table:table-cell>
        </table:table-row>
        <table:table-row>
          <table:table-cell table:style-name="Table2.A3" office:value-type="string">
            <text:p text:style-name="P62">idl_includes</text:p>
          </table:table-cell>
          <table:table-cell table:style-name="Table2.B3" office:value-type="string">
            <text:p text:style-name="P62"><text:span text:style-name="T40">PathL</text:span>ist</text:p>
          </table:table-cell>
          <table:table-cell table:style-name="Table2.C3" office:value-type="string">
            <text:p text:style-name="P62">Specifies additional IDL include paths to be passed on to the IDL compiler.</text:p>
            <text:p text:style-name="P62">Specified either as absolute path or relative to the location of the file in which the recipe is declared.</text:p>
            <text:p text:style-name="P62">Can be declared multiple times.</text:p>
          </table:table-cell>
          <table:table-cell table:style-name="Table2.D3" office:value-type="string">
            <text:p text:style-name="P106">rcp<text:span text:style-name="T11">.idl_includes &lt;</text:span><text:span text:style-name="T16">path</text:span><text:span text:style-name="T11">list&gt;</text:span></text:p>
          </table:table-cell>
        </table:table-row>
        <table:table-row>
          <table:table-cell table:style-name="Table2.A4" office:value-type="string">
            <text:p text:style-name="P62">gen_dir</text:p>
          </table:table-cell>
          <table:table-cell table:style-name="Table2.B4" office:value-type="string">
            <text:p text:style-name="P62">String</text:p>
          </table:table-cell>
          <table:table-cell table:style-name="Table2.C4" office:value-type="string">
            <text:p text:style-name="P62">Specifies the output path for generated code (by the IDL compiler).</text:p>
          </table:table-cell>
          <table:table-cell table:style-name="Table2.D4" office:value-type="string">
            <text:p text:style-name="P127"><text:span text:style-name="T3">rcp</text:span>.gen_dir &lt;string&gt;</text:p>
          </table:table-cell>
        </table:table-row>
      </table:table>
      <text:p text:style-name="P15"/>
      <text:p text:style-name="P22">The following <text:span text:style-name="T3">recipe properties</text:span> are common to all regular <text:span text:style-name="T3">recipes</text:span> (but not <text:span text:style-name="T3">project recipes</text:span>).</text:p>
      <text:p text:style-name="P22"/>
      <text:p text:style-name="P22"/>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43">Property</text:p>
            </table:table-cell>
            <table:table-cell table:style-name="Table5.A1" office:value-type="string">
              <text:p text:style-name="P143">Type</text:p>
            </table:table-cell>
            <table:table-cell table:style-name="Table5.A1" office:value-type="string">
              <text:p text:style-name="P143">Description</text:p>
            </table:table-cell>
            <table:table-cell table:style-name="Table5.D1" office:value-type="string">
              <text:p text:style-name="P143">Syntax</text:p>
            </table:table-cell>
          </table:table-row>
        </table:table-header-rows>
        <table:table-row>
          <table:table-cell table:style-name="Table5.A3" office:value-type="string">
            <text:p text:style-name="P71">idl</text:p>
          </table:table-cell>
          <table:table-cell table:style-name="Table5.B3" office:value-type="string">
            <text:p text:style-name="P71">Pathlist</text:p>
          </table:table-cell>
          <table:table-cell table:style-name="Table5.C3" office:value-type="string">
            <text:p text:style-name="P71">Specifies the IDL file(s) used for <text:soft-page-break/>the recipe.</text:p>
            <text:p text:style-name="P63">Specified either as absolute path or relative to the location of the file in which the recipe is declared.</text:p>
            <text:p text:style-name="P63">Can be declared multiple times.</text:p>
          </table:table-cell>
          <table:table-cell table:style-name="Table5.D3" office:value-type="string">
            <text:p text:style-name="P120">rcp<text:span text:style-name="T11">.idl &lt;pathlist&gt;</text:span></text:p>
          </table:table-cell>
        </table:table-row>
        <table:table-row>
          <table:table-cell table:style-name="Table5.A3" office:value-type="string">
            <text:p text:style-name="P71">export_name</text:p>
          </table:table-cell>
          <table:table-cell table:style-name="Table5.B3" office:value-type="string">
            <text:p text:style-name="P71">String</text:p>
          </table:table-cell>
          <table:table-cell table:style-name="Table5.C3" office:value-type="string">
            <text:p text:style-name="P71">Specifies the basename used for generated export macros. By default the recipe_id is used as base name.</text:p>
          </table:table-cell>
          <table:table-cell table:style-name="Table5.D3" office:value-type="string">
            <text:p text:style-name="P107">rcp<text:span text:style-name="T11">.</text:span><text:span text:style-name="T17">export_name</text:span><text:span text:style-name="T11"> &lt;</text:span><text:span text:style-name="T17">string</text:span><text:span text:style-name="T11">&gt;</text:span></text:p>
          </table:table-cell>
        </table:table-row>
        <table:table-row>
          <table:table-cell table:style-name="Table5.A4" office:value-type="string">
            <text:p text:style-name="P71">shared_name</text:p>
          </table:table-cell>
          <table:table-cell table:style-name="Table5.B4" office:value-type="string">
            <text:p text:style-name="P63">String</text:p>
          </table:table-cell>
          <table:table-cell table:style-name="Table5.C4" office:value-type="string">
            <text:p text:style-name="P71">Specifies the basename used for created libraries. By default the recipe_id is used as base name.</text:p>
          </table:table-cell>
          <table:table-cell table:style-name="Table5.D4" office:value-type="string">
            <text:p text:style-name="P128"><text:span text:style-name="T3">rcp</text:span>.<text:span text:style-name="T41">shared_name</text:span> &lt;string&gt;</text:p>
          </table:table-cell>
        </table:table-row>
      </table:table>
      <text:p text:style-name="P16"/>
      <text:p text:style-name="P16"/>
      <text:h text:style-name="P186" text:outline-level="3"/>
      <text:h text:style-name="P188" text:outline-level="3">Project recipe</text:h>
      <text:p text:style-name="P31">A <text:span text:style-name="T3">project recipe</text:span> is declared in the project file '<text:span text:style-name="Source_20_Text">aprc</text:span>' without scope declaration with an implicit &lt;recipe instance variable&gt; named <text:span text:style-name="Source_20_Text">prj</text:span>.</text:p>
      <text:p text:style-name="P30"/>
      <text:p text:style-name="P30"/>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44">Property</text:p>
            </table:table-cell>
            <table:table-cell table:style-name="Table6.A1" office:value-type="string">
              <text:p text:style-name="P144">Type</text:p>
            </table:table-cell>
            <table:table-cell table:style-name="Table6.A1" office:value-type="string">
              <text:p text:style-name="P144">Description</text:p>
            </table:table-cell>
            <table:table-cell table:style-name="Table6.D1" office:value-type="string">
              <text:p text:style-name="P144">Syntax</text:p>
            </table:table-cell>
          </table:table-row>
        </table:table-header-rows>
        <table:table-row>
          <table:table-cell table:style-name="Table6.A2" office:value-type="string">
            <text:p text:style-name="P75">includes</text:p>
          </table:table-cell>
          <table:table-cell table:style-name="Table6.B2" office:value-type="string">
            <text:p text:style-name="P75">PathList</text:p>
          </table:table-cell>
          <table:table-cell table:style-name="Table6.C2" office:value-type="string">
            <text:p text:style-name="P75">Specifies additional include paths to be passed on to the C++ compiler.</text:p>
            <text:p text:style-name="P65">Specified either as absolute path or relative to the location of the file in which the recipe is declared.</text:p>
            <text:p text:style-name="P65">Can be declared multiple times.</text:p>
            <text:p text:style-name="P82">This project level setting is only used by component recipes.</text:p>
          </table:table-cell>
          <table:table-cell table:style-name="Table6.D2" office:value-type="string">
            <text:p text:style-name="P109"><text:span text:style-name="T19">prj</text:span><text:span text:style-name="T11">.includes &lt;</text:span><text:span text:style-name="T16">path</text:span><text:span text:style-name="T11">list&gt;</text:span></text:p>
          </table:table-cell>
        </table:table-row>
        <table:table-row>
          <table:table-cell table:style-name="Table6.A5" office:value-type="string">
            <text:p text:style-name="P86">libpaths</text:p>
          </table:table-cell>
          <table:table-cell table:style-name="Table6.B5" office:value-type="string">
            <text:p text:style-name="P86">PathList</text:p>
          </table:table-cell>
          <table:table-cell table:style-name="Table6.C5" office:value-type="string">
            <text:p text:style-name="P77">Specifies, <text:span text:style-name="T68">for all (and only) components in a project, </text:span><text:s/>additional <text:span text:style-name="T46">library lookup</text:span> paths to be passed on to the C++ <text:span text:style-name="T46">linker</text:span>.</text:p>
            <text:p text:style-name="P67">Specified either as absolute path or relative to the location of the file in which the recipe is declared.</text:p>
            <text:p text:style-name="P67">Can be declared multiple times.</text:p>
          </table:table-cell>
          <table:table-cell table:style-name="Table6.D5" office:value-type="string">
            <text:p text:style-name="P112">rcp<text:span text:style-name="T11">.</text:span><text:span text:style-name="T20">libpaths</text:span><text:span text:style-name="T11"> &lt;</text:span><text:span text:style-name="T16">path</text:span><text:span text:style-name="T11">list&gt;</text:span></text:p>
          </table:table-cell>
        </table:table-row>
        <table:table-row>
          <table:table-cell table:style-name="Table6.A5" office:value-type="string">
            <text:p text:style-name="P86">libs</text:p>
          </table:table-cell>
          <table:table-cell table:style-name="Table6.B5" office:value-type="string">
            <text:p text:style-name="P86">UniqueStringList</text:p>
          </table:table-cell>
          <table:table-cell table:style-name="Table6.C5" office:value-type="string">
            <text:p text:style-name="P81">Specifies, <text:span text:style-name="T68">for all (and only) components in a project, </text:span><text:s/>additional <text:span text:style-name="T46">library base names (i.e. undecorated) of libraries</text:span> to be passed on to the C++ <text:span text:style-name="T46">linker</text:span>.</text:p>
            <text:p text:style-name="P67">Can be declared multiple times.</text:p>
          </table:table-cell>
          <table:table-cell table:style-name="Table6.D5" office:value-type="string">
            <text:p text:style-name="P112">rcp<text:span text:style-name="T11">.</text:span><text:span text:style-name="T20">libs</text:span><text:span text:style-name="T11"> &lt;</text:span><text:span text:style-name="T20">string</text:span><text:span text:style-name="T11">list&gt;</text:span></text:p>
          </table:table-cell>
        </table:table-row>
        <table:table-row>
          <table:table-cell table:style-name="Table6.A5" office:value-type="string">
            <text:p text:style-name="P86">literal_libs</text:p>
          </table:table-cell>
          <table:table-cell table:style-name="Table6.B5" office:value-type="string">
            <text:p text:style-name="P86">UniqueStringList</text:p>
          </table:table-cell>
          <table:table-cell table:style-name="Table6.C5" office:value-type="string">
            <text:p text:style-name="P81">Specifies, <text:span text:style-name="T68">for all (and only) components in a project, </text:span><text:s/>additional <text:span text:style-name="T46">library names (i.e. fully decorated except for extension) of libraries</text:span> to be passed on to the C++ <text:span text:style-name="T46">linker</text:span>.</text:p>
            <text:p text:style-name="P67">Can be declared multiple times.</text:p>
          </table:table-cell>
          <table:table-cell table:style-name="Table6.D5" office:value-type="string">
            <text:p text:style-name="P112">rcp<text:span text:style-name="T11">.</text:span><text:span text:style-name="T20">literal_libs</text:span><text:span text:style-name="T11"> &lt;</text:span><text:span text:style-name="T20">string</text:span><text:span text:style-name="T11">list&gt;</text:span></text:p>
          </table:table-cell>
        </table:table-row>
      </table:table>
      <text:p text:style-name="P24"/>
      <text:h text:style-name="P186" text:outline-level="3"/>
      <text:h text:style-name="P188" text:outline-level="3">Component recipe</text:h>
      <text:p text:style-name="P31">A <text:span text:style-name="T3">component recipe</text:span> is declared in a regular '*.aprc' recipe file bracketed with <text:span text:style-name="T44">a</text:span> scope declaration <text:span text:style-name="T44">like</text:span>:</text:p>
      <text:p text:style-name="P31"/>
      <text:p text:style-name="Preformatted_20_Text">component 'my_comp' do |comp|</text:p>
      <text:p text:style-name="Preformatted_20_Text"><text:s text:c="3"/>...</text:p>
      <text:p text:style-name="Preformatted_20_Text">end</text:p>
      <text:p text:style-name="P168"/>
      <text:p text:style-name="P35">Here 'my_comp' specifies the <text:span text:style-name="T3">recipe_id</text:span> and |comp| specifies the &lt;recipe instance variable&gt;.</text:p>
      <text:p text:style-name="P2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45">Property</text:p>
            </table:table-cell>
            <table:table-cell table:style-name="Table7.A1" office:value-type="string">
              <text:p text:style-name="P145">Type</text:p>
            </table:table-cell>
            <table:table-cell table:style-name="Table7.A1" office:value-type="string">
              <text:p text:style-name="P145">Description</text:p>
            </table:table-cell>
            <table:table-cell table:style-name="Table7.D1" office:value-type="string">
              <text:p text:style-name="P145">Syntax</text:p>
            </table:table-cell>
          </table:table-row>
        </table:table-header-rows>
        <table:table-row>
          <table:table-cell table:style-name="Table7.A9" office:value-type="string">
            <text:p text:style-name="P76">includes</text:p>
          </table:table-cell>
          <table:table-cell table:style-name="Table7.B9" office:value-type="string">
            <text:p text:style-name="P76">PathList</text:p>
          </table:table-cell>
          <table:table-cell table:style-name="Table7.C9" office:value-type="string">
            <text:p text:style-name="P76">Specifies additional include paths to be passed on to the C++ compiler.</text:p>
            <text:p text:style-name="P66">Specified either as absolute path or relative to the location of the file in which the recipe is declared.</text:p>
            <text:p text:style-name="P66">Can be declared multiple times.</text:p>
          </table:table-cell>
          <table:table-cell table:style-name="Table7.D9" office:value-type="string">
            <text:p text:style-name="P110">rcp<text:span text:style-name="T11">.includes &lt;</text:span><text:span text:style-name="T16">path</text:span><text:span text:style-name="T11">list&gt;</text:span></text:p>
          </table:table-cell>
        </table:table-row>
        <table:table-row>
          <table:table-cell table:style-name="Table7.A9" office:value-type="string">
            <text:p text:style-name="P83">sources</text:p>
          </table:table-cell>
          <table:table-cell table:style-name="Table7.B9" office:value-type="string">
            <text:p text:style-name="P83">PathList</text:p>
          </table:table-cell>
          <table:table-cell table:style-name="Table7.C9" office:value-type="string">
            <text:p text:style-name="P76">Specifies additional <text:span text:style-name="T42">C++ source code files to be included in the component's executor library.</text:span></text:p>
            <text:p text:style-name="P66">Specified either as absolute path or relative to the location of the file in which the recipe is declared.</text:p>
            <text:p text:style-name="P66">Can be declared multiple times.</text:p>
          </table:table-cell>
          <table:table-cell table:style-name="Table7.D9" office:value-type="string">
            <text:p text:style-name="P131"><text:span text:style-name="T3">rcp</text:span>.sources &lt;pathlist&gt;</text:p>
          </table:table-cell>
        </table:table-row>
        <table:table-row>
          <table:table-cell table:style-name="Table7.A4" office:value-type="string">
            <text:p text:style-name="P83">headers</text:p>
          </table:table-cell>
          <table:table-cell table:style-name="Table7.A4" office:value-type="string">
            <text:p text:style-name="P83">PathList</text:p>
          </table:table-cell>
          <table:table-cell table:style-name="Table7.A4" office:value-type="string">
            <text:p text:style-name="P76">??? <text:span text:style-name="T34">IS THIS USEFULL?</text:span></text:p>
          </table:table-cell>
          <table:table-cell table:style-name="Table7.D4" office:value-type="string">
            <text:p text:style-name="P131"><text:span text:style-name="T3">rcp</text:span>.headers &lt;pathlist&gt;</text:p>
          </table:table-cell>
        </table:table-row>
        <table:table-row>
          <table:table-cell table:style-name="Table7.A9" office:value-type="string">
            <text:p text:style-name="P85">base_projects</text:p>
          </table:table-cell>
          <table:table-cell table:style-name="Table7.B9" office:value-type="string">
            <text:p text:style-name="P85">UniqueStringList</text:p>
          </table:table-cell>
          <table:table-cell table:style-name="Table7.C9" office:value-type="string">
            <text:p text:style-name="P85">Specifies the MPC base projects for the component executor library.</text:p>
            <text:p text:style-name="P85">Allows to add or remove strings.</text:p>
            <text:p text:style-name="P85">By default the list can contain any number of, optional, system defined base project names.</text:p>
            <text:p text:style-name="P67">Can be declared multiple times.</text:p>
          </table:table-cell>
          <table:table-cell table:style-name="Table7.D9" office:value-type="string">
            <text:p text:style-name="P132"><text:span text:style-name="T3">rcp</text:span>.base_projects += &lt;stringlist&gt;</text:p>
            <text:p text:style-name="P125">rcp<text:span text:style-name="T11">.base_projects -= &lt;stringlist&gt;</text:span></text:p>
            <text:p text:style-name="P133">rcp.base_projects = &lt;stringlist&gt;</text:p>
          </table:table-cell>
        </table:table-row>
        <table:table-row>
          <table:table-cell table:style-name="Table7.A9" office:value-type="string">
            <text:p text:style-name="P86">libpaths</text:p>
          </table:table-cell>
          <table:table-cell table:style-name="Table7.B9" office:value-type="string">
            <text:p text:style-name="P86">PathList</text:p>
          </table:table-cell>
          <table:table-cell table:style-name="Table7.C9" office:value-type="string">
            <text:p text:style-name="P77">Specifies additional <text:span text:style-name="T46">library lookup</text:span> paths to be passed on to the C++ <text:span text:style-name="T46">linker</text:span>.</text:p>
            <text:p text:style-name="P67">Specified either as absolute path or relative to the location of the file in which the recipe is declared.</text:p>
            <text:p text:style-name="P67">Can be declared multiple times.</text:p>
          </table:table-cell>
          <table:table-cell table:style-name="Table7.D9" office:value-type="string">
            <text:p text:style-name="P112">rcp<text:span text:style-name="T11">.</text:span><text:span text:style-name="T20">libpaths</text:span><text:span text:style-name="T11"> &lt;</text:span><text:span text:style-name="T16">path</text:span><text:span text:style-name="T11">list&gt;</text:span></text:p>
          </table:table-cell>
        </table:table-row>
        <table:table-row>
          <table:table-cell table:style-name="Table7.A9" office:value-type="string">
            <text:p text:style-name="P86">libs</text:p>
          </table:table-cell>
          <table:table-cell table:style-name="Table7.B9" office:value-type="string">
            <text:p text:style-name="P86">UniqueStringList</text:p>
          </table:table-cell>
          <table:table-cell table:style-name="Table7.C9" office:value-type="string">
            <text:p text:style-name="P77">Specifies additional <text:span text:style-name="T46">library base names (i.e. undecorated) of libraries</text:span> to be passed on to the C++ <text:span text:style-name="T46">linker</text:span>.</text:p>
            <text:p text:style-name="P67">Can be declared multiple times.</text:p>
          </table:table-cell>
          <table:table-cell table:style-name="Table7.D9" office:value-type="string">
            <text:p text:style-name="P112">rcp<text:span text:style-name="T11">.</text:span><text:span text:style-name="T20">libs</text:span><text:span text:style-name="T11"> &lt;</text:span><text:span text:style-name="T20">string</text:span><text:span text:style-name="T11">list&gt;</text:span></text:p>
          </table:table-cell>
        </table:table-row>
        <table:table-row>
          <table:table-cell table:style-name="Table7.A9" office:value-type="string">
            <text:p text:style-name="P86">literal_libs</text:p>
          </table:table-cell>
          <table:table-cell table:style-name="Table7.B9" office:value-type="string">
            <text:p text:style-name="P86">UniqueStringList</text:p>
          </table:table-cell>
          <table:table-cell table:style-name="Table7.C9" office:value-type="string">
            <text:p text:style-name="P77">Specifies additional <text:span text:style-name="T46">library names (i.e. fully decorated except for extension) of libraries</text:span> to be passed on to the C++ <text:span text:style-name="T46">linker</text:span>.</text:p>
            <text:p text:style-name="P67"><text:soft-page-break/>Can be declared multiple times.</text:p>
          </table:table-cell>
          <table:table-cell table:style-name="Table7.D9" office:value-type="string">
            <text:p text:style-name="P112">rcp<text:span text:style-name="T11">.</text:span><text:span text:style-name="T20">literal_libs</text:span><text:span text:style-name="T11"> &lt;</text:span><text:span text:style-name="T20">string</text:span><text:span text:style-name="T11">list&gt;</text:span></text:p>
          </table:table-cell>
        </table:table-row>
        <table:table-row>
          <table:table-cell table:style-name="Table7.A9" office:value-type="string">
            <text:p text:style-name="P95">define</text:p>
          </table:table-cell>
          <table:table-cell table:style-name="Table7.B9" office:value-type="string">
            <text:p text:style-name="P95">String</text:p>
          </table:table-cell>
          <table:table-cell table:style-name="Table7.C9" office:value-type="string">
            <text:p text:style-name="P95">Defines the component IDL interface to be generated.</text:p>
            <text:p text:style-name="P95">Can be declared only once <text:span text:style-name="T53">or omitted</text:span>.</text:p>
          </table:table-cell>
          <table:table-cell table:style-name="Table7.D9" office:value-type="string">
            <text:p text:style-name="P123">rcp<text:span text:style-name="T11">.define &lt;string&gt; do</text:span></text:p>
            <text:p text:style-name="P138"><text:s text:c="2"/>&lt;component interface spec&gt;</text:p>
            <text:p text:style-name="P138">end</text:p>
          </table:table-cell>
        </table:table-row>
      </table:table>
      <text:p text:style-name="P29"/>
      <text:p text:style-name="P42">In case no component interface is <text:span text:style-name="Source_20_Text">define</text:span>-d a single IDL file specification through the <text:span text:style-name="Source_20_Text">idl</text:span> property is expected which should contain the user supplied component IDL declaration.</text:p>
      <text:p text:style-name="P42"/>
      <text:p text:style-name="P42">Otherwise, when a component interface is <text:span text:style-name="Source_20_Text">define</text:span>-d the idl property is expected to specify the required IDL files declaring data and/or interface types needed by the component. These IDL files will be declared as #include's in the generated component IDL file.</text:p>
      <text:p text:style-name="P42"/>
      <text:p text:style-name="P43">The name of the component IDL file will be derived from the <text:span text:style-name="T3">recipe id</text:span>.</text:p>
      <text:p text:style-name="P43"/>
      <text:h text:style-name="Heading_20_4" text:outline-level="4">Component interface</text:h>
      <text:p text:style-name="P45">A component interface is declared as part of a component <text:span text:style-name="T3">recipe</text:span> as follows:</text:p>
      <text:p text:style-name="P45"/>
      <text:p text:style-name="P177">component 'my_comp' do |comp|</text:p>
      <text:p text:style-name="P177"><text:s text:c="3"/>…</text:p>
      <text:p text:style-name="P177"><text:s text:c="3"/><text:span text:style-name="T54">comp.define 'Module::Sender' do |intf|</text:span></text:p>
      <text:p text:style-name="P177"><text:s text:c="5"/>…</text:p>
      <text:p text:style-name="P177"><text:s text:c="3"/><text:span text:style-name="T54">end</text:span></text:p>
      <text:p text:style-name="P177"><text:s text:c="3"/>…</text:p>
      <text:p text:style-name="P177">end</text:p>
      <text:p text:style-name="P165"/>
      <text:p text:style-name="P46">The name of the component can optionally be specified as a scoped typename in which IDL module declarations matching the specified scopes will be generated.</text:p>
      <text:p text:style-name="P46"/>
      <text:p text:style-name="P44"/>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49">Property</text:p>
            </table:table-cell>
            <table:table-cell table:style-name="Table11.A1" office:value-type="string">
              <text:p text:style-name="P149">Type</text:p>
            </table:table-cell>
            <table:table-cell table:style-name="Table11.A1" office:value-type="string">
              <text:p text:style-name="P149">Description</text:p>
            </table:table-cell>
            <table:table-cell table:style-name="Table11.D1" office:value-type="string">
              <text:p text:style-name="P149">Syntax</text:p>
            </table:table-cell>
          </table:table-row>
        </table:table-header-rows>
        <table:table-row>
          <table:table-cell table:style-name="Table11.A2" office:value-type="string">
            <text:p text:style-name="P99">port</text:p>
          </table:table-cell>
          <table:table-cell table:style-name="Table11.B2" office:value-type="string">
            <text:p text:style-name="P91">String</text:p>
          </table:table-cell>
          <table:table-cell table:style-name="Table11.C2" office:value-type="string">
            <text:p text:style-name="P91"/>
          </table:table-cell>
          <table:table-cell table:style-name="Table11.D2" office:value-type="string">
            <text:p text:style-name="P115"><text:span text:style-name="T55">intf</text:span><text:span text:style-name="T11">.</text:span><text:span text:style-name="T22">p</text:span><text:span text:style-name="T24">ort</text:span><text:span text:style-name="T11"> &lt;</text:span><text:span text:style-name="T21">string</text:span><text:span text:style-name="T11">&gt; </text:span><text:span text:style-name="T22">do |port|</text:span></text:p>
            <text:p text:style-name="P134"><text:s text:c="2"/>&lt;port spec&gt;</text:p>
            <text:p text:style-name="P134">end</text:p>
          </table:table-cell>
        </table:table-row>
        <table:table-row>
          <table:table-cell table:style-name="Table11.A3" office:value-type="string">
            <text:p text:style-name="P96">attribute</text:p>
          </table:table-cell>
          <table:table-cell table:style-name="Table11.B3" office:value-type="string">
            <text:p text:style-name="P97">String</text:p>
          </table:table-cell>
          <table:table-cell table:style-name="Table11.C3" office:value-type="string">
            <text:p text:style-name="P91"/>
          </table:table-cell>
          <table:table-cell table:style-name="Table11.D3" office:value-type="string">
            <text:p text:style-name="P116"><text:span text:style-name="T55">intf</text:span><text:span text:style-name="T11">.</text:span><text:span text:style-name="T23">attribute</text:span><text:span text:style-name="T11"> &lt;</text:span><text:span text:style-name="T21">string</text:span><text:span text:style-name="T11">&gt;</text:span><text:span text:style-name="T23"> do |att|</text:span></text:p>
            <text:p text:style-name="P139"><text:s text:c="2"/>&lt;attribute spec&gt;</text:p>
            <text:p text:style-name="P124"><text:span text:style-name="T23">e</text:span><text:span text:style-name="T11">nd</text:span></text:p>
          </table:table-cell>
        </table:table-row>
        <table:table-row>
          <table:table-cell table:style-name="Table11.A4" office:value-type="string">
            <text:p text:style-name="P105">timed_trigger_connector</text:p>
          </table:table-cell>
          <table:table-cell table:style-name="Table11.B4" office:value-type="string">
            <text:p text:style-name="P105">String</text:p>
          </table:table-cell>
          <table:table-cell table:style-name="Table11.C4" office:value-type="string">
            <text:p text:style-name="P105">Receptacle for a Timed T<text:span text:style-name="T70">rigger </text:span><text:span text:style-name="T71">connector</text:span></text:p>
          </table:table-cell>
          <table:table-cell table:style-name="Table11.D4" office:value-type="string">
            <text:p text:style-name="P119"><text:span text:style-name="T55">intf</text:span><text:span text:style-name="T11">.</text:span><text:span text:style-name="T26">timed_trigger_connector</text:span><text:span text:style-name="T11"> &lt;</text:span><text:span text:style-name="T21">string</text:span><text:span text:style-name="T11">&gt;</text:span></text:p>
          </table:table-cell>
        </table:table-row>
      </table:table>
      <text:p text:style-name="P54"/>
      <text:p text:style-name="P54"/>
      <text:p text:style-name="P55">Port properties</text:p>
      <text:p text:style-name="P55"/>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50">Property</text:p>
            </table:table-cell>
            <table:table-cell table:style-name="Table12.A1" office:value-type="string">
              <text:p text:style-name="P150">Type</text:p>
            </table:table-cell>
            <table:table-cell table:style-name="Table12.A1" office:value-type="string">
              <text:p text:style-name="P150">Description</text:p>
            </table:table-cell>
            <table:table-cell table:style-name="Table12.D1" office:value-type="string">
              <text:p text:style-name="P150">Syntax</text:p>
            </table:table-cell>
          </table:table-row>
        </table:table-header-rows>
        <table:table-row>
          <table:table-cell table:style-name="Table12.A2" office:value-type="string">
            <text:p text:style-name="P99">uses</text:p>
          </table:table-cell>
          <table:table-cell table:style-name="Table12.B2" office:value-type="string">
            <text:p text:style-name="P92">String </text:p>
          </table:table-cell>
          <table:table-cell table:style-name="Table12.C2" office:value-type="string">
            <text:p text:style-name="P103">Synchronous receptacle</text:p>
          </table:table-cell>
          <table:table-cell table:style-name="Table12.D2" office:value-type="string">
            <text:p text:style-name="P117"><text:span text:style-name="T56">port</text:span><text:span text:style-name="T11">.</text:span><text:span text:style-name="T24">uses</text:span><text:span text:style-name="T11"> &lt;</text:span><text:span text:style-name="T21">string</text:span><text:span text:style-name="T11">&gt;</text:span></text:p>
          </table:table-cell>
        </table:table-row>
        <table:table-row>
          <table:table-cell table:style-name="Table12.A9" office:value-type="string">
            <text:p text:style-name="P99">provides</text:p>
          </table:table-cell>
          <table:table-cell table:style-name="Table12.B9" office:value-type="string">
            <text:p text:style-name="P98">String</text:p>
          </table:table-cell>
          <table:table-cell table:style-name="Table12.C9" office:value-type="string">
            <text:p text:style-name="P103">Facet</text:p>
          </table:table-cell>
          <table:table-cell table:style-name="Table12.D9" office:value-type="string">
            <text:p text:style-name="P117"><text:span text:style-name="T56">port</text:span><text:span text:style-name="T11">.</text:span><text:span text:style-name="T24">provides</text:span><text:span text:style-name="T11"> &lt;</text:span><text:span text:style-name="T21">string</text:span><text:span text:style-name="T11">&gt;</text:span></text:p>
          </table:table-cell>
        </table:table-row>
        <table:table-row>
          <table:table-cell table:style-name="Table12.A9" office:value-type="string">
            <text:p text:style-name="P102">sends</text:p>
          </table:table-cell>
          <table:table-cell table:style-name="Table12.B9" office:value-type="string">
            <text:p text:style-name="P102">String</text:p>
          </table:table-cell>
          <table:table-cell table:style-name="Table12.C9" office:value-type="string">
            <text:p text:style-name="P103">Asynchronous receptacle</text:p>
          </table:table-cell>
          <table:table-cell table:style-name="Table12.D9" office:value-type="string">
            <text:p text:style-name="P135"><text:span text:style-name="T3">port</text:span>.sends &lt;string&gt;</text:p>
          </table:table-cell>
        </table:table-row>
        <table:table-row>
          <table:table-cell table:style-name="Table12.A9" office:value-type="string">
            <text:p text:style-name="P100">writes</text:p>
          </table:table-cell>
          <table:table-cell table:style-name="Table12.B9" office:value-type="string">
            <text:p text:style-name="P100">String</text:p>
          </table:table-cell>
          <table:table-cell table:style-name="Table12.C9" office:value-type="string">
            <text:p text:style-name="P103">Topic Write port</text:p>
          </table:table-cell>
          <table:table-cell table:style-name="Table12.D9" office:value-type="string">
            <text:p text:style-name="P136"><text:span text:style-name="T3">port</text:span>.<text:span text:style-name="T57">writes</text:span> &lt;string&gt;</text:p>
          </table:table-cell>
        </table:table-row>
        <text:soft-page-break/>
        <table:table-row>
          <table:table-cell table:style-name="Table12.A9" office:value-type="string">
            <text:p text:style-name="P100">updates</text:p>
          </table:table-cell>
          <table:table-cell table:style-name="Table12.B9" office:value-type="string">
            <text:p text:style-name="P100">String</text:p>
          </table:table-cell>
          <table:table-cell table:style-name="Table12.C9" office:value-type="string">
            <text:p text:style-name="P103">Topic Update port</text:p>
          </table:table-cell>
          <table:table-cell table:style-name="Table12.D9" office:value-type="string">
            <text:p text:style-name="P136"><text:span text:style-name="T3">port</text:span>.<text:span text:style-name="T57">updates</text:span> &lt;string&gt;</text:p>
          </table:table-cell>
        </table:table-row>
        <table:table-row>
          <table:table-cell table:style-name="Table12.A9" office:value-type="string">
            <text:p text:style-name="P100">reads</text:p>
          </table:table-cell>
          <table:table-cell table:style-name="Table12.B9" office:value-type="string">
            <text:p text:style-name="P100">String</text:p>
          </table:table-cell>
          <table:table-cell table:style-name="Table12.C9" office:value-type="string">
            <text:p text:style-name="P103">Topic Read port</text:p>
          </table:table-cell>
          <table:table-cell table:style-name="Table12.D9" office:value-type="string">
            <text:p text:style-name="P136"><text:span text:style-name="T3">port</text:span>.<text:span text:style-name="T57">reads</text:span> &lt;string&gt;</text:p>
          </table:table-cell>
        </table:table-row>
        <table:table-row>
          <table:table-cell table:style-name="Table12.A8" office:value-type="string">
            <text:p text:style-name="P100">gets</text:p>
          </table:table-cell>
          <table:table-cell table:style-name="Table12.B8" office:value-type="string">
            <text:p text:style-name="P100">String</text:p>
          </table:table-cell>
          <table:table-cell table:style-name="Table12.C8" office:value-type="string">
            <text:p text:style-name="P103">Topic Get port</text:p>
          </table:table-cell>
          <table:table-cell table:style-name="Table12.D8" office:value-type="string">
            <text:p text:style-name="P136"><text:span text:style-name="T3">port</text:span>.<text:span text:style-name="T57">gets</text:span> &lt;string&gt;</text:p>
          </table:table-cell>
        </table:table-row>
        <table:table-row>
          <table:table-cell table:style-name="Table12.A9" office:value-type="string">
            <text:p text:style-name="P101">monitors</text:p>
          </table:table-cell>
          <table:table-cell table:style-name="Table12.B9" office:value-type="string">
            <text:p text:style-name="P100">String</text:p>
          </table:table-cell>
          <table:table-cell table:style-name="Table12.C9" office:value-type="string">
            <text:p text:style-name="P103">Topic Listen port</text:p>
          </table:table-cell>
          <table:table-cell table:style-name="Table12.D9" office:value-type="string">
            <text:p text:style-name="P136"><text:span text:style-name="T3">port</text:span>.<text:span text:style-name="T57">monitors</text:span> &lt;string&gt;</text:p>
          </table:table-cell>
        </table:table-row>
        <table:table-row>
          <table:table-cell table:style-name="Table12.A10" office:value-type="string">
            <text:p text:style-name="P101">observes</text:p>
          </table:table-cell>
          <table:table-cell table:style-name="Table12.B10" office:value-type="string">
            <text:p text:style-name="P100">String</text:p>
          </table:table-cell>
          <table:table-cell table:style-name="Table12.C10" office:value-type="string">
            <text:p text:style-name="P103">Topic StateListen port</text:p>
          </table:table-cell>
          <table:table-cell table:style-name="Table12.D10" office:value-type="string">
            <text:p text:style-name="P136"><text:span text:style-name="T3">port</text:span>.<text:span text:style-name="T57">observes</text:span> &lt;string&gt;</text:p>
          </table:table-cell>
        </table:table-row>
      </table:table>
      <text:p text:style-name="P55"/>
      <text:p text:style-name="P56">Attributes properties</text:p>
      <text:p text:style-name="P56"/>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51">Property</text:p>
            </table:table-cell>
            <table:table-cell table:style-name="Table13.A1" office:value-type="string">
              <text:p text:style-name="P151">Type</text:p>
            </table:table-cell>
            <table:table-cell table:style-name="Table13.A1" office:value-type="string">
              <text:p text:style-name="P151">Description</text:p>
            </table:table-cell>
            <table:table-cell table:style-name="Table13.D1" office:value-type="string">
              <text:p text:style-name="P151">Syntax</text:p>
            </table:table-cell>
          </table:table-row>
        </table:table-header-rows>
        <table:table-row>
          <table:table-cell table:style-name="Table13.A2" office:value-type="string">
            <text:p text:style-name="P104">type</text:p>
          </table:table-cell>
          <table:table-cell table:style-name="Table13.B2" office:value-type="string">
            <text:p text:style-name="P93">String</text:p>
          </table:table-cell>
          <table:table-cell table:style-name="Table13.C2" office:value-type="string">
            <text:p text:style-name="P93"/>
          </table:table-cell>
          <table:table-cell table:style-name="Table13.D2" office:value-type="string">
            <text:p text:style-name="P118"><text:span text:style-name="T58">att</text:span><text:span text:style-name="T11">.</text:span><text:span text:style-name="T25">type</text:span><text:span text:style-name="T11"> &lt;</text:span><text:span text:style-name="T21">string</text:span><text:span text:style-name="T11">&gt;</text:span></text:p>
          </table:table-cell>
        </table:table-row>
        <table:table-row>
          <table:table-cell table:style-name="Table13.A3" office:value-type="string">
            <text:p text:style-name="P104">readonly</text:p>
          </table:table-cell>
          <table:table-cell table:style-name="Table13.B3" office:value-type="string">
            <text:p text:style-name="P104">Boolean</text:p>
          </table:table-cell>
          <table:table-cell table:style-name="Table13.C3" office:value-type="string">
            <text:p text:style-name="P93"/>
          </table:table-cell>
          <table:table-cell table:style-name="Table13.D3" office:value-type="string">
            <text:p text:style-name="P118"><text:span text:style-name="T58">att</text:span><text:span text:style-name="T11">.</text:span><text:span text:style-name="T25">readonly</text:span><text:span text:style-name="T11"> </text:span><text:span text:style-name="T28">true</text:span><text:span text:style-name="T25">|</text:span><text:span text:style-name="T28">false</text:span></text:p>
          </table:table-cell>
        </table:table-row>
        <table:table-row>
          <table:table-cell table:style-name="Table13.A4" office:value-type="string">
            <text:p text:style-name="P104">raises</text:p>
          </table:table-cell>
          <table:table-cell table:style-name="Table13.A4" office:value-type="string">
            <text:p text:style-name="P104">StringList</text:p>
          </table:table-cell>
          <table:table-cell table:style-name="Table13.A4" office:value-type="string">
            <text:p text:style-name="P93">?? <text:span text:style-name="T58">Is this necessary to support.</text:span></text:p>
            <text:p text:style-name="P104">As these are purely local I do not really see the added value.</text:p>
          </table:table-cell>
          <table:table-cell table:style-name="Table13.D4" office:value-type="string">
            <text:p text:style-name="P137">att.raises &lt;stringlist&gt;</text:p>
          </table:table-cell>
        </table:table-row>
      </table:table>
      <text:p text:style-name="P56"/>
      <text:h text:style-name="Heading_20_4" text:outline-level="4">Example</text:h>
      <text:p text:style-name="P57">An example component recipe with embedded interface definition could look like:</text:p>
      <text:p text:style-name="P57"/>
      <text:p text:style-name="P178">component <text:span text:style-name="T64">'my_comp'</text:span> do |<text:span text:style-name="T61">comp</text:span>|</text:p>
      <text:p text:style-name="P178"><text:s text:c="3"/><text:span text:style-name="T60"># Data/Type IDL</text:span></text:p>
      <text:p text:style-name="P178"><text:s text:c="3"/><text:span text:style-name="T62">comp</text:span><text:span text:style-name="T59">.idl </text:span><text:span text:style-name="T65">%w{ shapes.idl shapes_control.idl }</text:span></text:p>
      <text:p text:style-name="P178"><text:s text:c="3"/><text:span text:style-name="T60"># Output path for generated code</text:span></text:p>
      <text:p text:style-name="P178"><text:s text:c="3"/><text:span text:style-name="T62">comp</text:span><text:span text:style-name="T59">.gen_dir </text:span><text:span text:style-name="T65">'build'</text:span></text:p>
      <text:p text:style-name="P178"><text:s text:c="3"/><text:span text:style-name="T60"># Component interface definition</text:span></text:p>
      <text:p text:style-name="P178"><text:s text:c="3"/><text:span text:style-name="T63">comp</text:span><text:span text:style-name="T54">.define </text:span><text:span text:style-name="T66">'Module::Sender'</text:span><text:span text:style-name="T54"> do |</text:span><text:span text:style-name="T63">i</text:span><text:span text:style-name="T54">|</text:span></text:p>
      <text:p text:style-name="P178"><text:s text:c="5"/><text:span text:style-name="T60"># Control facet</text:span></text:p>
      <text:p text:style-name="P178"><text:s text:c="5"/><text:span text:style-name="T62">i</text:span><text:span text:style-name="T59">.port </text:span><text:span text:style-name="T65">'control'</text:span><text:span text:style-name="T59"> do |</text:span><text:span text:style-name="T62">p</text:span><text:span text:style-name="T59">|</text:span></text:p>
      <text:p text:style-name="P178"><text:span text:style-name="T59"><text:s text:c="7"/></text:span><text:span text:style-name="T62">p</text:span><text:span text:style-name="T59">.provides </text:span><text:span text:style-name="T65">'Shapes::Control'</text:span></text:p>
      <text:p text:style-name="P178"><text:s text:c="5"/><text:span text:style-name="T59">end</text:span></text:p>
      <text:p text:style-name="P178"><text:s text:c="5"/><text:span text:style-name="T60"># ShapeType writer port</text:span></text:p>
      <text:p text:style-name="P178"><text:s text:c="5"/><text:span text:style-name="T62">i</text:span><text:span text:style-name="T59">.port </text:span><text:span text:style-name="T65">'info_write'</text:span><text:span text:style-name="T59"> do |</text:span><text:span text:style-name="T62">p</text:span><text:span text:style-name="T59">|</text:span></text:p>
      <text:p text:style-name="P178"><text:s text:c="7"/><text:span text:style-name="T62">p</text:span><text:span text:style-name="T59">.writes </text:span><text:span text:style-name="T65">'ShapeType'</text:span></text:p>
      <text:p text:style-name="P178"><text:s text:c="5"/><text:span text:style-name="T59">end</text:span></text:p>
      <text:p text:style-name="P178"><text:s text:c="5"/><text:span text:style-name="T69"># Timed Trigger connector port</text:span></text:p>
      <text:p text:style-name="P180"><text:s text:c="5"/><text:span text:style-name="T62">i</text:span><text:span text:style-name="T59">.timed_trigger_connector </text:span><text:span text:style-name="T65">'</text:span><text:span text:style-name="T67">tt_scheduler</text:span><text:span text:style-name="T65">'</text:span></text:p>
      <text:p text:style-name="P178"><text:s text:c="3"/><text:span text:style-name="T54">end</text:span> </text:p>
      <text:p text:style-name="P178">end</text:p>
      <text:p text:style-name="P166"/>
      <text:p text:style-name="P58">Additionally we could provide a condensed definition form like:</text:p>
      <text:p text:style-name="P58"/>
      <text:p text:style-name="P179">component <text:span text:style-name="T64">'my_comp'</text:span> do |<text:span text:style-name="T61">comp</text:span>|</text:p>
      <text:p text:style-name="P179"><text:s text:c="3"/><text:span text:style-name="T60"># Data/Type IDL</text:span></text:p>
      <text:p text:style-name="P179"><text:s text:c="3"/><text:span text:style-name="T62">comp</text:span><text:span text:style-name="T59">.idl </text:span><text:span text:style-name="T65">%w{ shapes.idl shapes_control.idl }</text:span></text:p>
      <text:p text:style-name="P179"><text:s text:c="3"/><text:span text:style-name="T60"># Output path for generated code</text:span></text:p>
      <text:p text:style-name="P179"><text:s text:c="3"/><text:span text:style-name="T62">comp</text:span><text:span text:style-name="T59">.gen_dir </text:span><text:span text:style-name="T65">'build'</text:span></text:p>
      <text:p text:style-name="P179"><text:s text:c="3"/><text:span text:style-name="T60"># Component interface definition</text:span></text:p>
      <text:p text:style-name="P179"><text:s text:c="3"/><text:span text:style-name="T63">comp</text:span><text:span text:style-name="T54">.define </text:span><text:span text:style-name="T66">'Module::Sender'</text:span><text:span text:style-name="T54"> do |</text:span><text:span text:style-name="T63">i</text:span><text:span text:style-name="T54">|</text:span></text:p>
      <text:p text:style-name="P179"><text:s text:c="5"/><text:span text:style-name="T60"># Control facet</text:span></text:p>
      <text:p text:style-name="P179"><text:s text:c="5"/><text:span text:style-name="T62">i</text:span><text:span text:style-name="T59">.port </text:span><text:span text:style-name="T65">'control'</text:span><text:span text:style-name="T59">, provides: </text:span><text:span text:style-name="T65">'Shapes::Control'</text:span></text:p>
      <text:p text:style-name="P179"><text:s text:c="5"/><text:span text:style-name="T60"># ShapeType writer port</text:span></text:p>
      <text:p text:style-name="P179"><text:s text:c="5"/><text:span text:style-name="T62">i</text:span><text:span text:style-name="T59">.port </text:span><text:span text:style-name="T65">'info_write'</text:span><text:span text:style-name="T59">, writes: </text:span><text:span text:style-name="T65">'ShapeType'</text:span></text:p>
      <text:p text:style-name="P179"><text:s text:c="3"/><text:span text:style-name="T54">end</text:span> </text:p>
      <text:p text:style-name="P179">end</text:p>
      <text:h text:style-name="Heading_20_3" text:outline-level="3"><text:soft-page-break/>Connector recipe</text:h>
      <text:p text:style-name="P32">A <text:span text:style-name="T6">connector</text:span><text:span text:style-name="T3"> recipe</text:span> is declared in a regular '*.aprc' recipe file bracketed with <text:span text:style-name="T44">a</text:span> scope declaration <text:span text:style-name="T44">like</text:span>:</text:p>
      <text:p text:style-name="P32"/>
      <text:p text:style-name="P172"><text:span text:style-name="T44">connector</text:span> 'my_co<text:span text:style-name="T44">nnector</text:span>' do |<text:span text:style-name="T44">conn</text:span>|</text:p>
      <text:p text:style-name="P172"><text:s text:c="3"/>...</text:p>
      <text:p text:style-name="P172">end</text:p>
      <text:p text:style-name="P169"/>
      <text:p text:style-name="P35">Here 'my_connector' specifies the <text:span text:style-name="T3">recipe_id</text:span> and |conn| specifies the &lt;recipe instance variable&gt;.</text:p>
      <text:p text:style-name="P25"/>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46">Property</text:p>
            </table:table-cell>
            <table:table-cell table:style-name="Table8.A1" office:value-type="string">
              <text:p text:style-name="P146">Type</text:p>
            </table:table-cell>
            <table:table-cell table:style-name="Table8.A1" office:value-type="string">
              <text:p text:style-name="P146">Description</text:p>
            </table:table-cell>
            <table:table-cell table:style-name="Table8.D1" office:value-type="string">
              <text:p text:style-name="P146">Syntax</text:p>
            </table:table-cell>
          </table:table-row>
        </table:table-header-rows>
        <table:table-row>
          <table:table-cell table:style-name="Table8.A2" office:value-type="string">
            <text:p text:style-name="P84">port_type</text:p>
          </table:table-cell>
          <table:table-cell table:style-name="Table8.B2" office:value-type="string">
            <text:p text:style-name="P84">Symbol</text:p>
          </table:table-cell>
          <table:table-cell table:style-name="Table8.C2" office:value-type="string">
            <text:p text:style-name="P78">Specifies <text:span text:style-name="T43">the type of connector port implementation to provide for the IDL of the connector.</text:span></text:p>
            <text:p text:style-name="P94">Can be specified only once.</text:p>
          </table:table-cell>
          <table:table-cell table:style-name="Table8.D2" office:value-type="string">
            <text:p text:style-name="P111">rcp<text:span text:style-name="T11">.</text:span><text:span text:style-name="T18">port_type</text:span><text:span text:style-name="T11"> &lt;</text:span><text:span text:style-name="T18">symbol</text:span><text:span text:style-name="T11">&gt;</text:span></text:p>
            <text:p text:style-name="P140">or</text:p>
            <text:p text:style-name="P126"><text:span text:style-name="T38">rcp</text:span><text:span text:style-name="T29">.port_type &lt;symbol&gt; do |</text:span><text:span text:style-name="T38">port</text:span><text:span text:style-name="T29">|</text:span></text:p>
            <text:p text:style-name="P141"><text:s text:c="4"/>&lt;port-specifications&gt;*</text:p>
            <text:p text:style-name="P141">end</text:p>
          </table:table-cell>
        </table:table-row>
      </table:table>
      <text:p text:style-name="P28"/>
      <text:p text:style-name="P39">Currently only the <text:span text:style-name="Source_20_Text">:dds4ccm</text:span> porttype defines port specification properties.</text:p>
      <text:p text:style-name="P39"/>
      <text:h text:style-name="Heading_20_4" text:outline-level="4">Port <text:span text:style-name="T51">types</text:span></text:h>
      <text:p text:style-name="P47">CORBA4CCM port type</text:p>
      <text:p text:style-name="P41"/>
      <text:p text:style-name="P41">A <text:span text:style-name="T52">CORBA</text:span>4CCM port is specified as follows:</text:p>
      <text:p text:style-name="P41"/>
      <text:p text:style-name="P176"><text:span text:style-name="T44">connector</text:span> 'my_co<text:span text:style-name="T44">nnector</text:span>' do |<text:span text:style-name="T44">conn</text:span>|</text:p>
      <text:p text:style-name="P176"><text:s text:c="3"/>…</text:p>
      <text:p text:style-name="P176"><text:s text:c="3"/><text:span text:style-name="T49">conn.port_type :corba4ccm</text:span></text:p>
      <text:p text:style-name="P176"><text:s text:c="3"/>…</text:p>
      <text:p text:style-name="P176">end</text:p>
      <text:p text:style-name="P164"/>
      <text:p text:style-name="P47">AMI4CCM port type</text:p>
      <text:p text:style-name="P41"/>
      <text:p text:style-name="P41">A<text:span text:style-name="T52">n</text:span> <text:span text:style-name="T52">AMI4</text:span>CCM port is specified as follows:</text:p>
      <text:p text:style-name="P41"/>
      <text:p text:style-name="P176"><text:span text:style-name="T44">connector</text:span> 'my_co<text:span text:style-name="T44">nnector</text:span>' do |<text:span text:style-name="T44">conn</text:span>|</text:p>
      <text:p text:style-name="P176"><text:s text:c="3"/>…</text:p>
      <text:p text:style-name="P176"><text:s text:c="3"/><text:span text:style-name="T49">conn.port_type :ami4ccm</text:span></text:p>
      <text:p text:style-name="P176"><text:s text:c="3"/>…</text:p>
      <text:p text:style-name="P176">end</text:p>
      <text:p text:style-name="P167"/>
      <text:p text:style-name="P47">DDS4CCM port type</text:p>
      <text:p text:style-name="P39"/>
      <text:p text:style-name="P39">A DDS4CCM port is specified as follows:</text:p>
      <text:p text:style-name="P39"/>
      <text:p text:style-name="P175"><text:span text:style-name="T44">connector</text:span> 'my_co<text:span text:style-name="T44">nnector</text:span>' do |<text:span text:style-name="T44">conn</text:span>|</text:p>
      <text:p text:style-name="P175"><text:s text:c="3"/>…</text:p>
      <text:p text:style-name="P175"><text:s text:c="3"/><text:span text:style-name="T49">conn.port_type :dds4ccm do |port|</text:span></text:p>
      <text:p text:style-name="P175"><text:s text:c="5"/><text:span text:style-name="T49">topic 'Scoped::Topic'</text:span></text:p>
      <text:p text:style-name="P175"><text:s text:c="3"/><text:span text:style-name="T49">end</text:span></text:p>
      <text:p text:style-name="P175"><text:s text:c="3"/>…</text:p>
      <text:p text:style-name="P175">end</text:p>
      <text:p text:style-name="P163"/>
      <text:p text:style-name="P40"/>
      <table:table table:name="Table10" table:style-name="Table10">
        <table:table-column table:style-name="Table10.A"/>
        <table:table-column table:style-name="Table10.B"/>
        <table:table-column table:style-name="Table10.C"/>
        <table:table-column table:style-name="Table10.D"/>
        <table:table-header-rows>
          <text:soft-page-break/>
          <table:table-row>
            <table:table-cell table:style-name="Table10.A1" office:value-type="string">
              <text:p text:style-name="P148">Property</text:p>
            </table:table-cell>
            <table:table-cell table:style-name="Table10.A1" office:value-type="string">
              <text:p text:style-name="P148">Type</text:p>
            </table:table-cell>
            <table:table-cell table:style-name="Table10.A1" office:value-type="string">
              <text:p text:style-name="P148">Description</text:p>
            </table:table-cell>
            <table:table-cell table:style-name="Table10.D1" office:value-type="string">
              <text:p text:style-name="P148">Syntax</text:p>
            </table:table-cell>
          </table:table-row>
        </table:table-header-rows>
        <table:table-row>
          <table:table-cell table:style-name="Table10.A3" office:value-type="string">
            <text:p text:style-name="P88">interface_name</text:p>
          </table:table-cell>
          <table:table-cell table:style-name="Table10.B3" office:value-type="string">
            <text:p text:style-name="P88">String</text:p>
          </table:table-cell>
          <table:table-cell table:style-name="Table10.C3" office:value-type="string">
            <text:p text:style-name="P80">Specifies <text:span text:style-name="T43">the base name for the (to be) generated IDL file of the State/Event interface.</text:span></text:p>
            <text:p text:style-name="P73">By default the recipe_id <text:span text:style-name="T48">concatenated with “_interface” </text:span>is used as base name.</text:p>
          </table:table-cell>
          <table:table-cell table:style-name="Table10.D3" office:value-type="string">
            <text:p text:style-name="P114">p<text:span text:style-name="T50">ort</text:span><text:span text:style-name="T11">.</text:span><text:span text:style-name="T21">interface_name</text:span><text:span text:style-name="T11"> &lt;</text:span><text:span text:style-name="T21">string</text:span><text:span text:style-name="T11">&gt;</text:span></text:p>
            <text:p text:style-name="P129"/>
          </table:table-cell>
        </table:table-row>
        <table:table-row>
          <table:table-cell table:style-name="Table10.A3" office:value-type="string">
            <text:p text:style-name="P90">topic</text:p>
          </table:table-cell>
          <table:table-cell table:style-name="Table10.B3" office:value-type="string">
            <text:p text:style-name="P90">String</text:p>
          </table:table-cell>
          <table:table-cell table:style-name="Table10.C3" office:value-type="string">
            <text:p text:style-name="P90">Specifies the scoped IDL typename of the IDL defined type (from the IDL file specified by the 'idl' property) for which the State/Event interface is intended.</text:p>
          </table:table-cell>
          <table:table-cell table:style-name="Table10.D3" office:value-type="string">
            <text:p text:style-name="P122">p<text:span text:style-name="T50">ort</text:span><text:span text:style-name="T11">.topic &lt;string&gt;</text:span></text:p>
          </table:table-cell>
        </table:table-row>
      </table:table>
      <text:p text:style-name="P40"/>
      <text:h text:style-name="P187" text:outline-level="3"/>
      <text:h text:style-name="P189" text:outline-level="3"><text:span text:style-name="T72">Base</text:span> recipe</text:h>
      <text:p text:style-name="P33">A <text:span text:style-name="T72">base</text:span><text:span text:style-name="T3"> recipe</text:span> <text:span text:style-name="T45">can be</text:span> declared in a regular '*.aprc' recipe file bracketed with <text:span text:style-name="T44">a</text:span> scope declaration <text:span text:style-name="T44">like</text:span>:</text:p>
      <text:p text:style-name="P33"/>
      <text:p text:style-name="P173"><text:span text:style-name="T72">base</text:span> 'my_<text:span text:style-name="T45">data</text:span>' do |<text:span text:style-name="T45">dat</text:span>|</text:p>
      <text:p text:style-name="P173"><text:s text:c="3"/>...</text:p>
      <text:p text:style-name="P173">end</text:p>
      <text:p text:style-name="P170"/>
      <text:p text:style-name="P36">Here 'my_<text:span text:style-name="T45">data</text:span>' specifies the <text:span text:style-name="T3">recipe_id</text:span> and |<text:span text:style-name="T45">dat</text:span>| specifies the &lt;recipe instance variable&gt;.</text:p>
      <text:p text:style-name="P26"/>
      <text:p text:style-name="P38">Specifying <text:span text:style-name="T72">base</text:span><text:span text:style-name="T3"> recipes</text:span> is optional. In case no <text:span text:style-name="T72">base</text:span><text:span text:style-name="T3"> recipes</text:span> exist listing IDL files that are used in other <text:span text:style-name="T3">recipes</text:span> (either <text:span text:style-name="T72">base</text:span>, <text:span text:style-name="T3">connector</text:span>, <text:span text:style-name="T3">component</text:span> etc.) in the same project, APC will declare implicit <text:span text:style-name="T72">base</text:span><text:span text:style-name="T3"> recipes.</text:span></text:p>
      <text:p text:style-name="P23"/>
      <text:h text:style-name="P186" text:outline-level="3"/>
      <text:h text:style-name="P188" text:outline-level="3">State-Event Interface recipe</text:h>
      <text:p text:style-name="P34">A <text:span text:style-name="T8">state-event</text:span><text:span text:style-name="T3"> </text:span><text:span text:style-name="T8">interface </text:span><text:span text:style-name="T3">recipe</text:span> <text:span text:style-name="T45">can be</text:span> declared in a regular '*.aprc' recipe file bracketed with <text:span text:style-name="T44">a</text:span> scope declaration <text:span text:style-name="T44">like</text:span>:</text:p>
      <text:p text:style-name="P34"/>
      <text:p text:style-name="P174"><text:span text:style-name="T47">se_interface</text:span> 'my_<text:span text:style-name="T47">se_data</text:span>' do |<text:span text:style-name="T47">sei</text:span>|</text:p>
      <text:p text:style-name="P174"><text:s text:c="3"/>...</text:p>
      <text:p text:style-name="P174">end</text:p>
      <text:p text:style-name="P171"/>
      <text:p text:style-name="P37">Here 'my_<text:span text:style-name="T47">se</text:span>_<text:span text:style-name="T45">data</text:span>' specifies the <text:span text:style-name="T3">recipe_id</text:span> and |<text:span text:style-name="T47">sei</text:span>| specifies the &lt;recipe instance variable&gt;.</text:p>
      <text:p text:style-name="P27"/>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47">Property</text:p>
            </table:table-cell>
            <table:table-cell table:style-name="Table9.A1" office:value-type="string">
              <text:p text:style-name="P147">Type</text:p>
            </table:table-cell>
            <table:table-cell table:style-name="Table9.A1" office:value-type="string">
              <text:p text:style-name="P147">Description</text:p>
            </table:table-cell>
            <table:table-cell table:style-name="Table9.D1" office:value-type="string">
              <text:p text:style-name="P147">Syntax</text:p>
            </table:table-cell>
          </table:table-row>
        </table:table-header-rows>
        <table:table-row>
          <table:table-cell table:style-name="Table9.A3" office:value-type="string">
            <text:p text:style-name="P87">interface_name</text:p>
          </table:table-cell>
          <table:table-cell table:style-name="Table9.B3" office:value-type="string">
            <text:p text:style-name="P87">String</text:p>
          </table:table-cell>
          <table:table-cell table:style-name="Table9.C3" office:value-type="string">
            <text:p text:style-name="P79">Specifies <text:span text:style-name="T43">the base name for the (to be) generated IDL file of the State/Event interface.</text:span></text:p>
            <text:p text:style-name="P72">By default the recipe_id <text:span text:style-name="T48">concatenated with “_interface” </text:span>is used as base name.</text:p>
          </table:table-cell>
          <table:table-cell table:style-name="Table9.D3" office:value-type="string">
            <text:p text:style-name="P113">rcp<text:span text:style-name="T11">.</text:span><text:span text:style-name="T21">interface_name</text:span><text:span text:style-name="T11"> &lt;</text:span><text:span text:style-name="T21">string</text:span><text:span text:style-name="T11">&gt;</text:span></text:p>
            <text:p text:style-name="P130"/>
          </table:table-cell>
        </table:table-row>
        <table:table-row>
          <table:table-cell table:style-name="Table9.A3" office:value-type="string">
            <text:p text:style-name="P89">topic</text:p>
          </table:table-cell>
          <table:table-cell table:style-name="Table9.B3" office:value-type="string">
            <text:p text:style-name="P89">String</text:p>
          </table:table-cell>
          <table:table-cell table:style-name="Table9.C3" office:value-type="string">
            <text:p text:style-name="P89">Specifies the scoped IDL typename of the IDL defined type (from the IDL file specified by the 'idl' property) for which the State/Event interface is intended.</text:p>
          </table:table-cell>
          <table:table-cell table:style-name="Table9.D3" office:value-type="string">
            <text:p text:style-name="P121">rcp<text:span text:style-name="T11">.topic &lt;string&gt;</text:span></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Diamond_20_unfilled" draw:display-name="Diamond unfilled" svg:viewBox="0 0 3000 6000" svg:d="M1500 0l1500 3000-1500 3000-1500-3000zM1500 447l-1276 2553 1276 2553 1276-2553z"/>
    <draw:marker draw:name="Short_20_line_20_Arrow" draw:display-name="Short line Arrow" svg:viewBox="0 0 3000 3000" svg:d="M1500 0l1500 2789v211h-114l-1286-2392v2392h-200v-2392l-1286 2392h-114v-211z"/>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1p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09:26:31.935891675</meta:creation-date>
    <dc:date>2016-01-14T15:47:16.759385291</dc:date>
    <meta:editing-duration>P4DT6H18M56S</meta:editing-duration>
    <meta:editing-cycles>80</meta:editing-cycles>
    <meta:generator>LibreOffice/4.3.7.2$Linux_X86_64 LibreOffice_project/430m0$Build-2</meta:generator>
    <meta:document-statistic meta:table-count="13" meta:image-count="0" meta:object-count="0" meta:page-count="15" meta:paragraph-count="439" meta:word-count="2449" meta:character-count="16850" meta:non-whitespace-character-count="14578"/>
  </office:meta>
</office:document-meta>
</file>